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6cm"/>
    </style:style>
    <style:style style:name="co2" style:family="table-column">
      <style:table-column-properties fo:break-before="auto" style:column-width="3.039cm"/>
    </style:style>
    <style:style style:name="co3" style:family="table-column">
      <style:table-column-properties fo:break-before="auto" style:column-width="2.251cm"/>
    </style:style>
    <style:style style:name="co4" style:family="table-column">
      <style:table-column-properties fo:break-before="auto" style:column-width="2.14cm"/>
    </style:style>
    <style:style style:name="co5" style:family="table-column">
      <style:table-column-properties fo:break-before="auto" style:column-width="5.205cm"/>
    </style:style>
    <style:style style:name="co6" style:family="table-column">
      <style:table-column-properties fo:break-before="auto" style:column-width="2.589cm"/>
    </style:style>
    <style:style style:name="co7" style:family="table-column">
      <style:table-column-properties fo:break-before="auto" style:column-width="1.886cm"/>
    </style:style>
    <style:style style:name="co8" style:family="table-column">
      <style:table-column-properties fo:break-before="auto" style:column-width="5.741cm"/>
    </style:style>
    <style:style style:name="co9" style:family="table-column">
      <style:table-column-properties fo:break-before="auto" style:column-width="1.707cm"/>
    </style:style>
    <style:style style:name="co10" style:family="table-column">
      <style:table-column-properties fo:break-before="auto" style:column-width="3.307cm"/>
    </style:style>
    <style:style style:name="co11" style:family="table-column">
      <style:table-column-properties fo:break-before="auto" style:column-width="2.392cm"/>
    </style:style>
    <style:style style:name="co12" style:family="table-column">
      <style:table-column-properties fo:break-before="auto" style:column-width="2.95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PageStyle_5f_AMU">
      <style:table-properties table:display="true" style:writing-mode="lr-tb"/>
    </style:style>
    <style:style style:name="ta2" style:family="table" style:master-page-name="PageStyle_5f_Farm_20_summary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Excel_20_Built-in_20_Normal" style:data-style-name="N106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Excel_20_Built-in_20_Normal" style:data-style-name="N106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MU" table:style-name="ta1" table:print="false">
        <office:forms form:automatic-focus="false" form:apply-design-mode="false"/>
        <table:table-column table:style-name="co1" table:number-columns-repeated="4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006" table:default-cell-style-name="ce3"/>
        <table:table-row table:style-name="ro1">
          <table:table-cell table:style-name="ce1" office:value-type="string">
            <text:p>Farm ID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Numb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Period(mo)</text:p>
          </table:table-cell>
          <table:table-cell table:style-name="ce1" office:value-type="string">
            <text:p>Period(wk)</text:p>
          </table:table-cell>
          <table:table-cell table:style-name="ce1" office:value-type="string">
            <text:p>Products</text:p>
          </table:table-cell>
          <table:table-cell table:style-name="ce1" office:value-type="string">
            <text:p>Route</text:p>
          </table:table-cell>
          <table:table-cell table:style-name="ce1" office:value-type="string">
            <text:p>Formulation</text:p>
          </table:table-cell>
          <table:table-cell table:style-name="ce1" office:value-type="string">
            <text:p>Size (g)</text:p>
          </table:table-cell>
          <table:table-cell table:style-name="ce1" office:value-type="string">
            <text:p>AAI</text:p>
          </table:table-cell>
          <table:table-cell table:style-name="ce1" office:value-type="string">
            <text:p>AAI (g)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AAI Usage(mg)</text:p>
          </table:table-cell>
          <table:table-cell table:style-name="ce1" office:value-type="string">
            <text:p>U/C (mg)</text:p>
          </table:table-cell>
          <table:table-cell table:style-name="ce1" office:value-type="string">
            <text:p>U/C/W(mg)</text:p>
          </table:table-cell>
          <table:table-cell table:style-name="ce1" office:value-type="string">
            <text:p>group</text:p>
          </table:table-cell>
          <table:table-cell table:style-name="ce1" table:number-columns-repeated="1006"/>
        </table:table-row>
        <table:table-row table:style-name="ro1">
          <table:table-cell table:style-name="ce2" office:value-type="string">
            <text:p>Farm 001</text:p>
          </table:table-cell>
          <table:table-cell office:value-type="string">
            <text:p>Sokoto</text:p>
          </table:table-cell>
          <table:table-cell office:value-type="float" office:value="850">
            <text:p>850</text:p>
          </table:table-cell>
          <table:table-cell office:value-type="string">
            <text:p>Layers</text:p>
          </table:table-cell>
          <table:table-cell office:value-type="string">
            <text:p>Semi-commercial</text:p>
          </table:table-cell>
          <table:table-cell office:value-type="float" office:value="6">
            <text:p>6</text:p>
          </table:table-cell>
          <table:table-cell table:formula="of:=[.F2]*4" office:value-type="float" office:value="24">
            <text:p>24</text:p>
          </table:table-cell>
          <table:table-cell office:value-type="string">
            <text:p>Interseryl</text:p>
          </table:table-cell>
          <table:table-cell table:style-name="ce4" office:value-type="string">
            <text:p>Oral</text:p>
          </table:table-cell>
          <table:table-cell table:style-name="ce4" office:value-type="string">
            <text:p>Powder</text:p>
          </table:table-cell>
          <table:table-cell table:style-name="ce4" office:value-type="float" office:value="100">
            <text:p>100</text:p>
          </table:table-cell>
          <table:table-cell office:value-type="string">
            <text:p>Erythromycin</text:p>
          </table:table-cell>
          <table:table-cell office:value-type="float" office:value="3.5">
            <text:p>3,5</text:p>
          </table:table-cell>
          <table:table-cell table:style-name="ce4" office:value-type="float" office:value="3">
            <text:p>3</text:p>
          </table:table-cell>
          <table:table-cell table:formula="of:=[.M2]*[.N2]*1000" office:value-type="float" office:value="10500">
            <text:p>10500</text:p>
          </table:table-cell>
          <table:table-cell table:formula="of:=[.O2]/[.C2]" office:value-type="float" office:value="12.3529411764706">
            <text:p>12,3529411765</text:p>
          </table:table-cell>
          <table:table-cell table:style-name="ce7" table:formula="of:=[.P2]/[.G2]" office:value-type="float" office:value="0.514705882352941">
            <text:p>0,5</text:p>
          </table:table-cell>
          <table:table-cell table:number-columns-repeated="1007"/>
        </table:table-row>
        <table:table-row table:style-name="ro1">
          <table:table-cell table:style-name="ce2"/>
          <table:table-cell/>
          <table:table-cell office:value-type="float" office:value="850">
            <text:p>850</text:p>
          </table:table-cell>
          <table:table-cell table:number-columns-repeated="3"/>
          <table:table-cell office:value-type="float" office:value="24">
            <text:p>24</text:p>
          </table:table-cell>
          <table:table-cell/>
          <table:table-cell table:style-name="ce4" table:number-columns-repeated="3"/>
          <table:table-cell office:value-type="string">
            <text:p>Oxytetracycline</text:p>
          </table:table-cell>
          <table:table-cell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formula="of:=[.M3]*[.N3]*1000" office:value-type="float" office:value="15000">
            <text:p>15000</text:p>
          </table:table-cell>
          <table:table-cell table:formula="of:=[.O3]/[.C3]" office:value-type="float" office:value="17.6470588235294">
            <text:p>17,6470588235</text:p>
          </table:table-cell>
          <table:table-cell table:style-name="ce7" table:formula="of:=[.P3]/[.G3]" office:value-type="float" office:value="0.735294117647059">
            <text:p>0,7</text:p>
          </table:table-cell>
          <table:table-cell table:number-columns-repeated="1007"/>
        </table:table-row>
        <table:table-row table:style-name="ro1">
          <table:table-cell table:style-name="ce2"/>
          <table:table-cell/>
          <table:table-cell office:value-type="float" office:value="850">
            <text:p>850</text:p>
          </table:table-cell>
          <table:table-cell table:number-columns-repeated="3"/>
          <table:table-cell office:value-type="float" office:value="24">
            <text:p>24</text:p>
          </table:table-cell>
          <table:table-cell/>
          <table:table-cell table:style-name="ce4" table:number-columns-repeated="3"/>
          <table:table-cell office:value-type="string">
            <text:p>Streptomycin</text:p>
          </table:table-cell>
          <table:table-cell office:value-type="float" office:value="3.5">
            <text:p>3,5</text:p>
          </table:table-cell>
          <table:table-cell table:style-name="ce4" office:value-type="float" office:value="3">
            <text:p>3</text:p>
          </table:table-cell>
          <table:table-cell table:formula="of:=[.M4]*[.N4]*1000" office:value-type="float" office:value="10500">
            <text:p>10500</text:p>
          </table:table-cell>
          <table:table-cell table:formula="of:=[.O4]/[.C4]" office:value-type="float" office:value="12.3529411764706">
            <text:p>12,3529411765</text:p>
          </table:table-cell>
          <table:table-cell table:style-name="ce7" table:formula="of:=[.P4]/[.G4]" office:value-type="float" office:value="0.514705882352941">
            <text:p>0,5</text:p>
          </table:table-cell>
          <table:table-cell table:number-columns-repeated="1007"/>
        </table:table-row>
        <table:table-row table:style-name="ro1">
          <table:table-cell table:style-name="ce2"/>
          <table:table-cell/>
          <table:table-cell office:value-type="float" office:value="850">
            <text:p>850</text:p>
          </table:table-cell>
          <table:table-cell table:number-columns-repeated="3"/>
          <table:table-cell office:value-type="float" office:value="24">
            <text:p>24</text:p>
          </table:table-cell>
          <table:table-cell/>
          <table:table-cell table:style-name="ce4" table:number-columns-repeated="3"/>
          <table:table-cell office:value-type="string">
            <text:p>Colistin</text:p>
          </table:table-cell>
          <table:table-cell office:value-type="float" office:value="16">
            <text:p>16</text:p>
          </table:table-cell>
          <table:table-cell table:style-name="ce4" office:value-type="float" office:value="3">
            <text:p>3</text:p>
          </table:table-cell>
          <table:table-cell table:formula="of:=[.M5]*[.N5]*1000" office:value-type="float" office:value="48000">
            <text:p>48000</text:p>
          </table:table-cell>
          <table:table-cell table:formula="of:=[.O5]/[.C5]" office:value-type="float" office:value="56.4705882352941">
            <text:p>56,4705882353</text:p>
          </table:table-cell>
          <table:table-cell table:style-name="ce7" table:formula="of:=[.P5]/[.G5]" office:value-type="float" office:value="2.35294117647059">
            <text:p>2,4</text:p>
          </table:table-cell>
          <table:table-cell table:number-columns-repeated="1007"/>
        </table:table-row>
        <table:table-row table:style-name="ro1">
          <table:table-cell table:style-name="ce2"/>
          <table:table-cell/>
          <table:table-cell office:value-type="float" office:value="850">
            <text:p>850</text:p>
          </table:table-cell>
          <table:table-cell table:number-columns-repeated="3"/>
          <table:table-cell office:value-type="float" office:value="24">
            <text:p>24</text:p>
          </table:table-cell>
          <table:table-cell table:style-name="ce4" office:value-type="string">
            <text:p>Amprocox</text:p>
          </table:table-cell>
          <table:table-cell table:style-name="ce4" office:value-type="string">
            <text:p>Oral</text:p>
          </table:table-cell>
          <table:table-cell table:style-name="ce4" office:value-type="string">
            <text:p>Powder</text:p>
          </table:table-cell>
          <table:table-cell table:style-name="ce4" office:value-type="float" office:value="100">
            <text:p>100</text:p>
          </table:table-cell>
          <table:table-cell office:value-type="string">
            <text:p>Amprolium</text:p>
          </table:table-cell>
          <table:table-cell office:value-type="float" office:value="20">
            <text:p>20</text:p>
          </table:table-cell>
          <table:table-cell table:style-name="ce4" office:value-type="float" office:value="5">
            <text:p>5</text:p>
          </table:table-cell>
          <table:table-cell table:formula="of:=[.M6]*[.N6]*1000" office:value-type="float" office:value="100000">
            <text:p>100000</text:p>
          </table:table-cell>
          <table:table-cell table:formula="of:=[.O6]/[.C6]" office:value-type="float" office:value="117.647058823529">
            <text:p>117,6470588235</text:p>
          </table:table-cell>
          <table:table-cell table:style-name="ce7" table:formula="of:=[.P6]/[.G6]" office:value-type="float" office:value="4.90196078431373">
            <text:p>4,9</text:p>
          </table:table-cell>
          <table:table-cell table:number-columns-repeated="1007"/>
        </table:table-row>
        <table:table-row table:style-name="ro1">
          <table:table-cell table:style-name="ce2"/>
          <table:table-cell/>
          <table:table-cell office:value-type="float" office:value="850">
            <text:p>850</text:p>
          </table:table-cell>
          <table:table-cell table:number-columns-repeated="3"/>
          <table:table-cell office:value-type="float" office:value="24">
            <text:p>24</text:p>
          </table:table-cell>
          <table:table-cell table:style-name="ce4" table:number-columns-repeated="4"/>
          <table:table-cell office:value-type="string">
            <text:p>Sulphaquinozalone</text:p>
          </table:table-cell>
          <table:table-cell office:value-type="float" office:value="15">
            <text:p>15</text:p>
          </table:table-cell>
          <table:table-cell table:style-name="ce4" office:value-type="float" office:value="5">
            <text:p>5</text:p>
          </table:table-cell>
          <table:table-cell table:formula="of:=[.M7]*[.N7]*1000" office:value-type="float" office:value="75000">
            <text:p>75000</text:p>
          </table:table-cell>
          <table:table-cell table:formula="of:=[.O7]/[.C7]" office:value-type="float" office:value="88.2352941176471">
            <text:p>88,2352941176</text:p>
          </table:table-cell>
          <table:table-cell table:style-name="ce7" table:formula="of:=[.P7]/[.G7]" office:value-type="float" office:value="3.67647058823529">
            <text:p>3,7</text:p>
          </table:table-cell>
          <table:table-cell table:number-columns-repeated="1007"/>
        </table:table-row>
        <table:table-row table:style-name="ro1">
          <table:table-cell table:style-name="ce2"/>
          <table:table-cell/>
          <table:table-cell office:value-type="float" office:value="850">
            <text:p>85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Sulphamix</text:p>
          </table:table-cell>
          <table:table-cell table:style-name="ce5" office:value-type="string">
            <text:p>Oral</text:p>
          </table:table-cell>
          <table:table-cell office:value-type="string">
            <text:p>Powder</text:p>
          </table:table-cell>
          <table:table-cell table:style-name="ce6" office:value-type="float" office:value="100">
            <text:p>100</text:p>
          </table:table-cell>
          <table:table-cell office:value-type="string">
            <text:p>Sulphadimidine</text:p>
          </table:table-cell>
          <table:table-cell office:value-type="float" office:value="12.5">
            <text:p>12,5</text:p>
          </table:table-cell>
          <table:table-cell table:style-name="ce6" office:value-type="float" office:value="1">
            <text:p>1</text:p>
          </table:table-cell>
          <table:table-cell table:formula="of:=[.M8]*[.N8]*1000" office:value-type="float" office:value="12500">
            <text:p>12500</text:p>
          </table:table-cell>
          <table:table-cell table:formula="of:=[.O8]/[.C8]" office:value-type="float" office:value="14.7058823529412">
            <text:p>14,7058823529</text:p>
          </table:table-cell>
          <table:table-cell table:style-name="ce7" table:formula="of:=[.P8]/[.G8]" office:value-type="float" office:value="0.612745098039216">
            <text:p>0,6</text:p>
          </table:table-cell>
          <table:table-cell table:number-columns-repeated="1007"/>
        </table:table-row>
        <table:table-row table:style-name="ro1">
          <table:table-cell table:style-name="ce2"/>
          <table:table-cell/>
          <table:table-cell office:value-type="float" office:value="850">
            <text:p>850</text:p>
          </table:table-cell>
          <table:table-cell table:number-columns-repeated="3"/>
          <table:table-cell office:value-type="float" office:value="24">
            <text:p>24</text:p>
          </table:table-cell>
          <table:table-cell/>
          <table:table-cell table:style-name="ce5"/>
          <table:table-cell/>
          <table:table-cell table:style-name="ce6"/>
          <table:table-cell office:value-type="string">
            <text:p>Sulphadiazine</text:p>
          </table:table-cell>
          <table:table-cell office:value-type="float" office:value="12.5">
            <text:p>12,5</text:p>
          </table:table-cell>
          <table:table-cell table:style-name="ce6" office:value-type="float" office:value="1">
            <text:p>1</text:p>
          </table:table-cell>
          <table:table-cell table:formula="of:=[.M9]*[.N9]*1000" office:value-type="float" office:value="12500">
            <text:p>12500</text:p>
          </table:table-cell>
          <table:table-cell table:formula="of:=[.O9]/[.C9]" office:value-type="float" office:value="14.7058823529412">
            <text:p>14,7058823529</text:p>
          </table:table-cell>
          <table:table-cell table:style-name="ce7" table:formula="of:=[.P9]/[.G9]" office:value-type="float" office:value="0.612745098039216">
            <text:p>0,6</text:p>
          </table:table-cell>
          <table:table-cell table:number-columns-repeated="1007"/>
        </table:table-row>
        <table:table-row table:style-name="ro1">
          <table:table-cell table:style-name="ce2"/>
          <table:table-cell/>
          <table:table-cell office:value-type="float" office:value="850">
            <text:p>850</text:p>
          </table:table-cell>
          <table:table-cell table:number-columns-repeated="3"/>
          <table:table-cell office:value-type="float" office:value="24">
            <text:p>24</text:p>
          </table:table-cell>
          <table:table-cell/>
          <table:table-cell table:style-name="ce5"/>
          <table:table-cell/>
          <table:table-cell table:style-name="ce6"/>
          <table:table-cell office:value-type="string">
            <text:p>Sulphathiazole</text:p>
          </table:table-cell>
          <table:table-cell office:value-type="float" office:value="12.5">
            <text:p>12,5</text:p>
          </table:table-cell>
          <table:table-cell table:style-name="ce6" office:value-type="float" office:value="1">
            <text:p>1</text:p>
          </table:table-cell>
          <table:table-cell table:formula="of:=[.M10]*[.N10]*1000" office:value-type="float" office:value="12500">
            <text:p>12500</text:p>
          </table:table-cell>
          <table:table-cell table:formula="of:=[.O10]/[.C10]" office:value-type="float" office:value="14.7058823529412">
            <text:p>14,7058823529</text:p>
          </table:table-cell>
          <table:table-cell table:style-name="ce7" table:formula="of:=[.P10]/[.G10]" office:value-type="float" office:value="0.612745098039216">
            <text:p>0,6</text:p>
          </table:table-cell>
          <table:table-cell table:number-columns-repeated="1007"/>
        </table:table-row>
        <table:table-row table:style-name="ro1">
          <table:table-cell table:style-name="ce2"/>
          <table:table-cell/>
          <table:table-cell office:value-type="float" office:value="850">
            <text:p>85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Amoxy-col</text:p>
          </table:table-cell>
          <table:table-cell table:style-name="ce4" office:value-type="string">
            <text:p>Oral</text:p>
          </table:table-cell>
          <table:table-cell table:style-name="ce4" office:value-type="string">
            <text:p>Powder</text:p>
          </table:table-cell>
          <table:table-cell table:style-name="ce6" office:value-type="float" office:value="100">
            <text:p>100</text:p>
          </table:table-cell>
          <table:table-cell office:value-type="string">
            <text:p>Amoxycillin</text:p>
          </table:table-cell>
          <table:table-cell office:value-type="float" office:value="20">
            <text:p>20</text:p>
          </table:table-cell>
          <table:table-cell table:style-name="ce6" office:value-type="float" office:value="2">
            <text:p>2</text:p>
          </table:table-cell>
          <table:table-cell table:formula="of:=[.M11]*[.N11]*1000" office:value-type="float" office:value="40000">
            <text:p>40000</text:p>
          </table:table-cell>
          <table:table-cell table:formula="of:=[.O11]/[.C11]" office:value-type="float" office:value="47.0588235294118">
            <text:p>47,0588235294</text:p>
          </table:table-cell>
          <table:table-cell table:style-name="ce7" table:formula="of:=[.P11]/[.G11]" office:value-type="float" office:value="1.96078431372549">
            <text:p>2,0</text:p>
          </table:table-cell>
          <table:table-cell table:number-columns-repeated="1007"/>
        </table:table-row>
        <table:table-row table:style-name="ro1">
          <table:table-cell table:style-name="ce2"/>
          <table:table-cell/>
          <table:table-cell office:value-type="float" office:value="850">
            <text:p>850</text:p>
          </table:table-cell>
          <table:table-cell table:number-columns-repeated="3"/>
          <table:table-cell office:value-type="float" office:value="24">
            <text:p>24</text:p>
          </table:table-cell>
          <table:table-cell/>
          <table:table-cell table:style-name="ce4" table:number-columns-repeated="2"/>
          <table:table-cell/>
          <table:table-cell office:value-type="string">
            <text:p>Colistin</text:p>
          </table:table-cell>
          <table:table-cell office:value-type="float" office:value="80">
            <text:p>80</text:p>
          </table:table-cell>
          <table:table-cell table:style-name="ce6" office:value-type="float" office:value="2">
            <text:p>2</text:p>
          </table:table-cell>
          <table:table-cell table:formula="of:=[.M12]*[.N12]*1000" office:value-type="float" office:value="160000">
            <text:p>160000</text:p>
          </table:table-cell>
          <table:table-cell table:formula="of:=[.O12]/[.C12]" office:value-type="float" office:value="188.235294117647">
            <text:p>188,2352941176</text:p>
          </table:table-cell>
          <table:table-cell table:style-name="ce7" table:formula="of:=[.P12]/[.G12]" office:value-type="float" office:value="7.84313725490196">
            <text:p>7,8</text:p>
          </table:table-cell>
          <table:table-cell table:number-columns-repeated="1007"/>
        </table:table-row>
        <table:table-row table:style-name="ro1">
          <table:table-cell table:style-name="ce2"/>
          <table:table-cell/>
          <table:table-cell office:value-type="float" office:value="850">
            <text:p>85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Tylo-Dox Extra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Tylosine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M13]*[.N13]*1000" office:value-type="float" office:value="50000">
            <text:p>50000</text:p>
          </table:table-cell>
          <table:table-cell table:formula="of:=[.O13]/[.C13]" office:value-type="float" office:value="58.8235294117647">
            <text:p>58,8235294118</text:p>
          </table:table-cell>
          <table:table-cell table:style-name="ce7" table:formula="of:=[.P13]/[.G13]" office:value-type="float" office:value="2.45098039215686">
            <text:p>2,5</text:p>
          </table:table-cell>
          <table:table-cell table:number-columns-repeated="1007"/>
        </table:table-row>
        <table:table-row table:style-name="ro1">
          <table:table-cell table:style-name="ce2"/>
          <table:table-cell/>
          <table:table-cell office:value-type="float" office:value="850">
            <text:p>85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Doxycycline</text:p>
          </table:table-cell>
          <table:table-cell office:value-type="float" office:value="20">
            <text:p>20</text:p>
          </table:table-cell>
          <table:table-cell table:style-name="ce6" office:value-type="float" office:value="5">
            <text:p>5</text:p>
          </table:table-cell>
          <table:table-cell table:formula="of:=[.M14]*[.N14]*1000" office:value-type="float" office:value="100000">
            <text:p>100000</text:p>
          </table:table-cell>
          <table:table-cell table:formula="of:=[.O14]/[.C14]" office:value-type="float" office:value="117.647058823529">
            <text:p>117,6470588235</text:p>
          </table:table-cell>
          <table:table-cell table:style-name="ce7" table:formula="of:=[.P14]/[.G14]" office:value-type="float" office:value="4.90196078431373">
            <text:p>4,9</text:p>
          </table:table-cell>
          <table:table-cell table:number-columns-repeated="1007"/>
        </table:table-row>
        <table:table-row table:style-name="ro1">
          <table:table-cell table:style-name="ce2"/>
          <table:table-cell/>
          <table:table-cell office:value-type="float" office:value="850">
            <text:p>85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Doxy-Gen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Doxycyclin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M15]*[.N15]*1000" office:value-type="float" office:value="20000">
            <text:p>20000</text:p>
          </table:table-cell>
          <table:table-cell table:formula="of:=[.O15]/[.C15]" office:value-type="float" office:value="23.5294117647059">
            <text:p>23,5294117647</text:p>
          </table:table-cell>
          <table:table-cell table:style-name="ce7" table:formula="of:=[.P15]/[.G15]" office:value-type="float" office:value="0.980392156862745">
            <text:p>1,0</text:p>
          </table:table-cell>
          <table:table-cell table:number-columns-repeated="1007"/>
        </table:table-row>
        <table:table-row table:style-name="ro1">
          <table:table-cell table:style-name="ce2"/>
          <table:table-cell/>
          <table:table-cell office:value-type="float" office:value="850">
            <text:p>85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Gentamicin</text:p>
          </table:table-cell>
          <table:table-cell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formula="of:=[.M16]*[.N16]*1000" office:value-type="float" office:value="20000">
            <text:p>20000</text:p>
          </table:table-cell>
          <table:table-cell table:formula="of:=[.O16]/[.C16]" office:value-type="float" office:value="23.5294117647059">
            <text:p>23,5294117647</text:p>
          </table:table-cell>
          <table:table-cell table:style-name="ce7" table:formula="of:=[.P16]/[.G16]" office:value-type="float" office:value="0.980392156862745">
            <text:p>1,0</text:p>
          </table:table-cell>
          <table:table-cell table:number-columns-repeated="1007"/>
        </table:table-row>
        <table:table-row table:style-name="ro1">
          <table:table-cell table:style-name="ce2"/>
          <table:table-cell/>
          <table:table-cell office:value-type="float" office:value="850">
            <text:p>85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Colizal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Tylosine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M17]*[.N17]*1000" office:value-type="float" office:value="15000">
            <text:p>15000</text:p>
          </table:table-cell>
          <table:table-cell table:formula="of:=[.O17]/[.C17]" office:value-type="float" office:value="17.6470588235294">
            <text:p>17,6470588235</text:p>
          </table:table-cell>
          <table:table-cell table:style-name="ce7" table:formula="of:=[.P17]/[.G17]" office:value-type="float" office:value="0.735294117647059">
            <text:p>0,7</text:p>
          </table:table-cell>
          <table:table-cell table:number-columns-repeated="1007"/>
        </table:table-row>
        <table:table-row table:style-name="ro1">
          <table:table-cell table:style-name="ce2"/>
          <table:table-cell/>
          <table:table-cell office:value-type="float" office:value="850">
            <text:p>85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Erythromycin</text:p>
          </table:table-cell>
          <table:table-cell office:value-type="float" office:value="12.5">
            <text:p>12,5</text:p>
          </table:table-cell>
          <table:table-cell table:style-name="ce6" office:value-type="float" office:value="1">
            <text:p>1</text:p>
          </table:table-cell>
          <table:table-cell table:formula="of:=[.M18]*[.N18]*1000" office:value-type="float" office:value="12500">
            <text:p>12500</text:p>
          </table:table-cell>
          <table:table-cell table:formula="of:=[.O18]/[.C18]" office:value-type="float" office:value="14.7058823529412">
            <text:p>14,7058823529</text:p>
          </table:table-cell>
          <table:table-cell table:style-name="ce7" table:formula="of:=[.P18]/[.G18]" office:value-type="float" office:value="0.612745098039216">
            <text:p>0,6</text:p>
          </table:table-cell>
          <table:table-cell table:number-columns-repeated="1007"/>
        </table:table-row>
        <table:table-row table:style-name="ro1">
          <table:table-cell table:style-name="ce2"/>
          <table:table-cell/>
          <table:table-cell office:value-type="float" office:value="850">
            <text:p>850</text:p>
          </table:table-cell>
          <table:table-cell table:number-columns-repeated="3"/>
          <table:table-cell office:value-type="float" office:value="24">
            <text:p>24</text:p>
          </table:table-cell>
          <table:table-cell/>
          <table:table-cell office:value-type="string">
            <text:p>Oral</text:p>
          </table:table-cell>
          <table:table-cell office:value-type="string">
            <text:p>Powder</text:p>
          </table:table-cell>
          <table:table-cell/>
          <table:table-cell office:value-type="string">
            <text:p>Neomycin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M19]*[.N19]*1000" office:value-type="float" office:value="20000">
            <text:p>20000</text:p>
          </table:table-cell>
          <table:table-cell table:formula="of:=[.O19]/[.C19]" office:value-type="float" office:value="23.5294117647059">
            <text:p>23,5294117647</text:p>
          </table:table-cell>
          <table:table-cell table:style-name="ce7" table:formula="of:=[.P19]/[.G19]" office:value-type="float" office:value="0.980392156862745">
            <text:p>1,0</text:p>
          </table:table-cell>
          <table:table-cell table:number-columns-repeated="1007"/>
        </table:table-row>
        <table:table-row table:style-name="ro1">
          <table:table-cell table:style-name="ce2"/>
          <table:table-cell/>
          <table:table-cell/>
          <table:table-cell table:number-columns-repeated="9"/>
          <table:table-cell table:number-columns-repeated="2"/>
          <table:table-cell table:formula="of:=[.M20]*[.N20]*1000" office:value-type="float" office:value="0">
            <text:p>0</text:p>
          </table:table-cell>
          <table:table-cell table:formula="of:=[.O20]/[.C20]" office:value-type="float" office:value="0">
            <text:p>#DIV/0!</text:p>
          </table:table-cell>
          <table:table-cell table:style-name="ce8" table:formula="of:=SUM([.Q2:.Q19])" office:value-type="float" office:value="35.9803921568627">
            <text:p>36,0</text:p>
          </table:table-cell>
          <table:table-cell table:number-columns-repeated="1007"/>
        </table:table-row>
        <table:table-row table:style-name="ro1">
          <table:table-cell office:value-type="string">
            <text:p>Farm 02</text:p>
          </table:table-cell>
          <table:table-cell office:value-type="string">
            <text:p>Sokoto</text:p>
          </table:table-cell>
          <table:table-cell office:value-type="float" office:value="200">
            <text:p>200</text:p>
          </table:table-cell>
          <table:table-cell office:value-type="string">
            <text:p>Broilers</text:p>
          </table:table-cell>
          <table:table-cell office:value-type="string">
            <text:p>Backyard</text:p>
          </table:table-cell>
          <table:table-cell office:value-type="float" office:value="1.5">
            <text:p>1,5</text:p>
          </table:table-cell>
          <table:table-cell table:formula="of:=[.F21]*4" office:value-type="float" office:value="6">
            <text:p>6</text:p>
          </table:table-cell>
          <table:table-cell office:value-type="string">
            <text:p>Doxityl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string">
            <text:p>Doxycyclin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M21]*[.N21]*1000" office:value-type="float" office:value="10000">
            <text:p>10000</text:p>
          </table:table-cell>
          <table:table-cell table:formula="of:=[.O21]/[.C21]" office:value-type="float" office:value="50">
            <text:p>50</text:p>
          </table:table-cell>
          <table:table-cell table:style-name="ce7" table:formula="of:=[.P21]/[.G21]" office:value-type="float" office:value="8.33333333333333">
            <text:p>8,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Tylosin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M22]*[.N22]*1000" office:value-type="float" office:value="10000">
            <text:p>10000</text:p>
          </table:table-cell>
          <table:table-cell table:formula="of:=[.O22]/[.C22]" office:value-type="float" office:value="50">
            <text:p>50</text:p>
          </table:table-cell>
          <table:table-cell table:style-name="ce7" table:formula="of:=[.P22]/[.G22]" office:value-type="float" office:value="8.33333333333333">
            <text:p>8,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Interseryl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Erythromycin</text:p>
          </table:table-cell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table:formula="of:=[.M23]*[.N23]*1000" office:value-type="float" office:value="3500">
            <text:p>3500</text:p>
          </table:table-cell>
          <table:table-cell table:formula="of:=[.O23]/[.C23]" office:value-type="float" office:value="17.5">
            <text:p>17,5</text:p>
          </table:table-cell>
          <table:table-cell table:style-name="ce7" table:formula="of:=[.P23]/[.G23]" office:value-type="float" office:value="2.91666666666667">
            <text:p>2,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Oxytetracyclin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M24]*[.N24]*1000" office:value-type="float" office:value="5000">
            <text:p>5000</text:p>
          </table:table-cell>
          <table:table-cell table:formula="of:=[.O24]/[.C24]" office:value-type="float" office:value="25">
            <text:p>25</text:p>
          </table:table-cell>
          <table:table-cell table:style-name="ce7" table:formula="of:=[.P24]/[.G24]" office:value-type="float" office:value="4.16666666666667">
            <text:p>4,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Streptomycin</text:p>
          </table:table-cell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table:formula="of:=[.M25]*[.N25]*1000" office:value-type="float" office:value="3500">
            <text:p>3500</text:p>
          </table:table-cell>
          <table:table-cell table:formula="of:=[.O25]/[.C25]" office:value-type="float" office:value="17.5">
            <text:p>17,5</text:p>
          </table:table-cell>
          <table:table-cell table:style-name="ce7" table:formula="of:=[.P25]/[.G25]" office:value-type="float" office:value="2.91666666666667">
            <text:p>2,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Colisti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M26]*[.N26]*1000" office:value-type="float" office:value="16000">
            <text:p>16000</text:p>
          </table:table-cell>
          <table:table-cell table:formula="of:=[.O26]/[.C26]" office:value-type="float" office:value="80">
            <text:p>80</text:p>
          </table:table-cell>
          <table:table-cell table:style-name="ce7" table:formula="of:=[.P26]/[.G26]" office:value-type="float" office:value="13.3333333333333">
            <text:p>13,3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27]*[.N27]*1000" office:value-type="float" office:value="0">
            <text:p>0</text:p>
          </table:table-cell>
          <table:table-cell table:formula="of:=[.O27]/[.C27]" office:value-type="float" office:value="0">
            <text:p>#DIV/0!</text:p>
          </table:table-cell>
          <table:table-cell table:style-name="ce8" table:formula="of:=SUM([.Q21:.Q26])" office:value-type="float" office:value="40">
            <text:p>40,0</text:p>
          </table:table-cell>
          <table:table-cell table:number-columns-repeated="1007"/>
        </table:table-row>
        <table:table-row table:style-name="ro1">
          <table:table-cell office:value-type="string">
            <text:p>Farm 03</text:p>
          </table:table-cell>
          <table:table-cell office:value-type="string">
            <text:p>Sokoto</text:p>
          </table:table-cell>
          <table:table-cell office:value-type="float" office:value="200">
            <text:p>200</text:p>
          </table:table-cell>
          <table:table-cell office:value-type="string">
            <text:p>Broilers</text:p>
          </table:table-cell>
          <table:table-cell office:value-type="string">
            <text:p>Backyard</text:p>
          </table:table-cell>
          <table:table-cell office:value-type="float" office:value="1.5">
            <text:p>1,5</text:p>
          </table:table-cell>
          <table:table-cell table:formula="of:=[.F28]*4" office:value-type="float" office:value="6">
            <text:p>6</text:p>
          </table:table-cell>
          <table:table-cell office:value-type="string">
            <text:p>Tydovet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Tylosine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M28]*[.N28]*1000" office:value-type="float" office:value="30000">
            <text:p>30000</text:p>
          </table:table-cell>
          <table:table-cell table:formula="of:=[.O28]/[.C28]" office:value-type="float" office:value="150">
            <text:p>150</text:p>
          </table:table-cell>
          <table:table-cell table:style-name="ce7" table:formula="of:=[.P28]/[.G28]" office:value-type="float" office:value="25">
            <text:p>25,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Doxycycline</text:p>
          </table:table-cell>
          <table:table-cell office:value-type="float" office:value="12.5">
            <text:p>12,5</text:p>
          </table:table-cell>
          <table:table-cell office:value-type="float" office:value="3">
            <text:p>3</text:p>
          </table:table-cell>
          <table:table-cell table:formula="of:=[.M29]*[.N29]*1000" office:value-type="float" office:value="37500">
            <text:p>37500</text:p>
          </table:table-cell>
          <table:table-cell table:formula="of:=[.O29]/[.C29]" office:value-type="float" office:value="187.5">
            <text:p>187,5</text:p>
          </table:table-cell>
          <table:table-cell table:style-name="ce7" table:formula="of:=[.P29]/[.G29]" office:value-type="float" office:value="31.25">
            <text:p>31,3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30]*[.N30]*1000" office:value-type="float" office:value="0">
            <text:p>0</text:p>
          </table:table-cell>
          <table:table-cell table:formula="of:=[.O30]/[.C30]" office:value-type="float" office:value="0">
            <text:p>#DIV/0!</text:p>
          </table:table-cell>
          <table:table-cell table:style-name="ce8" table:formula="of:=SUM([.Q28:.Q29])" office:value-type="float" office:value="56.25">
            <text:p>56,3</text:p>
          </table:table-cell>
          <table:table-cell table:number-columns-repeated="1007"/>
        </table:table-row>
        <table:table-row table:style-name="ro1">
          <table:table-cell office:value-type="string">
            <text:p>Farm 04</text:p>
          </table:table-cell>
          <table:table-cell office:value-type="string">
            <text:p>Sokoto</text:p>
          </table:table-cell>
          <table:table-cell office:value-type="float" office:value="2300">
            <text:p>2300</text:p>
          </table:table-cell>
          <table:table-cell office:value-type="string">
            <text:p>Layers</text:p>
          </table:table-cell>
          <table:table-cell office:value-type="string">
            <text:p>Small scale</text:p>
          </table:table-cell>
          <table:table-cell office:value-type="float" office:value="6">
            <text:p>6</text:p>
          </table:table-cell>
          <table:table-cell table:formula="of:=[.F31]*4" office:value-type="float" office:value="24">
            <text:p>24</text:p>
          </table:table-cell>
          <table:table-cell office:value-type="string">
            <text:p>Kenflox 20 %</text:p>
          </table:table-cell>
          <table:table-cell office:value-type="string">
            <text:p>Oral</text:p>
          </table:table-cell>
          <table:table-cell office:value-type="string">
            <text:p>Suspension</text:p>
          </table:table-cell>
          <table:table-cell office:value-type="float" office:value="40">
            <text:p>40</text:p>
          </table:table-cell>
          <table:table-cell office:value-type="string">
            <text:p>Enrofloxacin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[.M31]*[.N31]*1000" office:value-type="float" office:value="120000">
            <text:p>120000</text:p>
          </table:table-cell>
          <table:table-cell table:formula="of:=[.O31]/[.C31]" office:value-type="float" office:value="52.1739130434783">
            <text:p>52,1739130435</text:p>
          </table:table-cell>
          <table:table-cell table:style-name="ce7" table:formula="of:=[.P31]/[.G31]" office:value-type="float" office:value="2.17391304347826">
            <text:p>2,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300">
            <text:p>23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Keproceryl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Colistin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[.M32]*[.N32]*1000" office:value-type="float" office:value="216000">
            <text:p>216000</text:p>
          </table:table-cell>
          <table:table-cell table:formula="of:=[.O32]/[.C32]" office:value-type="float" office:value="93.9130434782609">
            <text:p>93,9130434783</text:p>
          </table:table-cell>
          <table:table-cell table:style-name="ce7" table:formula="of:=[.P32]/[.G32]" office:value-type="float" office:value="3.91304347826087">
            <text:p>3,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300">
            <text:p>23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Oxytetracycline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[.M33]*[.N33]*1000" office:value-type="float" office:value="60000">
            <text:p>60000</text:p>
          </table:table-cell>
          <table:table-cell table:formula="of:=[.O33]/[.C33]" office:value-type="float" office:value="26.0869565217391">
            <text:p>26,0869565217</text:p>
          </table:table-cell>
          <table:table-cell table:style-name="ce7" table:formula="of:=[.P33]/[.G33]" office:value-type="float" office:value="1.08695652173913">
            <text:p>1,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300">
            <text:p>23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Erythromycin</text:p>
          </table:table-cell>
          <table:table-cell office:value-type="float" office:value="3.5">
            <text:p>3,5</text:p>
          </table:table-cell>
          <table:table-cell office:value-type="float" office:value="12">
            <text:p>12</text:p>
          </table:table-cell>
          <table:table-cell table:formula="of:=[.M34]*[.N34]*1000" office:value-type="float" office:value="42000">
            <text:p>42000</text:p>
          </table:table-cell>
          <table:table-cell table:formula="of:=[.O34]/[.C34]" office:value-type="float" office:value="18.2608695652174">
            <text:p>18,2608695652</text:p>
          </table:table-cell>
          <table:table-cell table:style-name="ce7" table:formula="of:=[.P34]/[.G34]" office:value-type="float" office:value="0.760869565217391">
            <text:p>0,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300">
            <text:p>23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Streptomycin</text:p>
          </table:table-cell>
          <table:table-cell office:value-type="float" office:value="3.5">
            <text:p>3,5</text:p>
          </table:table-cell>
          <table:table-cell office:value-type="float" office:value="12">
            <text:p>12</text:p>
          </table:table-cell>
          <table:table-cell table:formula="of:=[.M35]*[.N35]*1000" office:value-type="float" office:value="42000">
            <text:p>42000</text:p>
          </table:table-cell>
          <table:table-cell table:formula="of:=[.O35]/[.C35]" office:value-type="float" office:value="18.2608695652174">
            <text:p>18,2608695652</text:p>
          </table:table-cell>
          <table:table-cell table:style-name="ce7" table:formula="of:=[.P35]/[.G35]" office:value-type="float" office:value="0.760869565217391">
            <text:p>0,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300">
            <text:p>23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Intergendox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Doxycycline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[.M36]*[.N36]*1000" office:value-type="float" office:value="140000">
            <text:p>140000</text:p>
          </table:table-cell>
          <table:table-cell table:formula="of:=[.O36]/[.C36]" office:value-type="float" office:value="60.8695652173913">
            <text:p>60,8695652174</text:p>
          </table:table-cell>
          <table:table-cell table:style-name="ce7" table:formula="of:=[.P36]/[.G36]" office:value-type="float" office:value="2.53623188405797">
            <text:p>2,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300">
            <text:p>23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Gentamicin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formula="of:=[.M37]*[.N37]*1000" office:value-type="float" office:value="70000">
            <text:p>70000</text:p>
          </table:table-cell>
          <table:table-cell table:formula="of:=[.O37]/[.C37]" office:value-type="float" office:value="30.4347826086957">
            <text:p>30,4347826087</text:p>
          </table:table-cell>
          <table:table-cell table:style-name="ce7" table:formula="of:=[.P37]/[.G37]" office:value-type="float" office:value="1.26811594202899">
            <text:p>1,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300">
            <text:p>23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Doxy-gen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Doxycycline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[.M38]*[.N38]*1000" office:value-type="float" office:value="240000">
            <text:p>240000</text:p>
          </table:table-cell>
          <table:table-cell table:formula="of:=[.O38]/[.C38]" office:value-type="float" office:value="104.347826086957">
            <text:p>104,347826087</text:p>
          </table:table-cell>
          <table:table-cell table:style-name="ce7" table:formula="of:=[.P38]/[.G38]" office:value-type="float" office:value="4.34782608695652">
            <text:p>4,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300">
            <text:p>23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Gentamicin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[.M39]*[.N39]*1000" office:value-type="float" office:value="240000">
            <text:p>240000</text:p>
          </table:table-cell>
          <table:table-cell table:formula="of:=[.O39]/[.C39]" office:value-type="float" office:value="104.347826086957">
            <text:p>104,347826087</text:p>
          </table:table-cell>
          <table:table-cell table:style-name="ce7" table:formula="of:=[.P39]/[.G39]" office:value-type="float" office:value="4.34782608695652">
            <text:p>4,3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40]*[.N40]*1000" office:value-type="float" office:value="0">
            <text:p>0</text:p>
          </table:table-cell>
          <table:table-cell table:formula="of:=[.O40]/[.C40]" office:value-type="float" office:value="0">
            <text:p>#DIV/0!</text:p>
          </table:table-cell>
          <table:table-cell table:style-name="ce8" table:formula="of:=SUM([.Q31:.Q39])" office:value-type="float" office:value="21.195652173913">
            <text:p>21,2</text:p>
          </table:table-cell>
          <table:table-cell table:number-columns-repeated="1007"/>
        </table:table-row>
        <table:table-row table:style-name="ro1">
          <table:table-cell office:value-type="string">
            <text:p>Farm 05</text:p>
          </table:table-cell>
          <table:table-cell office:value-type="string">
            <text:p>Sokoto</text:p>
          </table:table-cell>
          <table:table-cell office:value-type="float" office:value="250">
            <text:p>250</text:p>
          </table:table-cell>
          <table:table-cell office:value-type="string">
            <text:p>Broilers</text:p>
          </table:table-cell>
          <table:table-cell office:value-type="string">
            <text:p>Semi-commercial</text:p>
          </table:table-cell>
          <table:table-cell office:value-type="float" office:value="1.5">
            <text:p>1,5</text:p>
          </table:table-cell>
          <table:table-cell table:formula="of:=[.F41]*4" office:value-type="float" office:value="6">
            <text:p>6</text:p>
          </table:table-cell>
          <table:table-cell office:value-type="string">
            <text:p>EST mix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Erythromycin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[.M41]*[.N41]*1000" office:value-type="float" office:value="36000">
            <text:p>36000</text:p>
          </table:table-cell>
          <table:table-cell table:formula="of:=[.O41]/[.C41]" office:value-type="float" office:value="144">
            <text:p>144</text:p>
          </table:table-cell>
          <table:table-cell table:style-name="ce7" table:formula="of:=[.P41]/[.G41]" office:value-type="float" office:value="24">
            <text:p>24,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Sulphadiazine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[.M42]*[.N42]*1000" office:value-type="float" office:value="30000">
            <text:p>30000</text:p>
          </table:table-cell>
          <table:table-cell table:formula="of:=[.O42]/[.C42]" office:value-type="float" office:value="120">
            <text:p>120</text:p>
          </table:table-cell>
          <table:table-cell table:style-name="ce7" table:formula="of:=[.P42]/[.G42]" office:value-type="float" office:value="20">
            <text:p>20,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Trimethopri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M43]*[.N43]*1000" office:value-type="float" office:value="6000">
            <text:p>6000</text:p>
          </table:table-cell>
          <table:table-cell table:formula="of:=[.O43]/[.C43]" office:value-type="float" office:value="24">
            <text:p>24</text:p>
          </table:table-cell>
          <table:table-cell table:style-name="ce7" table:formula="of:=[.P43]/[.G43]" office:value-type="float" office:value="4">
            <text:p>4,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44]*[.N44]*1000" office:value-type="float" office:value="0">
            <text:p>0</text:p>
          </table:table-cell>
          <table:table-cell table:formula="of:=[.O44]/[.C44]" office:value-type="float" office:value="0">
            <text:p>#DIV/0!</text:p>
          </table:table-cell>
          <table:table-cell table:style-name="ce8" table:formula="of:=SUM([.Q41:.Q43])" office:value-type="float" office:value="48">
            <text:p>48,0</text:p>
          </table:table-cell>
          <table:table-cell table:number-columns-repeated="1007"/>
        </table:table-row>
        <table:table-row table:style-name="ro1">
          <table:table-cell office:value-type="string">
            <text:p>Farm 06</text:p>
          </table:table-cell>
          <table:table-cell office:value-type="string">
            <text:p>Sokoto</text:p>
          </table:table-cell>
          <table:table-cell office:value-type="float" office:value="4000">
            <text:p>4000</text:p>
          </table:table-cell>
          <table:table-cell office:value-type="string">
            <text:p>Broilers</text:p>
          </table:table-cell>
          <table:table-cell office:value-type="string">
            <text:p>Small scale</text:p>
          </table:table-cell>
          <table:table-cell office:value-type="float" office:value="1.5">
            <text:p>1,5</text:p>
          </table:table-cell>
          <table:table-cell table:formula="of:=[.F45]*4" office:value-type="float" office:value="6">
            <text:p>6</text:p>
          </table:table-cell>
          <table:table-cell office:value-type="string">
            <text:p>Samoxine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Oxytetracycline</text:p>
          </table:table-cell>
          <table:table-cell office:value-type="float" office:value="5.5">
            <text:p>5,5</text:p>
          </table:table-cell>
          <table:table-cell office:value-type="float" office:value="24">
            <text:p>24</text:p>
          </table:table-cell>
          <table:table-cell table:formula="of:=[.M45]*[.N45]*1000" office:value-type="float" office:value="132000">
            <text:p>132000</text:p>
          </table:table-cell>
          <table:table-cell table:formula="of:=[.O45]/[.C45]" office:value-type="float" office:value="33">
            <text:p>33</text:p>
          </table:table-cell>
          <table:table-cell table:style-name="ce7" table:formula="of:=[.P45]/[.G45]" office:value-type="float" office:value="5.5">
            <text:p>5,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4000">
            <text:p>400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Rijoxy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55">
            <text:p>55</text:p>
          </table:table-cell>
          <table:table-cell office:value-type="string">
            <text:p>Oxytetracycline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[.M46]*[.N46]*1000" office:value-type="float" office:value="150000">
            <text:p>150000</text:p>
          </table:table-cell>
          <table:table-cell table:formula="of:=[.O46]/[.C46]" office:value-type="float" office:value="37.5">
            <text:p>37,5</text:p>
          </table:table-cell>
          <table:table-cell table:style-name="ce7" table:formula="of:=[.P46]/[.G46]" office:value-type="float" office:value="6.25">
            <text:p>6,3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47]*[.N47]*1000" office:value-type="float" office:value="0">
            <text:p>0</text:p>
          </table:table-cell>
          <table:table-cell table:formula="of:=[.O47]/[.C47]" office:value-type="float" office:value="0">
            <text:p>#DIV/0!</text:p>
          </table:table-cell>
          <table:table-cell table:style-name="ce8" table:formula="of:=SUM([.Q45:.Q46])" office:value-type="float" office:value="11.75">
            <text:p>11,8</text:p>
          </table:table-cell>
          <table:table-cell table:number-columns-repeated="1007"/>
        </table:table-row>
        <table:table-row table:style-name="ro1">
          <table:table-cell office:value-type="string">
            <text:p>Farm 07</text:p>
          </table:table-cell>
          <table:table-cell office:value-type="string">
            <text:p>Sokoto</text:p>
          </table:table-cell>
          <table:table-cell office:value-type="float" office:value="1500">
            <text:p>1500</text:p>
          </table:table-cell>
          <table:table-cell office:value-type="string">
            <text:p>Broilers</text:p>
          </table:table-cell>
          <table:table-cell office:value-type="string">
            <text:p>Small scale</text:p>
          </table:table-cell>
          <table:table-cell office:value-type="float" office:value="1.5">
            <text:p>1,5</text:p>
          </table:table-cell>
          <table:table-cell table:formula="of:=[.F48]*4" office:value-type="float" office:value="6">
            <text:p>6</text:p>
          </table:table-cell>
          <table:table-cell office:value-type="string">
            <text:p>Kenflox 20 %</text:p>
          </table:table-cell>
          <table:table-cell office:value-type="string">
            <text:p>Oral</text:p>
          </table:table-cell>
          <table:table-cell office:value-type="string">
            <text:p>Suspension</text:p>
          </table:table-cell>
          <table:table-cell office:value-type="float" office:value="100">
            <text:p>100</text:p>
          </table:table-cell>
          <table:table-cell office:value-type="string">
            <text:p>Enrofloxacin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[.M48]*[.N48]*1000" office:value-type="float" office:value="300000">
            <text:p>300000</text:p>
          </table:table-cell>
          <table:table-cell table:formula="of:=[.O48]/[.C48]" office:value-type="float" office:value="200">
            <text:p>200</text:p>
          </table:table-cell>
          <table:table-cell table:style-name="ce7" table:formula="of:=[.P48]/[.G48]" office:value-type="float" office:value="33.3333333333333">
            <text:p>33,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500">
            <text:p>150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Amoxycolinor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Amoxycillin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formula="of:=[.M49]*[.N49]*1000" office:value-type="float" office:value="60000">
            <text:p>60000</text:p>
          </table:table-cell>
          <table:table-cell table:formula="of:=[.O49]/[.C49]" office:value-type="float" office:value="40">
            <text:p>40</text:p>
          </table:table-cell>
          <table:table-cell table:style-name="ce7" table:formula="of:=[.P49]/[.G49]" office:value-type="float" office:value="6.66666666666667">
            <text:p>6,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500">
            <text:p>1500</text:p>
          </table:table-cell>
          <table:table-cell table:number-columns-repeated="3"/>
          <table:table-cell office:value-type="float" office:value="6">
            <text:p>6</text:p>
          </table:table-cell>
          <table:table-cell/>
          <table:table-cell office:value-type="string">
            <text:p>Oral</text:p>
          </table:table-cell>
          <table:table-cell office:value-type="string">
            <text:p>Powder</text:p>
          </table:table-cell>
          <table:table-cell/>
          <table:table-cell office:value-type="string">
            <text:p>Colistin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formula="of:=[.M50]*[.N50]*1000" office:value-type="float" office:value="240000">
            <text:p>240000</text:p>
          </table:table-cell>
          <table:table-cell table:formula="of:=[.O50]/[.C50]" office:value-type="float" office:value="160">
            <text:p>160</text:p>
          </table:table-cell>
          <table:table-cell table:style-name="ce7" table:formula="of:=[.P50]/[.G50]" office:value-type="float" office:value="26.6666666666667">
            <text:p>26,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500">
            <text:p>150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Bruxine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50">
            <text:p>50</text:p>
          </table:table-cell>
          <table:table-cell office:value-type="string">
            <text:p>Oxytetracycline</text:p>
          </table:table-cell>
          <table:table-cell office:value-type="float" office:value="5.5">
            <text:p>5,5</text:p>
          </table:table-cell>
          <table:table-cell office:value-type="float" office:value="15">
            <text:p>15</text:p>
          </table:table-cell>
          <table:table-cell table:formula="of:=[.M51]*[.N51]*1000" office:value-type="float" office:value="82500">
            <text:p>82500</text:p>
          </table:table-cell>
          <table:table-cell table:formula="of:=[.O51]/[.C51]" office:value-type="float" office:value="55">
            <text:p>55</text:p>
          </table:table-cell>
          <table:table-cell table:style-name="ce7" table:formula="of:=[.P51]/[.G51]" office:value-type="float" office:value="9.16666666666667">
            <text:p>9,2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52]*[.N52]*1000" office:value-type="float" office:value="0">
            <text:p>0</text:p>
          </table:table-cell>
          <table:table-cell table:formula="of:=[.O52]/[.C52]" office:value-type="float" office:value="0">
            <text:p>#DIV/0!</text:p>
          </table:table-cell>
          <table:table-cell table:style-name="ce8" table:formula="of:=SUM([.Q48:.Q51])" office:value-type="float" office:value="75.8333333333333">
            <text:p>75,8</text:p>
          </table:table-cell>
          <table:table-cell table:number-columns-repeated="1007"/>
        </table:table-row>
        <table:table-row table:style-name="ro1">
          <table:table-cell office:value-type="string">
            <text:p>Farm 08</text:p>
          </table:table-cell>
          <table:table-cell office:value-type="string">
            <text:p>Sokoto</text:p>
          </table:table-cell>
          <table:table-cell office:value-type="float" office:value="2900">
            <text:p>2900</text:p>
          </table:table-cell>
          <table:table-cell office:value-type="string">
            <text:p>Layers</text:p>
          </table:table-cell>
          <table:table-cell office:value-type="string">
            <text:p>Small scale</text:p>
          </table:table-cell>
          <table:table-cell office:value-type="float" office:value="6">
            <text:p>6</text:p>
          </table:table-cell>
          <table:table-cell table:formula="of:=[.F53]*4" office:value-type="float" office:value="24">
            <text:p>24</text:p>
          </table:table-cell>
          <table:table-cell office:value-type="string">
            <text:p>Neofuramicine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Neomycine</text:p>
          </table:table-cell>
          <table:table-cell office:value-type="float" office:value="0.2">
            <text:p>0,2</text:p>
          </table:table-cell>
          <table:table-cell office:value-type="float" office:value="35">
            <text:p>35</text:p>
          </table:table-cell>
          <table:table-cell table:formula="of:=[.M53]*[.N53]*1000" office:value-type="float" office:value="7000">
            <text:p>7000</text:p>
          </table:table-cell>
          <table:table-cell table:formula="of:=[.O53]/[.C53]" office:value-type="float" office:value="2.41379310344828">
            <text:p>2,4137931034</text:p>
          </table:table-cell>
          <table:table-cell table:style-name="ce7" table:formula="of:=[.P53]/[.G53]" office:value-type="float" office:value="0.100574712643678">
            <text:p>0,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900">
            <text:p>29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Furazolidone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formula="of:=[.M54]*[.N54]*1000" office:value-type="float" office:value="210000">
            <text:p>210000</text:p>
          </table:table-cell>
          <table:table-cell table:formula="of:=[.O54]/[.C54]" office:value-type="float" office:value="72.4137931034483">
            <text:p>72,4137931034</text:p>
          </table:table-cell>
          <table:table-cell table:style-name="ce7" table:formula="of:=[.P54]/[.G54]" office:value-type="float" office:value="3.01724137931034">
            <text:p>3,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900">
            <text:p>29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Oxytetracycline</text:p>
          </table:table-cell>
          <table:table-cell office:value-type="float" office:value="0.5">
            <text:p>0,5</text:p>
          </table:table-cell>
          <table:table-cell office:value-type="float" office:value="35">
            <text:p>35</text:p>
          </table:table-cell>
          <table:table-cell table:formula="of:=[.M55]*[.N55]*1000" office:value-type="float" office:value="17500">
            <text:p>17500</text:p>
          </table:table-cell>
          <table:table-cell table:formula="of:=[.O55]/[.C55]" office:value-type="float" office:value="6.03448275862069">
            <text:p>6,0344827586</text:p>
          </table:table-cell>
          <table:table-cell table:style-name="ce7" table:formula="of:=[.P55]/[.G55]" office:value-type="float" office:value="0.251436781609195">
            <text:p>0,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900">
            <text:p>29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Erythromycin</text:p>
          </table:table-cell>
          <table:table-cell office:value-type="float" office:value="3.5">
            <text:p>3,5</text:p>
          </table:table-cell>
          <table:table-cell office:value-type="float" office:value="35">
            <text:p>35</text:p>
          </table:table-cell>
          <table:table-cell table:formula="of:=[.M56]*[.N56]*1000" office:value-type="float" office:value="122500">
            <text:p>122500</text:p>
          </table:table-cell>
          <table:table-cell table:formula="of:=[.O56]/[.C56]" office:value-type="float" office:value="42.2413793103448">
            <text:p>42,2413793103</text:p>
          </table:table-cell>
          <table:table-cell table:style-name="ce7" table:formula="of:=[.P56]/[.G56]" office:value-type="float" office:value="1.76005747126437">
            <text:p>1,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900">
            <text:p>29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Streptomycin</text:p>
          </table:table-cell>
          <table:table-cell office:value-type="float" office:value="0.2">
            <text:p>0,2</text:p>
          </table:table-cell>
          <table:table-cell office:value-type="float" office:value="35">
            <text:p>35</text:p>
          </table:table-cell>
          <table:table-cell table:formula="of:=[.M57]*[.N57]*1000" office:value-type="float" office:value="7000">
            <text:p>7000</text:p>
          </table:table-cell>
          <table:table-cell table:formula="of:=[.O57]/[.C57]" office:value-type="float" office:value="2.41379310344828">
            <text:p>2,4137931034</text:p>
          </table:table-cell>
          <table:table-cell table:style-name="ce7" table:formula="of:=[.P57]/[.G57]" office:value-type="float" office:value="0.100574712643678">
            <text:p>0,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900">
            <text:p>29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Cerylvet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Erythromycin</text:p>
          </table:table-cell>
          <table:table-cell office:value-type="float" office:value="3.5">
            <text:p>3,5</text:p>
          </table:table-cell>
          <table:table-cell office:value-type="float" office:value="18">
            <text:p>18</text:p>
          </table:table-cell>
          <table:table-cell table:formula="of:=[.M58]*[.N58]*1000" office:value-type="float" office:value="63000">
            <text:p>63000</text:p>
          </table:table-cell>
          <table:table-cell table:formula="of:=[.O58]/[.C58]" office:value-type="float" office:value="21.7241379310345">
            <text:p>21,724137931</text:p>
          </table:table-cell>
          <table:table-cell table:style-name="ce7" table:formula="of:=[.P58]/[.G58]" office:value-type="float" office:value="0.905172413793104">
            <text:p>0,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900">
            <text:p>29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Oxytetracycli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formula="of:=[.M59]*[.N59]*1000" office:value-type="float" office:value="90000">
            <text:p>90000</text:p>
          </table:table-cell>
          <table:table-cell table:formula="of:=[.O59]/[.C59]" office:value-type="float" office:value="31.0344827586207">
            <text:p>31,0344827586</text:p>
          </table:table-cell>
          <table:table-cell table:style-name="ce7" table:formula="of:=[.P59]/[.G59]" office:value-type="float" office:value="1.29310344827586">
            <text:p>1,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900">
            <text:p>29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Streptomycin</text:p>
          </table:table-cell>
          <table:table-cell office:value-type="float" office:value="3.5">
            <text:p>3,5</text:p>
          </table:table-cell>
          <table:table-cell office:value-type="float" office:value="18">
            <text:p>18</text:p>
          </table:table-cell>
          <table:table-cell table:formula="of:=[.M60]*[.N60]*1000" office:value-type="float" office:value="63000">
            <text:p>63000</text:p>
          </table:table-cell>
          <table:table-cell table:formula="of:=[.O60]/[.C60]" office:value-type="float" office:value="21.7241379310345">
            <text:p>21,724137931</text:p>
          </table:table-cell>
          <table:table-cell table:style-name="ce7" table:formula="of:=[.P60]/[.G60]" office:value-type="float" office:value="0.905172413793104">
            <text:p>0,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900">
            <text:p>29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Neomycine</text:p>
          </table:table-cell>
          <table:table-cell office:value-type="float" office:value="0.5">
            <text:p>0,5</text:p>
          </table:table-cell>
          <table:table-cell office:value-type="float" office:value="18">
            <text:p>18</text:p>
          </table:table-cell>
          <table:table-cell table:formula="of:=[.M61]*[.N61]*1000" office:value-type="float" office:value="9000">
            <text:p>9000</text:p>
          </table:table-cell>
          <table:table-cell table:formula="of:=[.O61]/[.C61]" office:value-type="float" office:value="3.10344827586207">
            <text:p>3,1034482759</text:p>
          </table:table-cell>
          <table:table-cell table:style-name="ce7" table:formula="of:=[.P61]/[.G61]" office:value-type="float" office:value="0.129310344827586">
            <text:p>0,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900">
            <text:p>29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Colistin</text:p>
          </table:table-cell>
          <table:table-cell office:value-type="float" office:value="1.6">
            <text:p>1,6</text:p>
          </table:table-cell>
          <table:table-cell office:value-type="float" office:value="18">
            <text:p>18</text:p>
          </table:table-cell>
          <table:table-cell table:formula="of:=[.M62]*[.N62]*1000" office:value-type="float" office:value="28800">
            <text:p>28800</text:p>
          </table:table-cell>
          <table:table-cell table:formula="of:=[.O62]/[.C62]" office:value-type="float" office:value="9.93103448275862">
            <text:p>9,9310344828</text:p>
          </table:table-cell>
          <table:table-cell table:style-name="ce7" table:formula="of:=[.P62]/[.G62]" office:value-type="float" office:value="0.413793103448276">
            <text:p>0,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900">
            <text:p>29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Interseryl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Erythromycin</text:p>
          </table:table-cell>
          <table:table-cell office:value-type="float" office:value="3.5">
            <text:p>3,5</text:p>
          </table:table-cell>
          <table:table-cell office:value-type="float" office:value="17">
            <text:p>17</text:p>
          </table:table-cell>
          <table:table-cell table:formula="of:=[.M63]*[.N63]*1000" office:value-type="float" office:value="59500">
            <text:p>59500</text:p>
          </table:table-cell>
          <table:table-cell table:formula="of:=[.O63]/[.C63]" office:value-type="float" office:value="20.5172413793103">
            <text:p>20,5172413793</text:p>
          </table:table-cell>
          <table:table-cell table:style-name="ce7" table:formula="of:=[.P63]/[.G63]" office:value-type="float" office:value="0.854885057471264">
            <text:p>0,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900">
            <text:p>29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Oxytetracycline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formula="of:=[.M64]*[.N64]*1000" office:value-type="float" office:value="85000">
            <text:p>85000</text:p>
          </table:table-cell>
          <table:table-cell table:formula="of:=[.O64]/[.C64]" office:value-type="float" office:value="29.3103448275862">
            <text:p>29,3103448276</text:p>
          </table:table-cell>
          <table:table-cell table:style-name="ce7" table:formula="of:=[.P64]/[.G64]" office:value-type="float" office:value="1.22126436781609">
            <text:p>1,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900">
            <text:p>29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Streptomycin</text:p>
          </table:table-cell>
          <table:table-cell office:value-type="float" office:value="3.5">
            <text:p>3,5</text:p>
          </table:table-cell>
          <table:table-cell office:value-type="float" office:value="17">
            <text:p>17</text:p>
          </table:table-cell>
          <table:table-cell table:formula="of:=[.M65]*[.N65]*1000" office:value-type="float" office:value="59500">
            <text:p>59500</text:p>
          </table:table-cell>
          <table:table-cell table:formula="of:=[.O65]/[.C65]" office:value-type="float" office:value="20.5172413793103">
            <text:p>20,5172413793</text:p>
          </table:table-cell>
          <table:table-cell table:style-name="ce7" table:formula="of:=[.P65]/[.G65]" office:value-type="float" office:value="0.854885057471264">
            <text:p>0,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900">
            <text:p>29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Colistin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[.M66]*[.N66]*1000" office:value-type="float" office:value="272000">
            <text:p>272000</text:p>
          </table:table-cell>
          <table:table-cell table:formula="of:=[.O66]/[.C66]" office:value-type="float" office:value="93.7931034482759">
            <text:p>93,7931034483</text:p>
          </table:table-cell>
          <table:table-cell table:style-name="ce7" table:formula="of:=[.P66]/[.G66]" office:value-type="float" office:value="3.90804597701149">
            <text:p>3,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900">
            <text:p>29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Tydovet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Tylosine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[.M67]*[.N67]*1000" office:value-type="float" office:value="170000">
            <text:p>170000</text:p>
          </table:table-cell>
          <table:table-cell table:formula="of:=[.O67]/[.C67]" office:value-type="float" office:value="58.6206896551724">
            <text:p>58,6206896552</text:p>
          </table:table-cell>
          <table:table-cell table:style-name="ce7" table:formula="of:=[.P67]/[.G67]" office:value-type="float" office:value="2.44252873563218">
            <text:p>2,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900">
            <text:p>29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Doxycycline</text:p>
          </table:table-cell>
          <table:table-cell office:value-type="float" office:value="12.5">
            <text:p>12,5</text:p>
          </table:table-cell>
          <table:table-cell office:value-type="float" office:value="17">
            <text:p>17</text:p>
          </table:table-cell>
          <table:table-cell table:formula="of:=[.M68]*[.N68]*1000" office:value-type="float" office:value="212500">
            <text:p>212500</text:p>
          </table:table-cell>
          <table:table-cell table:formula="of:=[.O68]/[.C68]" office:value-type="float" office:value="73.2758620689655">
            <text:p>73,275862069</text:p>
          </table:table-cell>
          <table:table-cell table:style-name="ce7" table:formula="of:=[.P68]/[.G68]" office:value-type="float" office:value="3.05316091954023">
            <text:p>3,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900">
            <text:p>29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Kenflox 20 %</text:p>
          </table:table-cell>
          <table:table-cell office:value-type="string">
            <text:p>Oral</text:p>
          </table:table-cell>
          <table:table-cell office:value-type="string">
            <text:p>Suspension</text:p>
          </table:table-cell>
          <table:table-cell office:value-type="float" office:value="200">
            <text:p>200</text:p>
          </table:table-cell>
          <table:table-cell office:value-type="string">
            <text:p>Enrofloxacin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[.M69]*[.N69]*1000" office:value-type="float" office:value="40000">
            <text:p>40000</text:p>
          </table:table-cell>
          <table:table-cell table:formula="of:=[.O69]/[.C69]" office:value-type="float" office:value="13.7931034482759">
            <text:p>13,7931034483</text:p>
          </table:table-cell>
          <table:table-cell table:style-name="ce7" table:formula="of:=[.P69]/[.G69]" office:value-type="float" office:value="0.574712643678161">
            <text:p>0,6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70]*[.N70]*1000" office:value-type="float" office:value="0">
            <text:p>0</text:p>
          </table:table-cell>
          <table:table-cell table:formula="of:=[.O70]/[.C70]" office:value-type="float" office:value="0">
            <text:p>#DIV/0!</text:p>
          </table:table-cell>
          <table:table-cell table:style-name="ce8" table:formula="of:=SUM([.Q53:.Q69])" office:value-type="float" office:value="21.7859195402299">
            <text:p>21,8</text:p>
          </table:table-cell>
          <table:table-cell table:number-columns-repeated="1007"/>
        </table:table-row>
        <table:table-row table:style-name="ro1">
          <table:table-cell office:value-type="string">
            <text:p>Farm 09</text:p>
          </table:table-cell>
          <table:table-cell office:value-type="string">
            <text:p>Sokoto</text:p>
          </table:table-cell>
          <table:table-cell office:value-type="float" office:value="27000">
            <text:p>27000</text:p>
          </table:table-cell>
          <table:table-cell office:value-type="string">
            <text:p>Layers</text:p>
          </table:table-cell>
          <table:table-cell office:value-type="string">
            <text:p>Large scale</text:p>
          </table:table-cell>
          <table:table-cell office:value-type="float" office:value="6">
            <text:p>6</text:p>
          </table:table-cell>
          <table:table-cell table:formula="of:=[.F71]*4" office:value-type="float" office:value="24">
            <text:p>24</text:p>
          </table:table-cell>
          <table:table-cell office:value-type="string">
            <text:p>Kenflox 20 %</text:p>
          </table:table-cell>
          <table:table-cell office:value-type="string">
            <text:p>Oral</text:p>
          </table:table-cell>
          <table:table-cell office:value-type="string">
            <text:p>Suspension</text:p>
          </table:table-cell>
          <table:table-cell office:value-type="float" office:value="200">
            <text:p>200</text:p>
          </table:table-cell>
          <table:table-cell office:value-type="string">
            <text:p>Enrofloxacin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formula="of:=[.M71]*[.N71]*1000" office:value-type="float" office:value="1200000">
            <text:p>1200000</text:p>
          </table:table-cell>
          <table:table-cell table:formula="of:=[.O71]/[.C71]" office:value-type="float" office:value="44.4444444444444">
            <text:p>44,4444444444</text:p>
          </table:table-cell>
          <table:table-cell table:style-name="ce7" table:formula="of:=[.P71]/[.G71]" office:value-type="float" office:value="1.85185185185185">
            <text:p>1,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7000">
            <text:p>270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Tylo-Dox Extra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Tylosine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formula="of:=[.M72]*[.N72]*1000" office:value-type="float" office:value="600000">
            <text:p>600000</text:p>
          </table:table-cell>
          <table:table-cell table:formula="of:=[.O72]/[.C72]" office:value-type="float" office:value="22.2222222222222">
            <text:p>22,2222222222</text:p>
          </table:table-cell>
          <table:table-cell table:style-name="ce7" table:formula="of:=[.P72]/[.G72]" office:value-type="float" office:value="0.925925925925926">
            <text:p>0,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7000">
            <text:p>270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Doxycycline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formula="of:=[.M73]*[.N73]*1000" office:value-type="float" office:value="1200000">
            <text:p>1200000</text:p>
          </table:table-cell>
          <table:table-cell table:formula="of:=[.O73]/[.C73]" office:value-type="float" office:value="44.4444444444444">
            <text:p>44,4444444444</text:p>
          </table:table-cell>
          <table:table-cell table:style-name="ce7" table:formula="of:=[.P73]/[.G73]" office:value-type="float" office:value="1.85185185185185">
            <text:p>1,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7000">
            <text:p>270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Gentylo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Gentamicin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table:formula="of:=[.M74]*[.N74]*1000" office:value-type="float" office:value="720000">
            <text:p>720000</text:p>
          </table:table-cell>
          <table:table-cell table:formula="of:=[.O74]/[.C74]" office:value-type="float" office:value="26.6666666666667">
            <text:p>26,6666666667</text:p>
          </table:table-cell>
          <table:table-cell table:style-name="ce7" table:formula="of:=[.P74]/[.G74]" office:value-type="float" office:value="1.11111111111111">
            <text:p>1,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7000">
            <text:p>270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Tylosine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formula="of:=[.M75]*[.N75]*1000" office:value-type="float" office:value="1200000">
            <text:p>1200000</text:p>
          </table:table-cell>
          <table:table-cell table:formula="of:=[.O75]/[.C75]" office:value-type="float" office:value="44.4444444444444">
            <text:p>44,4444444444</text:p>
          </table:table-cell>
          <table:table-cell table:style-name="ce7" table:formula="of:=[.P75]/[.G75]" office:value-type="float" office:value="1.85185185185185">
            <text:p>1,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7000">
            <text:p>270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Samoxine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Oxytetracycline</text:p>
          </table:table-cell>
          <table:table-cell office:value-type="float" office:value="5.5">
            <text:p>5,5</text:p>
          </table:table-cell>
          <table:table-cell office:value-type="float" office:value="65">
            <text:p>65</text:p>
          </table:table-cell>
          <table:table-cell table:formula="of:=[.M76]*[.N76]*1000" office:value-type="float" office:value="357500">
            <text:p>357500</text:p>
          </table:table-cell>
          <table:table-cell table:formula="of:=[.O76]/[.C76]" office:value-type="float" office:value="13.2407407407407">
            <text:p>13,2407407407</text:p>
          </table:table-cell>
          <table:table-cell table:style-name="ce7" table:formula="of:=[.P76]/[.G76]" office:value-type="float" office:value="0.551697530864197">
            <text:p>0,6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77]*[.N77]*1000" office:value-type="float" office:value="0">
            <text:p>0</text:p>
          </table:table-cell>
          <table:table-cell table:formula="of:=[.O77]/[.C77]" office:value-type="float" office:value="0">
            <text:p>#DIV/0!</text:p>
          </table:table-cell>
          <table:table-cell table:style-name="ce8" table:formula="of:=SUM([.Q71:.Q76])" office:value-type="float" office:value="8.14429012345679">
            <text:p>8,1</text:p>
          </table:table-cell>
          <table:table-cell table:number-columns-repeated="1007"/>
        </table:table-row>
        <table:table-row table:style-name="ro1">
          <table:table-cell office:value-type="string">
            <text:p>Farm 10</text:p>
          </table:table-cell>
          <table:table-cell office:value-type="string">
            <text:p>Sokoto</text:p>
          </table:table-cell>
          <table:table-cell office:value-type="float" office:value="12000">
            <text:p>12000</text:p>
          </table:table-cell>
          <table:table-cell office:value-type="string">
            <text:p>Layers</text:p>
          </table:table-cell>
          <table:table-cell office:value-type="string">
            <text:p>Large scale</text:p>
          </table:table-cell>
          <table:table-cell office:value-type="float" office:value="6">
            <text:p>6</text:p>
          </table:table-cell>
          <table:table-cell table:formula="of:=[.F78]*4" office:value-type="float" office:value="24">
            <text:p>24</text:p>
          </table:table-cell>
          <table:table-cell office:value-type="string">
            <text:p>Penprovit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string">
            <text:p>Procaine Penicillin G</text:p>
          </table:table-cell>
          <table:table-cell office:value-type="float" office:value="4.5">
            <text:p>4,5</text:p>
          </table:table-cell>
          <table:table-cell office:value-type="float" office:value="100">
            <text:p>100</text:p>
          </table:table-cell>
          <table:table-cell table:formula="of:=[.M78]*[.N78]*1000" office:value-type="float" office:value="450000">
            <text:p>450000</text:p>
          </table:table-cell>
          <table:table-cell table:formula="of:=[.O78]/[.C78]" office:value-type="float" office:value="37.5">
            <text:p>37,5</text:p>
          </table:table-cell>
          <table:table-cell table:style-name="ce7" table:formula="of:=[.P78]/[.G78]" office:value-type="float" office:value="1.5625">
            <text:p>1,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000">
            <text:p>120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Streptomycin</text:p>
          </table:table-cell>
          <table:table-cell office:value-type="float" office:value="13.5">
            <text:p>13,5</text:p>
          </table:table-cell>
          <table:table-cell office:value-type="float" office:value="100">
            <text:p>100</text:p>
          </table:table-cell>
          <table:table-cell table:formula="of:=[.M79]*[.N79]*1000" office:value-type="float" office:value="1350000">
            <text:p>1350000</text:p>
          </table:table-cell>
          <table:table-cell table:formula="of:=[.O79]/[.C79]" office:value-type="float" office:value="112.5">
            <text:p>112,5</text:p>
          </table:table-cell>
          <table:table-cell table:style-name="ce7" table:formula="of:=[.P79]/[.G79]" office:value-type="float" office:value="4.6875">
            <text:p>4,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000">
            <text:p>120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Conflox 20 %</text:p>
          </table:table-cell>
          <table:table-cell office:value-type="string">
            <text:p>Oral</text:p>
          </table:table-cell>
          <table:table-cell office:value-type="string">
            <text:p>Suspension</text:p>
          </table:table-cell>
          <table:table-cell office:value-type="float" office:value="200">
            <text:p>200</text:p>
          </table:table-cell>
          <table:table-cell office:value-type="string">
            <text:p>Enrofloxacin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[.M80]*[.N80]*1000" office:value-type="float" office:value="160000">
            <text:p>160000</text:p>
          </table:table-cell>
          <table:table-cell table:formula="of:=[.O80]/[.C80]" office:value-type="float" office:value="13.3333333333333">
            <text:p>13,3333333333</text:p>
          </table:table-cell>
          <table:table-cell table:style-name="ce7" table:formula="of:=[.P80]/[.G80]" office:value-type="float" office:value="0.555555555555556">
            <text:p>0,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000">
            <text:p>120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Kenflox 20 %</text:p>
          </table:table-cell>
          <table:table-cell office:value-type="string">
            <text:p>Oral</text:p>
          </table:table-cell>
          <table:table-cell office:value-type="string">
            <text:p>Suspension</text:p>
          </table:table-cell>
          <table:table-cell office:value-type="float" office:value="200">
            <text:p>200</text:p>
          </table:table-cell>
          <table:table-cell office:value-type="string">
            <text:p>Enrofloxacin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[.M81]*[.N81]*1000" office:value-type="float" office:value="160000">
            <text:p>160000</text:p>
          </table:table-cell>
          <table:table-cell table:formula="of:=[.O81]/[.C81]" office:value-type="float" office:value="13.3333333333333">
            <text:p>13,3333333333</text:p>
          </table:table-cell>
          <table:table-cell table:style-name="ce7" table:formula="of:=[.P81]/[.G81]" office:value-type="float" office:value="0.555555555555556">
            <text:p>0,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000">
            <text:p>120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EST mix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Erythromycin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table:formula="of:=[.M82]*[.N82]*1000" office:value-type="float" office:value="1800000">
            <text:p>1800000</text:p>
          </table:table-cell>
          <table:table-cell table:formula="of:=[.O82]/[.C82]" office:value-type="float" office:value="150">
            <text:p>150</text:p>
          </table:table-cell>
          <table:table-cell table:style-name="ce7" table:formula="of:=[.P82]/[.G82]" office:value-type="float" office:value="6.25">
            <text:p>6,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000">
            <text:p>120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Sulphadiazine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table:formula="of:=[.M83]*[.N83]*1000" office:value-type="float" office:value="1500000">
            <text:p>1500000</text:p>
          </table:table-cell>
          <table:table-cell table:formula="of:=[.O83]/[.C83]" office:value-type="float" office:value="125">
            <text:p>125</text:p>
          </table:table-cell>
          <table:table-cell table:style-name="ce7" table:formula="of:=[.P83]/[.G83]" office:value-type="float" office:value="5.20833333333333">
            <text:p>5,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000">
            <text:p>120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Trimethoprim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formula="of:=[.M84]*[.N84]*1000" office:value-type="float" office:value="300000">
            <text:p>300000</text:p>
          </table:table-cell>
          <table:table-cell table:formula="of:=[.O84]/[.C84]" office:value-type="float" office:value="25">
            <text:p>25</text:p>
          </table:table-cell>
          <table:table-cell table:style-name="ce7" table:formula="of:=[.P84]/[.G84]" office:value-type="float" office:value="1.04166666666667">
            <text:p>1,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85]*[.N85]*1000" office:value-type="float" office:value="0">
            <text:p>0</text:p>
          </table:table-cell>
          <table:table-cell table:formula="of:=[.O85]/[.C85]" office:value-type="float" office:value="0">
            <text:p>#DIV/0!</text:p>
          </table:table-cell>
          <table:table-cell table:style-name="ce8" table:formula="of:=SUM([.Q78:.Q84])" office:value-type="float" office:value="19.8611111111111">
            <text:p>19,9</text:p>
          </table:table-cell>
          <table:table-cell table:number-columns-repeated="1007"/>
        </table:table-row>
        <table:table-row table:style-name="ro1">
          <table:table-cell office:value-type="string">
            <text:p>Farm 11</text:p>
          </table:table-cell>
          <table:table-cell office:value-type="string">
            <text:p>Sokoto</text:p>
          </table:table-cell>
          <table:table-cell office:value-type="float" office:value="23000">
            <text:p>23000</text:p>
          </table:table-cell>
          <table:table-cell office:value-type="string">
            <text:p>Broilers</text:p>
          </table:table-cell>
          <table:table-cell office:value-type="string">
            <text:p>Large scale</text:p>
          </table:table-cell>
          <table:table-cell office:value-type="float" office:value="1.5">
            <text:p>1,5</text:p>
          </table:table-cell>
          <table:table-cell table:formula="of:=[.F86]*4" office:value-type="float" office:value="6">
            <text:p>6</text:p>
          </table:table-cell>
          <table:table-cell office:value-type="string">
            <text:p>Conflox 20 %</text:p>
          </table:table-cell>
          <table:table-cell office:value-type="string">
            <text:p>Oral</text:p>
          </table:table-cell>
          <table:table-cell office:value-type="string">
            <text:p>Suspension</text:p>
          </table:table-cell>
          <table:table-cell office:value-type="float" office:value="200">
            <text:p>200</text:p>
          </table:table-cell>
          <table:table-cell office:value-type="string">
            <text:p>Enrofloxacin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[.M86]*[.N86]*1000" office:value-type="float" office:value="200000">
            <text:p>200000</text:p>
          </table:table-cell>
          <table:table-cell table:formula="of:=[.O86]/[.C86]" office:value-type="float" office:value="8.69565217391304">
            <text:p>8,6956521739</text:p>
          </table:table-cell>
          <table:table-cell table:style-name="ce7" table:formula="of:=[.P86]/[.G86]" office:value-type="float" office:value="1.44927536231884">
            <text:p>1,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3000">
            <text:p>2300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Tylo-Dox Extra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Tylosine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table:formula="of:=[.M87]*[.N87]*1000" office:value-type="float" office:value="1800000">
            <text:p>1800000</text:p>
          </table:table-cell>
          <table:table-cell table:formula="of:=[.O87]/[.C87]" office:value-type="float" office:value="78.2608695652174">
            <text:p>78,2608695652</text:p>
          </table:table-cell>
          <table:table-cell table:style-name="ce7" table:formula="of:=[.P87]/[.G87]" office:value-type="float" office:value="13.0434782608696">
            <text:p>13,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3000">
            <text:p>2300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Doxycycline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table:formula="of:=[.M88]*[.N88]*1000" office:value-type="float" office:value="3600000">
            <text:p>3600000</text:p>
          </table:table-cell>
          <table:table-cell table:formula="of:=[.O88]/[.C88]" office:value-type="float" office:value="156.521739130435">
            <text:p>156,5217391304</text:p>
          </table:table-cell>
          <table:table-cell table:style-name="ce7" table:formula="of:=[.P88]/[.G88]" office:value-type="float" office:value="26.0869565217391">
            <text:p>26,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3000">
            <text:p>2300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EST mix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Erythromycin</text:p>
          </table:table-cell>
          <table:table-cell office:value-type="float" office:value="18">
            <text:p>18</text:p>
          </table:table-cell>
          <table:table-cell office:value-type="float" office:value="120">
            <text:p>120</text:p>
          </table:table-cell>
          <table:table-cell table:formula="of:=[.M89]*[.N89]*1000" office:value-type="float" office:value="2160000">
            <text:p>2160000</text:p>
          </table:table-cell>
          <table:table-cell table:formula="of:=[.O89]/[.C89]" office:value-type="float" office:value="93.9130434782609">
            <text:p>93,9130434783</text:p>
          </table:table-cell>
          <table:table-cell table:style-name="ce7" table:formula="of:=[.P89]/[.G89]" office:value-type="float" office:value="15.6521739130435">
            <text:p>15,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3000">
            <text:p>2300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Sulphadiazine</text:p>
          </table:table-cell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table:formula="of:=[.M90]*[.N90]*1000" office:value-type="float" office:value="1800000">
            <text:p>1800000</text:p>
          </table:table-cell>
          <table:table-cell table:formula="of:=[.O90]/[.C90]" office:value-type="float" office:value="78.2608695652174">
            <text:p>78,2608695652</text:p>
          </table:table-cell>
          <table:table-cell table:style-name="ce7" table:formula="of:=[.P90]/[.G90]" office:value-type="float" office:value="13.0434782608696">
            <text:p>13,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3000">
            <text:p>2300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Trimethoprim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table:formula="of:=[.M91]*[.N91]*1000" office:value-type="float" office:value="360000">
            <text:p>360000</text:p>
          </table:table-cell>
          <table:table-cell table:formula="of:=[.O91]/[.C91]" office:value-type="float" office:value="15.6521739130435">
            <text:p>15,652173913</text:p>
          </table:table-cell>
          <table:table-cell table:style-name="ce7" table:formula="of:=[.P91]/[.G91]" office:value-type="float" office:value="2.60869565217391">
            <text:p>2,6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92]*[.N92]*1000" office:value-type="float" office:value="0">
            <text:p>0</text:p>
          </table:table-cell>
          <table:table-cell table:formula="of:=[.O92]/[.C92]" office:value-type="float" office:value="0">
            <text:p>#DIV/0!</text:p>
          </table:table-cell>
          <table:table-cell table:style-name="ce8" table:formula="of:=SUM([.Q86:.Q91])" office:value-type="float" office:value="71.8840579710145">
            <text:p>71,9</text:p>
          </table:table-cell>
          <table:table-cell table:number-columns-repeated="1007"/>
        </table:table-row>
        <table:table-row table:style-name="ro1">
          <table:table-cell office:value-type="string">
            <text:p>Farm 12</text:p>
          </table:table-cell>
          <table:table-cell office:value-type="string">
            <text:p>Sokoto</text:p>
          </table:table-cell>
          <table:table-cell office:value-type="float" office:value="1750">
            <text:p>1750</text:p>
          </table:table-cell>
          <table:table-cell office:value-type="string">
            <text:p>Layers</text:p>
          </table:table-cell>
          <table:table-cell office:value-type="string">
            <text:p>Small scale</text:p>
          </table:table-cell>
          <table:table-cell office:value-type="float" office:value="1.5">
            <text:p>1,5</text:p>
          </table:table-cell>
          <table:table-cell table:formula="of:=[.F93]*4" office:value-type="float" office:value="6">
            <text:p>6</text:p>
          </table:table-cell>
          <table:table-cell office:value-type="string">
            <text:p>Floxad 10 %</text:p>
          </table:table-cell>
          <table:table-cell office:value-type="string">
            <text:p>Oral</text:p>
          </table:table-cell>
          <table:table-cell office:value-type="string">
            <text:p>Suspension</text:p>
          </table:table-cell>
          <table:table-cell office:value-type="float" office:value="10">
            <text:p>10</text:p>
          </table:table-cell>
          <table:table-cell office:value-type="string">
            <text:p>Enrofloxacin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M93]*[.N93]*1000" office:value-type="float" office:value="20000">
            <text:p>20000</text:p>
          </table:table-cell>
          <table:table-cell table:formula="of:=[.O93]/[.C93]" office:value-type="float" office:value="11.4285714285714">
            <text:p>11,4285714286</text:p>
          </table:table-cell>
          <table:table-cell table:style-name="ce7" table:formula="of:=[.P93]/[.G93]" office:value-type="float" office:value="1.90476190476191">
            <text:p>1,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750">
            <text:p>175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Amprocox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Amprolium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M94]*[.N94]*1000" office:value-type="float" office:value="80000">
            <text:p>80000</text:p>
          </table:table-cell>
          <table:table-cell table:formula="of:=[.O94]/[.C94]" office:value-type="float" office:value="45.7142857142857">
            <text:p>45,7142857143</text:p>
          </table:table-cell>
          <table:table-cell table:style-name="ce7" table:formula="of:=[.P94]/[.G94]" office:value-type="float" office:value="7.61904761904762">
            <text:p>7,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750">
            <text:p>175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Sulphaquinozalone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M95]*[.N95]*1000" office:value-type="float" office:value="60000">
            <text:p>60000</text:p>
          </table:table-cell>
          <table:table-cell table:formula="of:=[.O95]/[.C95]" office:value-type="float" office:value="34.2857142857143">
            <text:p>34,2857142857</text:p>
          </table:table-cell>
          <table:table-cell table:style-name="ce7" table:formula="of:=[.P95]/[.G95]" office:value-type="float" office:value="5.71428571428571">
            <text:p>5,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750">
            <text:p>175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Tylovet</text:p>
          </table:table-cell>
          <table:table-cell office:value-type="string">
            <text:p>Oral</text:p>
          </table:table-cell>
          <table:table-cell office:value-type="string">
            <text:p>Suspension</text:p>
          </table:table-cell>
          <table:table-cell office:value-type="float" office:value="100">
            <text:p>100</text:p>
          </table:table-cell>
          <table:table-cell office:value-type="string">
            <text:p>Tylosine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[.M96]*[.N96]*1000" office:value-type="float" office:value="40000">
            <text:p>40000</text:p>
          </table:table-cell>
          <table:table-cell table:formula="of:=[.O96]/[.C96]" office:value-type="float" office:value="22.8571428571429">
            <text:p>22,8571428571</text:p>
          </table:table-cell>
          <table:table-cell table:style-name="ce7" table:formula="of:=[.P96]/[.G96]" office:value-type="float" office:value="3.80952380952381">
            <text:p>3,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750">
            <text:p>175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Doxycycline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[.M97]*[.N97]*1000" office:value-type="float" office:value="40000">
            <text:p>40000</text:p>
          </table:table-cell>
          <table:table-cell table:formula="of:=[.O97]/[.C97]" office:value-type="float" office:value="22.8571428571429">
            <text:p>22,8571428571</text:p>
          </table:table-cell>
          <table:table-cell table:style-name="ce7" table:formula="of:=[.P97]/[.G97]" office:value-type="float" office:value="3.80952380952381">
            <text:p>3,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750">
            <text:p>175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Florecol 10 %</text:p>
          </table:table-cell>
          <table:table-cell office:value-type="string">
            <text:p>Oral</text:p>
          </table:table-cell>
          <table:table-cell office:value-type="string">
            <text:p>Suspension</text:p>
          </table:table-cell>
          <table:table-cell office:value-type="float" office:value="10">
            <text:p>10</text:p>
          </table:table-cell>
          <table:table-cell office:value-type="string">
            <text:p>Florfenicol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M98]*[.N98]*1000" office:value-type="float" office:value="100000">
            <text:p>100000</text:p>
          </table:table-cell>
          <table:table-cell table:formula="of:=[.O98]/[.C98]" office:value-type="float" office:value="57.1428571428571">
            <text:p>57,1428571429</text:p>
          </table:table-cell>
          <table:table-cell table:style-name="ce7" table:formula="of:=[.P98]/[.G98]" office:value-type="float" office:value="9.52380952380952">
            <text:p>9,5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99]*[.N99]*1000" office:value-type="float" office:value="0">
            <text:p>0</text:p>
          </table:table-cell>
          <table:table-cell table:formula="of:=[.O99]/[.C99]" office:value-type="float" office:value="0">
            <text:p>#DIV/0!</text:p>
          </table:table-cell>
          <table:table-cell table:style-name="ce8" table:formula="of:=SUM([.Q93:.Q98])" office:value-type="float" office:value="32.3809523809524">
            <text:p>32,4</text:p>
          </table:table-cell>
          <table:table-cell table:number-columns-repeated="1007"/>
        </table:table-row>
        <table:table-row table:style-name="ro1">
          <table:table-cell office:value-type="string">
            <text:p>Farm 13</text:p>
          </table:table-cell>
          <table:table-cell office:value-type="string">
            <text:p>Sokoto</text:p>
          </table:table-cell>
          <table:table-cell office:value-type="float" office:value="1300">
            <text:p>1300</text:p>
          </table:table-cell>
          <table:table-cell office:value-type="string">
            <text:p>Broilers</text:p>
          </table:table-cell>
          <table:table-cell office:value-type="string">
            <text:p>Small scale</text:p>
          </table:table-cell>
          <table:table-cell office:value-type="float" office:value="1.5">
            <text:p>1,5</text:p>
          </table:table-cell>
          <table:table-cell table:formula="of:=[.F100]*4" office:value-type="float" office:value="6">
            <text:p>6</text:p>
          </table:table-cell>
          <table:table-cell office:value-type="string">
            <text:p>Intergendox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Doxycycline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M100]*[.N100]*1000" office:value-type="float" office:value="70000">
            <text:p>70000</text:p>
          </table:table-cell>
          <table:table-cell table:formula="of:=[.O100]/[.C100]" office:value-type="float" office:value="53.8461538461539">
            <text:p>53,8461538462</text:p>
          </table:table-cell>
          <table:table-cell table:style-name="ce7" table:formula="of:=[.P100]/[.G100]" office:value-type="float" office:value="8.97435897435897">
            <text:p>9,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300">
            <text:p>130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Gentamicin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M101]*[.N101]*1000" office:value-type="float" office:value="35000">
            <text:p>35000</text:p>
          </table:table-cell>
          <table:table-cell table:formula="of:=[.O101]/[.C101]" office:value-type="float" office:value="26.9230769230769">
            <text:p>26,9230769231</text:p>
          </table:table-cell>
          <table:table-cell table:style-name="ce7" table:formula="of:=[.P101]/[.G101]" office:value-type="float" office:value="4.48717948717949">
            <text:p>4,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300">
            <text:p>130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Interseryl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Erythromycin</text:p>
          </table:table-cell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 table:formula="of:=[.M102]*[.N102]*1000" office:value-type="float" office:value="24500">
            <text:p>24500</text:p>
          </table:table-cell>
          <table:table-cell table:formula="of:=[.O102]/[.C102]" office:value-type="float" office:value="18.8461538461538">
            <text:p>18,8461538462</text:p>
          </table:table-cell>
          <table:table-cell table:style-name="ce7" table:formula="of:=[.P102]/[.G102]" office:value-type="float" office:value="3.14102564102564">
            <text:p>3,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300">
            <text:p>130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Oxytetracyclin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M103]*[.N103]*1000" office:value-type="float" office:value="35000">
            <text:p>35000</text:p>
          </table:table-cell>
          <table:table-cell table:formula="of:=[.O103]/[.C103]" office:value-type="float" office:value="26.9230769230769">
            <text:p>26,9230769231</text:p>
          </table:table-cell>
          <table:table-cell table:style-name="ce7" table:formula="of:=[.P103]/[.G103]" office:value-type="float" office:value="4.48717948717949">
            <text:p>4,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300">
            <text:p>130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Streptomycin</text:p>
          </table:table-cell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 table:formula="of:=[.M104]*[.N104]*1000" office:value-type="float" office:value="24500">
            <text:p>24500</text:p>
          </table:table-cell>
          <table:table-cell table:formula="of:=[.O104]/[.C104]" office:value-type="float" office:value="18.8461538461538">
            <text:p>18,8461538462</text:p>
          </table:table-cell>
          <table:table-cell table:style-name="ce7" table:formula="of:=[.P104]/[.G104]" office:value-type="float" office:value="3.14102564102564">
            <text:p>3,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300">
            <text:p>130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Colistin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[.M105]*[.N105]*1000" office:value-type="float" office:value="112000">
            <text:p>112000</text:p>
          </table:table-cell>
          <table:table-cell table:formula="of:=[.O105]/[.C105]" office:value-type="float" office:value="86.1538461538462">
            <text:p>86,1538461538</text:p>
          </table:table-cell>
          <table:table-cell table:style-name="ce7" table:formula="of:=[.P105]/[.G105]" office:value-type="float" office:value="14.3589743589744">
            <text:p>14,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300">
            <text:p>130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Floxad 10 %</text:p>
          </table:table-cell>
          <table:table-cell office:value-type="string">
            <text:p>Oral</text:p>
          </table:table-cell>
          <table:table-cell office:value-type="string">
            <text:p>Suspension</text:p>
          </table:table-cell>
          <table:table-cell office:value-type="float" office:value="10">
            <text:p>10</text:p>
          </table:table-cell>
          <table:table-cell office:value-type="string">
            <text:p>Enrofloxacin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M106]*[.N106]*1000" office:value-type="float" office:value="50000">
            <text:p>50000</text:p>
          </table:table-cell>
          <table:table-cell table:formula="of:=[.O106]/[.C106]" office:value-type="float" office:value="38.4615384615385">
            <text:p>38,4615384615</text:p>
          </table:table-cell>
          <table:table-cell table:style-name="ce7" table:formula="of:=[.P106]/[.G106]" office:value-type="float" office:value="6.41025641025641">
            <text:p>6,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300">
            <text:p>130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Conflox 20 %</text:p>
          </table:table-cell>
          <table:table-cell office:value-type="string">
            <text:p>Oral</text:p>
          </table:table-cell>
          <table:table-cell office:value-type="string">
            <text:p>Suspension</text:p>
          </table:table-cell>
          <table:table-cell office:value-type="float" office:value="20">
            <text:p>20</text:p>
          </table:table-cell>
          <table:table-cell office:value-type="string">
            <text:p>Enrofloxacin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M107]*[.N107]*1000" office:value-type="float" office:value="80000">
            <text:p>80000</text:p>
          </table:table-cell>
          <table:table-cell table:formula="of:=[.O107]/[.C107]" office:value-type="float" office:value="61.5384615384615">
            <text:p>61,5384615385</text:p>
          </table:table-cell>
          <table:table-cell table:style-name="ce7" table:formula="of:=[.P107]/[.G107]" office:value-type="float" office:value="10.2564102564103">
            <text:p>10,3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108]*[.N108]*1000" office:value-type="float" office:value="0">
            <text:p>0</text:p>
          </table:table-cell>
          <table:table-cell table:formula="of:=[.O108]/[.C108]" office:value-type="float" office:value="0">
            <text:p>#DIV/0!</text:p>
          </table:table-cell>
          <table:table-cell table:style-name="ce8" table:formula="of:=SUM([.Q100:.Q107])" office:value-type="float" office:value="55.2564102564102">
            <text:p>55,3</text:p>
          </table:table-cell>
          <table:table-cell table:number-columns-repeated="1007"/>
        </table:table-row>
        <table:table-row table:style-name="ro1">
          <table:table-cell office:value-type="string">
            <text:p>Farm 14</text:p>
          </table:table-cell>
          <table:table-cell office:value-type="string">
            <text:p>Sokoto</text:p>
          </table:table-cell>
          <table:table-cell office:value-type="float" office:value="1800">
            <text:p>1800</text:p>
          </table:table-cell>
          <table:table-cell office:value-type="string">
            <text:p>Layers</text:p>
          </table:table-cell>
          <table:table-cell office:value-type="string">
            <text:p>Small scale</text:p>
          </table:table-cell>
          <table:table-cell office:value-type="float" office:value="6">
            <text:p>6</text:p>
          </table:table-cell>
          <table:table-cell table:formula="of:=[.F109]*4" office:value-type="float" office:value="24">
            <text:p>24</text:p>
          </table:table-cell>
          <table:table-cell office:value-type="string">
            <text:p><text:s/>Neoceryl Plus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string">
            <text:p>Oxytetracycline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formula="of:=[.M109]*[.N109]*1000" office:value-type="float" office:value="1250000">
            <text:p>1250000</text:p>
          </table:table-cell>
          <table:table-cell table:formula="of:=[.O109]/[.C109]" office:value-type="float" office:value="694.444444444444">
            <text:p>694,4444444444</text:p>
          </table:table-cell>
          <table:table-cell table:style-name="ce7" table:formula="of:=[.P109]/[.G109]" office:value-type="float" office:value="28.9351851851852">
            <text:p>28,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800">
            <text:p>18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Neomycine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[.M110]*[.N110]*1000" office:value-type="float" office:value="250000">
            <text:p>250000</text:p>
          </table:table-cell>
          <table:table-cell table:formula="of:=[.O110]/[.C110]" office:value-type="float" office:value="138.888888888889">
            <text:p>138,8888888889</text:p>
          </table:table-cell>
          <table:table-cell table:style-name="ce7" table:formula="of:=[.P110]/[.G110]" office:value-type="float" office:value="5.78703703703704">
            <text:p>5,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800">
            <text:p>18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Cerylvet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/>
          <table:table-cell office:value-type="string">
            <text:p>Erythromycin</text:p>
          </table:table-cell>
          <table:table-cell office:value-type="float" office:value="3.5">
            <text:p>3,5</text:p>
          </table:table-cell>
          <table:table-cell office:value-type="float" office:value="11">
            <text:p>11</text:p>
          </table:table-cell>
          <table:table-cell table:formula="of:=[.M111]*[.N111]*1000" office:value-type="float" office:value="38500">
            <text:p>38500</text:p>
          </table:table-cell>
          <table:table-cell table:formula="of:=[.O111]/[.C111]" office:value-type="float" office:value="21.3888888888889">
            <text:p>21,3888888889</text:p>
          </table:table-cell>
          <table:table-cell table:style-name="ce7" table:formula="of:=[.P111]/[.G111]" office:value-type="float" office:value="0.891203703703704">
            <text:p>0,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800">
            <text:p>18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Oxytetracycline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M112]*[.N112]*1000" office:value-type="float" office:value="55000">
            <text:p>55000</text:p>
          </table:table-cell>
          <table:table-cell table:formula="of:=[.O112]/[.C112]" office:value-type="float" office:value="30.5555555555556">
            <text:p>30,5555555556</text:p>
          </table:table-cell>
          <table:table-cell table:style-name="ce7" table:formula="of:=[.P112]/[.G112]" office:value-type="float" office:value="1.27314814814815">
            <text:p>1,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800">
            <text:p>18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Streptomycin</text:p>
          </table:table-cell>
          <table:table-cell office:value-type="float" office:value="3.5">
            <text:p>3,5</text:p>
          </table:table-cell>
          <table:table-cell office:value-type="float" office:value="11">
            <text:p>11</text:p>
          </table:table-cell>
          <table:table-cell table:formula="of:=[.M113]*[.N113]*1000" office:value-type="float" office:value="38500">
            <text:p>38500</text:p>
          </table:table-cell>
          <table:table-cell table:formula="of:=[.O113]/[.C113]" office:value-type="float" office:value="21.3888888888889">
            <text:p>21,3888888889</text:p>
          </table:table-cell>
          <table:table-cell table:style-name="ce7" table:formula="of:=[.P113]/[.G113]" office:value-type="float" office:value="0.891203703703704">
            <text:p>0,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800">
            <text:p>18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Neomycine</text:p>
          </table:table-cell>
          <table:table-cell office:value-type="float" office:value="0.5">
            <text:p>0,5</text:p>
          </table:table-cell>
          <table:table-cell office:value-type="float" office:value="11">
            <text:p>11</text:p>
          </table:table-cell>
          <table:table-cell table:formula="of:=[.M114]*[.N114]*1000" office:value-type="float" office:value="5500">
            <text:p>5500</text:p>
          </table:table-cell>
          <table:table-cell table:formula="of:=[.O114]/[.C114]" office:value-type="float" office:value="3.05555555555556">
            <text:p>3,0555555556</text:p>
          </table:table-cell>
          <table:table-cell table:style-name="ce7" table:formula="of:=[.P114]/[.G114]" office:value-type="float" office:value="0.127314814814815">
            <text:p>0,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800">
            <text:p>18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Colistin</text:p>
          </table:table-cell>
          <table:table-cell office:value-type="float" office:value="1.6">
            <text:p>1,6</text:p>
          </table:table-cell>
          <table:table-cell office:value-type="float" office:value="11">
            <text:p>11</text:p>
          </table:table-cell>
          <table:table-cell table:formula="of:=[.M115]*[.N115]*1000" office:value-type="float" office:value="17600">
            <text:p>17600</text:p>
          </table:table-cell>
          <table:table-cell table:formula="of:=[.O115]/[.C115]" office:value-type="float" office:value="9.77777777777778">
            <text:p>9,7777777778</text:p>
          </table:table-cell>
          <table:table-cell table:style-name="ce7" table:formula="of:=[.P115]/[.G115]" office:value-type="float" office:value="0.407407407407407">
            <text:p>0,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800">
            <text:p>18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Amprocox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Amprolium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M116]*[.N116]*1000" office:value-type="float" office:value="100000">
            <text:p>100000</text:p>
          </table:table-cell>
          <table:table-cell table:formula="of:=[.O116]/[.C116]" office:value-type="float" office:value="55.5555555555556">
            <text:p>55,5555555556</text:p>
          </table:table-cell>
          <table:table-cell table:style-name="ce7" table:formula="of:=[.P116]/[.G116]" office:value-type="float" office:value="2.31481481481481">
            <text:p>2,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800">
            <text:p>18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Sulphaquinozalone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[.M117]*[.N117]*1000" office:value-type="float" office:value="75000">
            <text:p>75000</text:p>
          </table:table-cell>
          <table:table-cell table:formula="of:=[.O117]/[.C117]" office:value-type="float" office:value="41.6666666666667">
            <text:p>41,6666666667</text:p>
          </table:table-cell>
          <table:table-cell table:style-name="ce7" table:formula="of:=[.P117]/[.G117]" office:value-type="float" office:value="1.73611111111111">
            <text:p>1,7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118]*[.N118]*1000" office:value-type="float" office:value="0">
            <text:p>0</text:p>
          </table:table-cell>
          <table:table-cell table:formula="of:=[.O118]/[.C118]" office:value-type="float" office:value="0">
            <text:p>#DIV/0!</text:p>
          </table:table-cell>
          <table:table-cell table:style-name="ce8" table:formula="of:=SUM([.Q109:.Q117])" office:value-type="float" office:value="42.3634259259259">
            <text:p>42,4</text:p>
          </table:table-cell>
          <table:table-cell table:number-columns-repeated="1007"/>
        </table:table-row>
        <table:table-row table:style-name="ro1">
          <table:table-cell office:value-type="string">
            <text:p>Farm 15</text:p>
          </table:table-cell>
          <table:table-cell office:value-type="string">
            <text:p>Sokoto</text:p>
          </table:table-cell>
          <table:table-cell office:value-type="float" office:value="18000">
            <text:p>18000</text:p>
          </table:table-cell>
          <table:table-cell office:value-type="string">
            <text:p>Layers</text:p>
          </table:table-cell>
          <table:table-cell office:value-type="string">
            <text:p>Large scale</text:p>
          </table:table-cell>
          <table:table-cell office:value-type="float" office:value="6">
            <text:p>6</text:p>
          </table:table-cell>
          <table:table-cell table:formula="of:=[.F119]*4" office:value-type="float" office:value="24">
            <text:p>24</text:p>
          </table:table-cell>
          <table:table-cell office:value-type="string">
            <text:p>Kenflox 20 %</text:p>
          </table:table-cell>
          <table:table-cell office:value-type="string">
            <text:p>Oral</text:p>
          </table:table-cell>
          <table:table-cell office:value-type="string">
            <text:p>Suspension</text:p>
          </table:table-cell>
          <table:table-cell office:value-type="float" office:value="200">
            <text:p>200</text:p>
          </table:table-cell>
          <table:table-cell office:value-type="string">
            <text:p>Enrofloxacin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[.M119]*[.N119]*1000" office:value-type="float" office:value="200000">
            <text:p>200000</text:p>
          </table:table-cell>
          <table:table-cell table:formula="of:=[.O119]/[.C119]" office:value-type="float" office:value="11.1111111111111">
            <text:p>11,1111111111</text:p>
          </table:table-cell>
          <table:table-cell table:style-name="ce7" table:formula="of:=[.P119]/[.G119]" office:value-type="float" office:value="0.462962962962963">
            <text:p>0,5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120]*[.N120]*1000" office:value-type="float" office:value="0">
            <text:p>0</text:p>
          </table:table-cell>
          <table:table-cell table:formula="of:=[.O120]/[.C120]" office:value-type="float" office:value="0">
            <text:p>#DIV/0!</text:p>
          </table:table-cell>
          <table:table-cell table:style-name="ce8" office:value-type="float" office:value="0.5">
            <text:p>0,5</text:p>
          </table:table-cell>
          <table:table-cell table:number-columns-repeated="1007"/>
        </table:table-row>
        <table:table-row table:style-name="ro1">
          <table:table-cell office:value-type="string">
            <text:p>Farm 16</text:p>
          </table:table-cell>
          <table:table-cell office:value-type="string">
            <text:p>Zamfara</text:p>
          </table:table-cell>
          <table:table-cell office:value-type="float" office:value="125000">
            <text:p>125000</text:p>
          </table:table-cell>
          <table:table-cell office:value-type="string">
            <text:p>Layers</text:p>
          </table:table-cell>
          <table:table-cell office:value-type="string">
            <text:p>Large Scale</text:p>
          </table:table-cell>
          <table:table-cell office:value-type="float" office:value="6">
            <text:p>6</text:p>
          </table:table-cell>
          <table:table-cell table:formula="of:=[.F121]*4" office:value-type="float" office:value="24">
            <text:p>24</text:p>
          </table:table-cell>
          <table:table-cell office:value-type="string">
            <text:p>Doxycol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Doxycycline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table:formula="of:=[.M121]*[.N121]*1000" office:value-type="float" office:value="2000000">
            <text:p>2000000</text:p>
          </table:table-cell>
          <table:table-cell table:formula="of:=[.O121]/[.C121]" office:value-type="float" office:value="16">
            <text:p>16</text:p>
          </table:table-cell>
          <table:table-cell table:style-name="ce7" table:formula="of:=[.P121]/[.G121]" office:value-type="float" office:value="0.666666666666667">
            <text:p>0,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5000">
            <text:p>1250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Colistin</text:p>
          </table:table-cell>
          <table:table-cell office:value-type="float" office:value="9.6">
            <text:p>9,6</text:p>
          </table:table-cell>
          <table:table-cell office:value-type="float" office:value="200">
            <text:p>200</text:p>
          </table:table-cell>
          <table:table-cell table:formula="of:=[.M122]*[.N122]*1000" office:value-type="float" office:value="1920000">
            <text:p>1920000</text:p>
          </table:table-cell>
          <table:table-cell table:formula="of:=[.O122]/[.C122]" office:value-type="float" office:value="15.36">
            <text:p>15,36</text:p>
          </table:table-cell>
          <table:table-cell table:style-name="ce7" table:formula="of:=[.P122]/[.G122]" office:value-type="float" office:value="0.64">
            <text:p>0,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5000">
            <text:p>1250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Doxy-Gen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Doxycycline</text:p>
          </table:table-cell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table:formula="of:=[.M123]*[.N123]*1000" office:value-type="float" office:value="8000000">
            <text:p>8000000</text:p>
          </table:table-cell>
          <table:table-cell table:formula="of:=[.O123]/[.C123]" office:value-type="float" office:value="64">
            <text:p>64</text:p>
          </table:table-cell>
          <table:table-cell table:style-name="ce7" table:formula="of:=[.P123]/[.G123]" office:value-type="float" office:value="2.66666666666667">
            <text:p>2,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5000">
            <text:p>1250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Gentamicin</text:p>
          </table:table-cell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table:formula="of:=[.M124]*[.N124]*1000" office:value-type="float" office:value="8000000">
            <text:p>8000000</text:p>
          </table:table-cell>
          <table:table-cell table:formula="of:=[.O124]/[.C124]" office:value-type="float" office:value="64">
            <text:p>64</text:p>
          </table:table-cell>
          <table:table-cell table:style-name="ce7" table:formula="of:=[.P124]/[.G124]" office:value-type="float" office:value="2.66666666666667">
            <text:p>2,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5000">
            <text:p>1250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Amoxy-col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Amoxycillin</text:p>
          </table:table-cell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table:formula="of:=[.M125]*[.N125]*1000" office:value-type="float" office:value="8000000">
            <text:p>8000000</text:p>
          </table:table-cell>
          <table:table-cell table:formula="of:=[.O125]/[.C125]" office:value-type="float" office:value="64">
            <text:p>64</text:p>
          </table:table-cell>
          <table:table-cell table:style-name="ce7" table:formula="of:=[.P125]/[.G125]" office:value-type="float" office:value="2.66666666666667">
            <text:p>2,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5000">
            <text:p>1250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Colistin</text:p>
          </table:table-cell>
          <table:table-cell office:value-type="float" office:value="80">
            <text:p>80</text:p>
          </table:table-cell>
          <table:table-cell office:value-type="float" office:value="400">
            <text:p>400</text:p>
          </table:table-cell>
          <table:table-cell table:formula="of:=[.M126]*[.N126]*1000" office:value-type="float" office:value="32000000">
            <text:p>32000000</text:p>
          </table:table-cell>
          <table:table-cell table:formula="of:=[.O126]/[.C126]" office:value-type="float" office:value="256">
            <text:p>256</text:p>
          </table:table-cell>
          <table:table-cell table:style-name="ce7" table:formula="of:=[.P126]/[.G126]" office:value-type="float" office:value="10.6666666666667">
            <text:p>10,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5000">
            <text:p>1250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Tylo-Dox Extra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Tylosine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table:formula="of:=[.M127]*[.N127]*1000" office:value-type="float" office:value="3000000">
            <text:p>3000000</text:p>
          </table:table-cell>
          <table:table-cell table:formula="of:=[.O127]/[.C127]" office:value-type="float" office:value="24">
            <text:p>24</text:p>
          </table:table-cell>
          <table:table-cell table:style-name="ce7" table:formula="of:=[.P127]/[.G127]" office:value-type="float" office:value="1">
            <text:p>1,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5000">
            <text:p>1250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Doxycycline</text:p>
          </table:table-cell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table:formula="of:=[.M128]*[.N128]*1000" office:value-type="float" office:value="6000000">
            <text:p>6000000</text:p>
          </table:table-cell>
          <table:table-cell table:formula="of:=[.O128]/[.C128]" office:value-type="float" office:value="48">
            <text:p>48</text:p>
          </table:table-cell>
          <table:table-cell table:style-name="ce7" table:formula="of:=[.P128]/[.G128]" office:value-type="float" office:value="2">
            <text:p>2,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5000">
            <text:p>1250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Neodox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Neomycine</text:p>
          </table:table-cell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table:formula="of:=[.M129]*[.N129]*1000" office:value-type="float" office:value="6000000">
            <text:p>6000000</text:p>
          </table:table-cell>
          <table:table-cell table:formula="of:=[.O129]/[.C129]" office:value-type="float" office:value="48">
            <text:p>48</text:p>
          </table:table-cell>
          <table:table-cell table:style-name="ce7" table:formula="of:=[.P129]/[.G129]" office:value-type="float" office:value="2">
            <text:p>2,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5000">
            <text:p>1250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Doxycycline</text:p>
          </table:table-cell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table:formula="of:=[.M130]*[.N130]*1000" office:value-type="float" office:value="6000000">
            <text:p>6000000</text:p>
          </table:table-cell>
          <table:table-cell table:formula="of:=[.O130]/[.C130]" office:value-type="float" office:value="48">
            <text:p>48</text:p>
          </table:table-cell>
          <table:table-cell table:style-name="ce7" table:formula="of:=[.P130]/[.G130]" office:value-type="float" office:value="2">
            <text:p>2,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5000">
            <text:p>1250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EST mix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Erythromycin</text:p>
          </table:table-cell>
          <table:table-cell office:value-type="float" office:value="18">
            <text:p>18</text:p>
          </table:table-cell>
          <table:table-cell office:value-type="float" office:value="200">
            <text:p>200</text:p>
          </table:table-cell>
          <table:table-cell table:formula="of:=[.M131]*[.N131]*1000" office:value-type="float" office:value="3600000">
            <text:p>3600000</text:p>
          </table:table-cell>
          <table:table-cell table:formula="of:=[.O131]/[.C131]" office:value-type="float" office:value="28.8">
            <text:p>28,8</text:p>
          </table:table-cell>
          <table:table-cell table:style-name="ce7" table:formula="of:=[.P131]/[.G131]" office:value-type="float" office:value="1.2">
            <text:p>1,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5000">
            <text:p>1250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Sulphadiazine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table:formula="of:=[.M132]*[.N132]*1000" office:value-type="float" office:value="3000000">
            <text:p>3000000</text:p>
          </table:table-cell>
          <table:table-cell table:formula="of:=[.O132]/[.C132]" office:value-type="float" office:value="24">
            <text:p>24</text:p>
          </table:table-cell>
          <table:table-cell table:style-name="ce7" table:formula="of:=[.P132]/[.G132]" office:value-type="float" office:value="1">
            <text:p>1,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5000">
            <text:p>1250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Trimethoprim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formula="of:=[.M133]*[.N133]*1000" office:value-type="float" office:value="600000">
            <text:p>600000</text:p>
          </table:table-cell>
          <table:table-cell table:formula="of:=[.O133]/[.C133]" office:value-type="float" office:value="4.8">
            <text:p>4,8</text:p>
          </table:table-cell>
          <table:table-cell table:style-name="ce7" table:formula="of:=[.P133]/[.G133]" office:value-type="float" office:value="0.2">
            <text:p>0,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5000">
            <text:p>1250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Kenflox 20 %</text:p>
          </table:table-cell>
          <table:table-cell office:value-type="string">
            <text:p>Oral</text:p>
          </table:table-cell>
          <table:table-cell office:value-type="string">
            <text:p>Suspension</text:p>
          </table:table-cell>
          <table:table-cell office:value-type="float" office:value="20">
            <text:p>20</text:p>
          </table:table-cell>
          <table:table-cell office:value-type="string">
            <text:p>Enrofloxacin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table:formula="of:=[.M134]*[.N134]*1000" office:value-type="float" office:value="4000000">
            <text:p>4000000</text:p>
          </table:table-cell>
          <table:table-cell table:formula="of:=[.O134]/[.C134]" office:value-type="float" office:value="32">
            <text:p>32</text:p>
          </table:table-cell>
          <table:table-cell table:style-name="ce7" table:formula="of:=[.P134]/[.G134]" office:value-type="float" office:value="1.33333333333333">
            <text:p>1,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5000">
            <text:p>1250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Gentamicin</text:p>
          </table:table-cell>
          <table:table-cell office:value-type="string">
            <text:p>Parenteral</text:p>
          </table:table-cell>
          <table:table-cell office:value-type="string">
            <text:p>Injectable</text:p>
          </table:table-cell>
          <table:table-cell office:value-type="float" office:value="10">
            <text:p>10</text:p>
          </table:table-cell>
          <table:table-cell office:value-type="string">
            <text:p>Gentamicin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formula="of:=[.M135]*[.N135]*1000" office:value-type="float" office:value="1000000">
            <text:p>1000000</text:p>
          </table:table-cell>
          <table:table-cell table:formula="of:=[.O135]/[.C135]" office:value-type="float" office:value="8">
            <text:p>8</text:p>
          </table:table-cell>
          <table:table-cell table:style-name="ce7" table:formula="of:=[.P135]/[.G135]" office:value-type="float" office:value="0.333333333333333">
            <text:p>0,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5000">
            <text:p>1250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Oxytetracycline</text:p>
          </table:table-cell>
          <table:table-cell office:value-type="string">
            <text:p>Parenteral</text:p>
          </table:table-cell>
          <table:table-cell office:value-type="string">
            <text:p>Injectable</text:p>
          </table:table-cell>
          <table:table-cell office:value-type="float" office:value="20">
            <text:p>20</text:p>
          </table:table-cell>
          <table:table-cell office:value-type="string">
            <text:p>Oxytetracycline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table:formula="of:=[.M136]*[.N136]*1000" office:value-type="float" office:value="4000000">
            <text:p>4000000</text:p>
          </table:table-cell>
          <table:table-cell table:formula="of:=[.O136]/[.C136]" office:value-type="float" office:value="32">
            <text:p>32</text:p>
          </table:table-cell>
          <table:table-cell table:style-name="ce7" table:formula="of:=[.P136]/[.G136]" office:value-type="float" office:value="1.33333333333333">
            <text:p>1,3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137]*[.N137]*1000" office:value-type="float" office:value="0">
            <text:p>0</text:p>
          </table:table-cell>
          <table:table-cell table:formula="of:=[.O137]/[.C137]" office:value-type="float" office:value="0">
            <text:p>#DIV/0!</text:p>
          </table:table-cell>
          <table:table-cell table:style-name="ce8" table:formula="of:=SUM([.Q121:.Q136])" office:value-type="float" office:value="32.3733333333333">
            <text:p>32,4</text:p>
          </table:table-cell>
          <table:table-cell table:number-columns-repeated="1007"/>
        </table:table-row>
        <table:table-row table:style-name="ro1">
          <table:table-cell office:value-type="string">
            <text:p>Farm 17</text:p>
          </table:table-cell>
          <table:table-cell office:value-type="string">
            <text:p>Zamfara</text:p>
          </table:table-cell>
          <table:table-cell office:value-type="float" office:value="75000">
            <text:p>75000</text:p>
          </table:table-cell>
          <table:table-cell office:value-type="string">
            <text:p>Layers</text:p>
          </table:table-cell>
          <table:table-cell office:value-type="string">
            <text:p>Large Scale</text:p>
          </table:table-cell>
          <table:table-cell office:value-type="float" office:value="6">
            <text:p>6</text:p>
          </table:table-cell>
          <table:table-cell table:formula="of:=[.F138]*4" office:value-type="float" office:value="24">
            <text:p>24</text:p>
          </table:table-cell>
          <table:table-cell office:value-type="string">
            <text:p>Bidox-N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Neomycine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table:formula="of:=[.M138]*[.N138]*1000" office:value-type="float" office:value="5000000">
            <text:p>5000000</text:p>
          </table:table-cell>
          <table:table-cell table:formula="of:=[.O138]/[.C138]" office:value-type="float" office:value="66.6666666666667">
            <text:p>66,6666666667</text:p>
          </table:table-cell>
          <table:table-cell table:style-name="ce7" table:formula="of:=[.P138]/[.G138]" office:value-type="float" office:value="2.77777777777778">
            <text:p>2,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5000">
            <text:p>750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Doxycycline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table:formula="of:=[.M139]*[.N139]*1000" office:value-type="float" office:value="5000000">
            <text:p>5000000</text:p>
          </table:table-cell>
          <table:table-cell table:formula="of:=[.O139]/[.C139]" office:value-type="float" office:value="66.6666666666667">
            <text:p>66,6666666667</text:p>
          </table:table-cell>
          <table:table-cell table:style-name="ce7" table:formula="of:=[.P139]/[.G139]" office:value-type="float" office:value="2.77777777777778">
            <text:p>2,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5000">
            <text:p>750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Megadox-N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Neomycine</text:p>
          </table:table-cell>
          <table:table-cell office:value-type="float" office:value="10">
            <text:p>10</text:p>
          </table:table-cell>
          <table:table-cell office:value-type="float" office:value="214">
            <text:p>214</text:p>
          </table:table-cell>
          <table:table-cell table:formula="of:=[.M140]*[.N140]*1000" office:value-type="float" office:value="2140000">
            <text:p>2140000</text:p>
          </table:table-cell>
          <table:table-cell table:formula="of:=[.O140]/[.C140]" office:value-type="float" office:value="28.5333333333333">
            <text:p>28,5333333333</text:p>
          </table:table-cell>
          <table:table-cell table:style-name="ce7" table:formula="of:=[.P140]/[.G140]" office:value-type="float" office:value="1.18888888888889">
            <text:p>1,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5000">
            <text:p>750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Doxycycline</text:p>
          </table:table-cell>
          <table:table-cell office:value-type="float" office:value="10">
            <text:p>10</text:p>
          </table:table-cell>
          <table:table-cell office:value-type="float" office:value="214">
            <text:p>214</text:p>
          </table:table-cell>
          <table:table-cell table:formula="of:=[.M141]*[.N141]*1000" office:value-type="float" office:value="2140000">
            <text:p>2140000</text:p>
          </table:table-cell>
          <table:table-cell table:formula="of:=[.O141]/[.C141]" office:value-type="float" office:value="28.5333333333333">
            <text:p>28,5333333333</text:p>
          </table:table-cell>
          <table:table-cell table:style-name="ce7" table:formula="of:=[.P141]/[.G141]" office:value-type="float" office:value="1.18888888888889">
            <text:p>1,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5000">
            <text:p>750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Gendox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Gentamicin</text:p>
          </table:table-cell>
          <table:table-cell office:value-type="float" office:value="10">
            <text:p>10</text:p>
          </table:table-cell>
          <table:table-cell office:value-type="float" office:value="250">
            <text:p>250</text:p>
          </table:table-cell>
          <table:table-cell table:formula="of:=[.M142]*[.N142]*1000" office:value-type="float" office:value="2500000">
            <text:p>2500000</text:p>
          </table:table-cell>
          <table:table-cell table:formula="of:=[.O142]/[.C142]" office:value-type="float" office:value="33.3333333333333">
            <text:p>33,3333333333</text:p>
          </table:table-cell>
          <table:table-cell table:style-name="ce7" table:formula="of:=[.P142]/[.G142]" office:value-type="float" office:value="1.38888888888889">
            <text:p>1,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5000">
            <text:p>750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Doxycycline</text:p>
          </table:table-cell>
          <table:table-cell office:value-type="float" office:value="10">
            <text:p>10</text:p>
          </table:table-cell>
          <table:table-cell office:value-type="float" office:value="250">
            <text:p>250</text:p>
          </table:table-cell>
          <table:table-cell table:formula="of:=[.M143]*[.N143]*1000" office:value-type="float" office:value="2500000">
            <text:p>2500000</text:p>
          </table:table-cell>
          <table:table-cell table:formula="of:=[.O143]/[.C143]" office:value-type="float" office:value="33.3333333333333">
            <text:p>33,3333333333</text:p>
          </table:table-cell>
          <table:table-cell table:style-name="ce7" table:formula="of:=[.P143]/[.G143]" office:value-type="float" office:value="1.38888888888889">
            <text:p>1,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5000">
            <text:p>750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Neoceryl Plus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Oxytetracycline</text:p>
          </table:table-cell>
          <table:table-cell office:value-type="float" office:value="50">
            <text:p>50</text:p>
          </table:table-cell>
          <table:table-cell office:value-type="float" office:value="195">
            <text:p>195</text:p>
          </table:table-cell>
          <table:table-cell table:formula="of:=[.M144]*[.N144]*1000" office:value-type="float" office:value="9750000">
            <text:p>9750000</text:p>
          </table:table-cell>
          <table:table-cell table:formula="of:=[.O144]/[.C144]" office:value-type="float" office:value="130">
            <text:p>130</text:p>
          </table:table-cell>
          <table:table-cell table:style-name="ce7" table:formula="of:=[.P144]/[.G144]" office:value-type="float" office:value="5.41666666666667">
            <text:p>5,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5000">
            <text:p>750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Neomycine</text:p>
          </table:table-cell>
          <table:table-cell office:value-type="float" office:value="10">
            <text:p>10</text:p>
          </table:table-cell>
          <table:table-cell office:value-type="float" office:value="195">
            <text:p>195</text:p>
          </table:table-cell>
          <table:table-cell table:formula="of:=[.M145]*[.N145]*1000" office:value-type="float" office:value="1950000">
            <text:p>1950000</text:p>
          </table:table-cell>
          <table:table-cell table:formula="of:=[.O145]/[.C145]" office:value-type="float" office:value="26">
            <text:p>26</text:p>
          </table:table-cell>
          <table:table-cell table:style-name="ce7" table:formula="of:=[.P145]/[.G145]" office:value-type="float" office:value="1.08333333333333">
            <text:p>1,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5000">
            <text:p>750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Tylo-Dox Extra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Tylosine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table:formula="of:=[.M146]*[.N146]*1000" office:value-type="float" office:value="950000">
            <text:p>950000</text:p>
          </table:table-cell>
          <table:table-cell table:formula="of:=[.O146]/[.C146]" office:value-type="float" office:value="12.6666666666667">
            <text:p>12,6666666667</text:p>
          </table:table-cell>
          <table:table-cell table:style-name="ce7" table:formula="of:=[.P146]/[.G146]" office:value-type="float" office:value="0.527777777777778">
            <text:p>0,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5000">
            <text:p>750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Doxycycline</text:p>
          </table:table-cell>
          <table:table-cell office:value-type="float" office:value="20">
            <text:p>20</text:p>
          </table:table-cell>
          <table:table-cell office:value-type="float" office:value="95">
            <text:p>95</text:p>
          </table:table-cell>
          <table:table-cell table:formula="of:=[.M147]*[.N147]*1000" office:value-type="float" office:value="1900000">
            <text:p>1900000</text:p>
          </table:table-cell>
          <table:table-cell table:formula="of:=[.O147]/[.C147]" office:value-type="float" office:value="25.3333333333333">
            <text:p>25,3333333333</text:p>
          </table:table-cell>
          <table:table-cell table:style-name="ce7" table:formula="of:=[.P147]/[.G147]" office:value-type="float" office:value="1.05555555555556">
            <text:p>1,1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148]*[.N148]*1000" office:value-type="float" office:value="0">
            <text:p>0</text:p>
          </table:table-cell>
          <table:table-cell table:formula="of:=[.O148]/[.C148]" office:value-type="float" office:value="0">
            <text:p>#DIV/0!</text:p>
          </table:table-cell>
          <table:table-cell table:style-name="ce8" table:formula="of:=SUM([.Q138:.Q147])" office:value-type="float" office:value="18.7944444444444">
            <text:p>18,8</text:p>
          </table:table-cell>
          <table:table-cell table:number-columns-repeated="1007"/>
        </table:table-row>
        <table:table-row table:style-name="ro1">
          <table:table-cell office:value-type="string">
            <text:p>Farm 18</text:p>
          </table:table-cell>
          <table:table-cell office:value-type="string">
            <text:p>Zamfara</text:p>
          </table:table-cell>
          <table:table-cell office:value-type="float" office:value="5000">
            <text:p>5000</text:p>
          </table:table-cell>
          <table:table-cell office:value-type="string">
            <text:p>Broilers</text:p>
          </table:table-cell>
          <table:table-cell office:value-type="string">
            <text:p>Medium scale</text:p>
          </table:table-cell>
          <table:table-cell office:value-type="float" office:value="1.5">
            <text:p>1,5</text:p>
          </table:table-cell>
          <table:table-cell table:formula="of:=[.F149]*4" office:value-type="float" office:value="6">
            <text:p>6</text:p>
          </table:table-cell>
          <table:table-cell office:value-type="string">
            <text:p>Megadox-N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Neomycin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M149]*[.N149]*1000" office:value-type="float" office:value="200000">
            <text:p>200000</text:p>
          </table:table-cell>
          <table:table-cell table:formula="of:=[.O149]/[.C149]" office:value-type="float" office:value="40">
            <text:p>40</text:p>
          </table:table-cell>
          <table:table-cell table:style-name="ce7" table:formula="of:=[.P149]/[.G149]" office:value-type="float" office:value="6.66666666666667">
            <text:p>6,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5000">
            <text:p>500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Doxycyclin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M150]*[.N150]*1000" office:value-type="float" office:value="200000">
            <text:p>200000</text:p>
          </table:table-cell>
          <table:table-cell table:formula="of:=[.O150]/[.C150]" office:value-type="float" office:value="40">
            <text:p>40</text:p>
          </table:table-cell>
          <table:table-cell table:style-name="ce7" table:formula="of:=[.P150]/[.G150]" office:value-type="float" office:value="6.66666666666667">
            <text:p>6,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5000">
            <text:p>500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Neoceryl Plus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Oxytetracycline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table:formula="of:=[.M151]*[.N151]*1000" office:value-type="float" office:value="1500000">
            <text:p>1500000</text:p>
          </table:table-cell>
          <table:table-cell table:formula="of:=[.O151]/[.C151]" office:value-type="float" office:value="300">
            <text:p>300</text:p>
          </table:table-cell>
          <table:table-cell table:style-name="ce7" table:formula="of:=[.P151]/[.G151]" office:value-type="float" office:value="50">
            <text:p>50,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5000">
            <text:p>500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Neomycine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[.M152]*[.N152]*1000" office:value-type="float" office:value="300000">
            <text:p>300000</text:p>
          </table:table-cell>
          <table:table-cell table:formula="of:=[.O152]/[.C152]" office:value-type="float" office:value="60">
            <text:p>60</text:p>
          </table:table-cell>
          <table:table-cell table:style-name="ce7" table:formula="of:=[.P152]/[.G152]" office:value-type="float" office:value="10">
            <text:p>10,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5000">
            <text:p>500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Keproceryl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Colistin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table:formula="of:=[.M153]*[.N153]*1000" office:value-type="float" office:value="540000">
            <text:p>540000</text:p>
          </table:table-cell>
          <table:table-cell table:formula="of:=[.O153]/[.C153]" office:value-type="float" office:value="108">
            <text:p>108</text:p>
          </table:table-cell>
          <table:table-cell table:style-name="ce7" table:formula="of:=[.P153]/[.G153]" office:value-type="float" office:value="18">
            <text:p>18,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5000">
            <text:p>500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Oxytetracycline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formula="of:=[.M154]*[.N154]*1000" office:value-type="float" office:value="150000">
            <text:p>150000</text:p>
          </table:table-cell>
          <table:table-cell table:formula="of:=[.O154]/[.C154]" office:value-type="float" office:value="30">
            <text:p>30</text:p>
          </table:table-cell>
          <table:table-cell table:style-name="ce7" table:formula="of:=[.P154]/[.G154]" office:value-type="float" office:value="5">
            <text:p>5,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5000">
            <text:p>500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Erythromycin</text:p>
          </table:table-cell>
          <table:table-cell office:value-type="float" office:value="3.5">
            <text:p>3,5</text:p>
          </table:table-cell>
          <table:table-cell office:value-type="float" office:value="30">
            <text:p>30</text:p>
          </table:table-cell>
          <table:table-cell table:formula="of:=[.M155]*[.N155]*1000" office:value-type="float" office:value="105000">
            <text:p>105000</text:p>
          </table:table-cell>
          <table:table-cell table:formula="of:=[.O155]/[.C155]" office:value-type="float" office:value="21">
            <text:p>21</text:p>
          </table:table-cell>
          <table:table-cell table:style-name="ce7" table:formula="of:=[.P155]/[.G155]" office:value-type="float" office:value="3.5">
            <text:p>3,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5000">
            <text:p>500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Streptomycin</text:p>
          </table:table-cell>
          <table:table-cell office:value-type="float" office:value="3.5">
            <text:p>3,5</text:p>
          </table:table-cell>
          <table:table-cell office:value-type="float" office:value="30">
            <text:p>30</text:p>
          </table:table-cell>
          <table:table-cell table:formula="of:=[.M156]*[.N156]*1000" office:value-type="float" office:value="105000">
            <text:p>105000</text:p>
          </table:table-cell>
          <table:table-cell table:formula="of:=[.O156]/[.C156]" office:value-type="float" office:value="21">
            <text:p>21</text:p>
          </table:table-cell>
          <table:table-cell table:style-name="ce7" table:formula="of:=[.P156]/[.G156]" office:value-type="float" office:value="3.5">
            <text:p>3,5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157]*[.N157]*1000" office:value-type="float" office:value="0">
            <text:p>0</text:p>
          </table:table-cell>
          <table:table-cell table:formula="of:=[.O157]/[.C157]" office:value-type="float" office:value="0">
            <text:p>#DIV/0!</text:p>
          </table:table-cell>
          <table:table-cell table:style-name="ce8" table:formula="of:=SUM([.Q149:.Q156])" office:value-type="float" office:value="103.333333333333">
            <text:p>103,3</text:p>
          </table:table-cell>
          <table:table-cell table:number-columns-repeated="1007"/>
        </table:table-row>
        <table:table-row table:style-name="ro1">
          <table:table-cell office:value-type="string">
            <text:p>Farm 19</text:p>
          </table:table-cell>
          <table:table-cell office:value-type="string">
            <text:p>Zamfara</text:p>
          </table:table-cell>
          <table:table-cell office:value-type="float" office:value="60000">
            <text:p>60000</text:p>
          </table:table-cell>
          <table:table-cell office:value-type="string">
            <text:p>Layers</text:p>
          </table:table-cell>
          <table:table-cell office:value-type="string">
            <text:p>Large scale</text:p>
          </table:table-cell>
          <table:table-cell office:value-type="float" office:value="6">
            <text:p>6</text:p>
          </table:table-cell>
          <table:table-cell table:formula="of:=[.F158]*4" office:value-type="float" office:value="24">
            <text:p>24</text:p>
          </table:table-cell>
          <table:table-cell office:value-type="string">
            <text:p>Doxy-gen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Doxycycline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table:formula="of:=[.M158]*[.N158]*1000" office:value-type="float" office:value="4000000">
            <text:p>4000000</text:p>
          </table:table-cell>
          <table:table-cell table:formula="of:=[.O158]/[.C158]" office:value-type="float" office:value="66.6666666666667">
            <text:p>66,6666666667</text:p>
          </table:table-cell>
          <table:table-cell table:style-name="ce7" table:formula="of:=[.P158]/[.G158]" office:value-type="float" office:value="2.77777777777778">
            <text:p>2,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60000">
            <text:p>600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Gentamicin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table:formula="of:=[.M159]*[.N159]*1000" office:value-type="float" office:value="4000000">
            <text:p>4000000</text:p>
          </table:table-cell>
          <table:table-cell table:formula="of:=[.O159]/[.C159]" office:value-type="float" office:value="66.6666666666667">
            <text:p>66,6666666667</text:p>
          </table:table-cell>
          <table:table-cell table:style-name="ce7" table:formula="of:=[.P159]/[.G159]" office:value-type="float" office:value="2.77777777777778">
            <text:p>2,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60000">
            <text:p>600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Megadox-N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Neomycine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formula="of:=[.M160]*[.N160]*1000" office:value-type="float" office:value="1000000">
            <text:p>1000000</text:p>
          </table:table-cell>
          <table:table-cell table:formula="of:=[.O160]/[.C160]" office:value-type="float" office:value="16.6666666666667">
            <text:p>16,6666666667</text:p>
          </table:table-cell>
          <table:table-cell table:style-name="ce7" table:formula="of:=[.P160]/[.G160]" office:value-type="float" office:value="0.694444444444444">
            <text:p>0,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60000">
            <text:p>600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Doxycycline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formula="of:=[.M161]*[.N161]*1000" office:value-type="float" office:value="1000000">
            <text:p>1000000</text:p>
          </table:table-cell>
          <table:table-cell table:formula="of:=[.O161]/[.C161]" office:value-type="float" office:value="16.6666666666667">
            <text:p>16,6666666667</text:p>
          </table:table-cell>
          <table:table-cell table:style-name="ce7" table:formula="of:=[.P161]/[.G161]" office:value-type="float" office:value="0.694444444444444">
            <text:p>0,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60000">
            <text:p>600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Kenflox 20 %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200">
            <text:p>200</text:p>
          </table:table-cell>
          <table:table-cell office:value-type="string">
            <text:p>Enrofloxacin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[.M162]*[.N162]*1000" office:value-type="float" office:value="120000">
            <text:p>120000</text:p>
          </table:table-cell>
          <table:table-cell table:formula="of:=[.O162]/[.C162]" office:value-type="float" office:value="2">
            <text:p>2</text:p>
          </table:table-cell>
          <table:table-cell table:style-name="ce7" table:formula="of:=[.P162]/[.G162]" office:value-type="float" office:value="0.0833333333333333">
            <text:p>0,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60000">
            <text:p>600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Conflox 20 %</text:p>
          </table:table-cell>
          <table:table-cell table:number-columns-repeated="3"/>
          <table:table-cell office:value-type="string">
            <text:p>Enrofloxacin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[.M163]*[.N163]*1000" office:value-type="float" office:value="120000">
            <text:p>120000</text:p>
          </table:table-cell>
          <table:table-cell table:formula="of:=[.O163]/[.C163]" office:value-type="float" office:value="2">
            <text:p>2</text:p>
          </table:table-cell>
          <table:table-cell table:style-name="ce7" table:formula="of:=[.P163]/[.G163]" office:value-type="float" office:value="0.0833333333333333">
            <text:p>0,1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164]*[.N164]*1000" office:value-type="float" office:value="0">
            <text:p>0</text:p>
          </table:table-cell>
          <table:table-cell table:formula="of:=[.O164]/[.C164]" office:value-type="float" office:value="0">
            <text:p>#DIV/0!</text:p>
          </table:table-cell>
          <table:table-cell table:style-name="ce8" table:formula="of:=SUM([.Q158:.Q163])" office:value-type="float" office:value="7.11111111111111">
            <text:p>7,1</text:p>
          </table:table-cell>
          <table:table-cell table:number-columns-repeated="1007"/>
        </table:table-row>
        <table:table-row table:style-name="ro1">
          <table:table-cell office:value-type="string">
            <text:p>Farm 20</text:p>
          </table:table-cell>
          <table:table-cell office:value-type="string">
            <text:p>Zamfara</text:p>
          </table:table-cell>
          <table:table-cell office:value-type="float" office:value="82000">
            <text:p>82000</text:p>
          </table:table-cell>
          <table:table-cell office:value-type="string">
            <text:p>Layers</text:p>
          </table:table-cell>
          <table:table-cell office:value-type="string">
            <text:p>Large scale</text:p>
          </table:table-cell>
          <table:table-cell office:value-type="float" office:value="6">
            <text:p>6</text:p>
          </table:table-cell>
          <table:table-cell table:formula="of:=[.F165]*4" office:value-type="float" office:value="24">
            <text:p>24</text:p>
          </table:table-cell>
          <table:table-cell office:value-type="string">
            <text:p>Doxy-gen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Doxycycline</text:p>
          </table:table-cell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table:formula="of:=[.M165]*[.N165]*1000" office:value-type="float" office:value="4400000">
            <text:p>4400000</text:p>
          </table:table-cell>
          <table:table-cell table:formula="of:=[.O165]/[.C165]" office:value-type="float" office:value="53.6585365853659">
            <text:p>53,6585365854</text:p>
          </table:table-cell>
          <table:table-cell table:style-name="ce7" table:formula="of:=[.P165]/[.G165]" office:value-type="float" office:value="2.23577235772358">
            <text:p>2,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82000">
            <text:p>820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Gentamicin</text:p>
          </table:table-cell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table:formula="of:=[.M166]*[.N166]*1000" office:value-type="float" office:value="4400000">
            <text:p>4400000</text:p>
          </table:table-cell>
          <table:table-cell table:formula="of:=[.O166]/[.C166]" office:value-type="float" office:value="53.6585365853659">
            <text:p>53,6585365854</text:p>
          </table:table-cell>
          <table:table-cell table:style-name="ce7" table:formula="of:=[.P166]/[.G166]" office:value-type="float" office:value="2.23577235772358">
            <text:p>2,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82000">
            <text:p>820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Colidox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Doxycycline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formula="of:=[.M167]*[.N167]*1000" office:value-type="float" office:value="1000000">
            <text:p>1000000</text:p>
          </table:table-cell>
          <table:table-cell table:formula="of:=[.O167]/[.C167]" office:value-type="float" office:value="12.1951219512195">
            <text:p>12,1951219512</text:p>
          </table:table-cell>
          <table:table-cell table:style-name="ce7" table:formula="of:=[.P167]/[.G167]" office:value-type="float" office:value="0.508130081300813">
            <text:p>0,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82000">
            <text:p>820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Colistin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formula="of:=[.M168]*[.N168]*1000" office:value-type="float" office:value="1000000">
            <text:p>1000000</text:p>
          </table:table-cell>
          <table:table-cell table:formula="of:=[.O168]/[.C168]" office:value-type="float" office:value="12.1951219512195">
            <text:p>12,1951219512</text:p>
          </table:table-cell>
          <table:table-cell table:style-name="ce7" table:formula="of:=[.P168]/[.G168]" office:value-type="float" office:value="0.508130081300813">
            <text:p>0,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82000">
            <text:p>820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Floxad 10 %</text:p>
          </table:table-cell>
          <table:table-cell office:value-type="string">
            <text:p>Oral</text:p>
          </table:table-cell>
          <table:table-cell office:value-type="string">
            <text:p>Suspension</text:p>
          </table:table-cell>
          <table:table-cell office:value-type="float" office:value="10">
            <text:p>10</text:p>
          </table:table-cell>
          <table:table-cell office:value-type="string">
            <text:p>Enrofloxacin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[.M169]*[.N169]*1000" office:value-type="float" office:value="250000">
            <text:p>250000</text:p>
          </table:table-cell>
          <table:table-cell table:formula="of:=[.O169]/[.C169]" office:value-type="float" office:value="3.04878048780488">
            <text:p>3,0487804878</text:p>
          </table:table-cell>
          <table:table-cell table:style-name="ce7" table:formula="of:=[.P169]/[.G169]" office:value-type="float" office:value="0.127032520325203">
            <text:p>0,1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170]*[.N170]*1000" office:value-type="float" office:value="0">
            <text:p>0</text:p>
          </table:table-cell>
          <table:table-cell table:formula="of:=[.O170]/[.C170]" office:value-type="float" office:value="0">
            <text:p>#DIV/0!</text:p>
          </table:table-cell>
          <table:table-cell table:style-name="ce8" table:formula="of:=SUM([.Q165:.Q169])" office:value-type="float" office:value="5.61483739837398">
            <text:p>5,6</text:p>
          </table:table-cell>
          <table:table-cell table:number-columns-repeated="1007"/>
        </table:table-row>
        <table:table-row table:style-name="ro1">
          <table:table-cell office:value-type="string">
            <text:p>Farm 21</text:p>
          </table:table-cell>
          <table:table-cell office:value-type="string">
            <text:p>Zamfara</text:p>
          </table:table-cell>
          <table:table-cell office:value-type="float" office:value="130">
            <text:p>130</text:p>
          </table:table-cell>
          <table:table-cell office:value-type="string">
            <text:p>Broilers</text:p>
          </table:table-cell>
          <table:table-cell office:value-type="string">
            <text:p>Backyard</text:p>
          </table:table-cell>
          <table:table-cell office:value-type="float" office:value="1.5">
            <text:p>1,5</text:p>
          </table:table-cell>
          <table:table-cell table:formula="of:=[.F171]*4" office:value-type="float" office:value="6">
            <text:p>6</text:p>
          </table:table-cell>
          <table:table-cell office:value-type="string">
            <text:p>Colidox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string">
            <text:p>Doxycyclin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M171]*[.N171]*1000" office:value-type="float" office:value="20000">
            <text:p>20000</text:p>
          </table:table-cell>
          <table:table-cell table:formula="of:=[.O171]/[.C171]" office:value-type="float" office:value="153.846153846154">
            <text:p>153,8461538462</text:p>
          </table:table-cell>
          <table:table-cell table:style-name="ce7" table:formula="of:=[.P171]/[.G171]" office:value-type="float" office:value="25.6410256410256">
            <text:p>25,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30">
            <text:p>13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Colistin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M172]*[.N172]*1000" office:value-type="float" office:value="10000">
            <text:p>10000</text:p>
          </table:table-cell>
          <table:table-cell table:formula="of:=[.O172]/[.C172]" office:value-type="float" office:value="76.9230769230769">
            <text:p>76,9230769231</text:p>
          </table:table-cell>
          <table:table-cell table:style-name="ce7" table:formula="of:=[.P172]/[.G172]" office:value-type="float" office:value="12.8205128205128">
            <text:p>12,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30">
            <text:p>13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Sulphamix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Sulphadimidine</text:p>
          </table:table-cell>
          <table:table-cell office:value-type="float" office:value="12.5">
            <text:p>12,5</text:p>
          </table:table-cell>
          <table:table-cell office:value-type="float" office:value="1">
            <text:p>1</text:p>
          </table:table-cell>
          <table:table-cell table:formula="of:=[.M173]*[.N173]*1000" office:value-type="float" office:value="12500">
            <text:p>12500</text:p>
          </table:table-cell>
          <table:table-cell table:formula="of:=[.O173]/[.C173]" office:value-type="float" office:value="96.1538461538462">
            <text:p>96,1538461538</text:p>
          </table:table-cell>
          <table:table-cell table:style-name="ce7" table:formula="of:=[.P173]/[.G173]" office:value-type="float" office:value="16.025641025641">
            <text:p>16,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30">
            <text:p>13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Sulphadiazine</text:p>
          </table:table-cell>
          <table:table-cell office:value-type="float" office:value="12.5">
            <text:p>12,5</text:p>
          </table:table-cell>
          <table:table-cell office:value-type="float" office:value="1">
            <text:p>1</text:p>
          </table:table-cell>
          <table:table-cell table:formula="of:=[.M174]*[.N174]*1000" office:value-type="float" office:value="12500">
            <text:p>12500</text:p>
          </table:table-cell>
          <table:table-cell table:formula="of:=[.O174]/[.C174]" office:value-type="float" office:value="96.1538461538462">
            <text:p>96,1538461538</text:p>
          </table:table-cell>
          <table:table-cell table:style-name="ce7" table:formula="of:=[.P174]/[.G174]" office:value-type="float" office:value="16.025641025641">
            <text:p>16,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30">
            <text:p>13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Sulphathiazole</text:p>
          </table:table-cell>
          <table:table-cell office:value-type="float" office:value="12.5">
            <text:p>12,5</text:p>
          </table:table-cell>
          <table:table-cell office:value-type="float" office:value="1">
            <text:p>1</text:p>
          </table:table-cell>
          <table:table-cell table:formula="of:=[.M175]*[.N175]*1000" office:value-type="float" office:value="12500">
            <text:p>12500</text:p>
          </table:table-cell>
          <table:table-cell table:formula="of:=[.O175]/[.C175]" office:value-type="float" office:value="96.1538461538462">
            <text:p>96,1538461538</text:p>
          </table:table-cell>
          <table:table-cell table:style-name="ce7" table:formula="of:=[.P175]/[.G175]" office:value-type="float" office:value="16.025641025641">
            <text:p>16,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176]*[.N176]*1000" office:value-type="float" office:value="0">
            <text:p>0</text:p>
          </table:table-cell>
          <table:table-cell table:formula="of:=[.O176]/[.C176]" office:value-type="float" office:value="0">
            <text:p>#DIV/0!</text:p>
          </table:table-cell>
          <table:table-cell table:style-name="ce8" table:formula="of:=SUM([.Q171:.Q175])" office:value-type="float" office:value="86.5384615384615">
            <text:p>86,5</text:p>
          </table:table-cell>
          <table:table-cell table:number-columns-repeated="1007"/>
        </table:table-row>
        <table:table-row table:style-name="ro1">
          <table:table-cell office:value-type="string">
            <text:p>Farm 22</text:p>
          </table:table-cell>
          <table:table-cell office:value-type="string">
            <text:p>Zamfara</text:p>
          </table:table-cell>
          <table:table-cell office:value-type="float" office:value="300">
            <text:p>300</text:p>
          </table:table-cell>
          <table:table-cell office:value-type="string">
            <text:p>Layers</text:p>
          </table:table-cell>
          <table:table-cell office:value-type="string">
            <text:p>Semi-commercial</text:p>
          </table:table-cell>
          <table:table-cell office:value-type="float" office:value="6">
            <text:p>6</text:p>
          </table:table-cell>
          <table:table-cell table:formula="of:=[.F177]*4" office:value-type="float" office:value="24">
            <text:p>24</text:p>
          </table:table-cell>
          <table:table-cell office:value-type="string">
            <text:p>Amoxycolinor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Amoxycillin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[.M177]*[.N177]*1000" office:value-type="float" office:value="40000">
            <text:p>40000</text:p>
          </table:table-cell>
          <table:table-cell table:formula="of:=[.O177]/[.C177]" office:value-type="float" office:value="133.333333333333">
            <text:p>133,3333333333</text:p>
          </table:table-cell>
          <table:table-cell table:style-name="ce7" table:formula="of:=[.P177]/[.G177]" office:value-type="float" office:value="5.55555555555556">
            <text:p>5,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Colistin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table:formula="of:=[.M178]*[.N178]*1000" office:value-type="float" office:value="160000">
            <text:p>160000</text:p>
          </table:table-cell>
          <table:table-cell table:formula="of:=[.O178]/[.C178]" office:value-type="float" office:value="533.333333333333">
            <text:p>533,3333333333</text:p>
          </table:table-cell>
          <table:table-cell table:style-name="ce7" table:formula="of:=[.P178]/[.G178]" office:value-type="float" office:value="22.2222222222222">
            <text:p>22,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Doxycol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Doxycycline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formula="of:=[.M179]*[.N179]*1000" office:value-type="float" office:value="72000">
            <text:p>72000</text:p>
          </table:table-cell>
          <table:table-cell table:formula="of:=[.O179]/[.C179]" office:value-type="float" office:value="240">
            <text:p>240</text:p>
          </table:table-cell>
          <table:table-cell table:style-name="ce7" table:formula="of:=[.P179]/[.G179]" office:value-type="float" office:value="10">
            <text:p>10,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Colistin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formula="of:=[.M180]*[.N180]*1000" office:value-type="float" office:value="120000">
            <text:p>120000</text:p>
          </table:table-cell>
          <table:table-cell table:formula="of:=[.O180]/[.C180]" office:value-type="float" office:value="400">
            <text:p>400</text:p>
          </table:table-cell>
          <table:table-cell table:style-name="ce7" table:formula="of:=[.P180]/[.G180]" office:value-type="float" office:value="16.6666666666667">
            <text:p>16,7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181]*[.N181]*1000" office:value-type="float" office:value="0">
            <text:p>0</text:p>
          </table:table-cell>
          <table:table-cell table:formula="of:=[.O181]/[.C181]" office:value-type="float" office:value="0">
            <text:p>#DIV/0!</text:p>
          </table:table-cell>
          <table:table-cell table:style-name="ce8" table:formula="of:=SUM([.Q177:.Q180])" office:value-type="float" office:value="54.4444444444445">
            <text:p>54,4</text:p>
          </table:table-cell>
          <table:table-cell table:number-columns-repeated="1007"/>
        </table:table-row>
        <table:table-row table:style-name="ro1">
          <table:table-cell office:value-type="string">
            <text:p>Farm 23</text:p>
          </table:table-cell>
          <table:table-cell office:value-type="string">
            <text:p>Zamfara</text:p>
          </table:table-cell>
          <table:table-cell office:value-type="float" office:value="1200">
            <text:p>1200</text:p>
          </table:table-cell>
          <table:table-cell office:value-type="string">
            <text:p>Broilers</text:p>
          </table:table-cell>
          <table:table-cell office:value-type="string">
            <text:p>Small scale</text:p>
          </table:table-cell>
          <table:table-cell office:value-type="float" office:value="6">
            <text:p>6</text:p>
          </table:table-cell>
          <table:table-cell table:formula="of:=[.F182]*4" office:value-type="float" office:value="24">
            <text:p>24</text:p>
          </table:table-cell>
          <table:table-cell office:value-type="string">
            <text:p>Keproceryl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Colistin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table:formula="of:=[.M182]*[.N182]*1000" office:value-type="float" office:value="810000">
            <text:p>810000</text:p>
          </table:table-cell>
          <table:table-cell table:formula="of:=[.O182]/[.C182]" office:value-type="float" office:value="675">
            <text:p>675</text:p>
          </table:table-cell>
          <table:table-cell table:style-name="ce7" table:formula="of:=[.P182]/[.G182]" office:value-type="float" office:value="28.125">
            <text:p>28,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00">
            <text:p>12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Oxytetracycline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formula="of:=[.M183]*[.N183]*1000" office:value-type="float" office:value="225000">
            <text:p>225000</text:p>
          </table:table-cell>
          <table:table-cell table:formula="of:=[.O183]/[.C183]" office:value-type="float" office:value="187.5">
            <text:p>187,5</text:p>
          </table:table-cell>
          <table:table-cell table:style-name="ce7" table:formula="of:=[.P183]/[.G183]" office:value-type="float" office:value="7.8125">
            <text:p>7,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00">
            <text:p>12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Erythromycin</text:p>
          </table:table-cell>
          <table:table-cell office:value-type="float" office:value="3.5">
            <text:p>3,5</text:p>
          </table:table-cell>
          <table:table-cell office:value-type="float" office:value="45">
            <text:p>45</text:p>
          </table:table-cell>
          <table:table-cell table:formula="of:=[.M184]*[.N184]*1000" office:value-type="float" office:value="157500">
            <text:p>157500</text:p>
          </table:table-cell>
          <table:table-cell table:formula="of:=[.O184]/[.C184]" office:value-type="float" office:value="131.25">
            <text:p>131,25</text:p>
          </table:table-cell>
          <table:table-cell table:style-name="ce7" table:formula="of:=[.P184]/[.G184]" office:value-type="float" office:value="5.46875">
            <text:p>5,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00">
            <text:p>12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Streptomycin</text:p>
          </table:table-cell>
          <table:table-cell office:value-type="float" office:value="3.5">
            <text:p>3,5</text:p>
          </table:table-cell>
          <table:table-cell office:value-type="float" office:value="45">
            <text:p>45</text:p>
          </table:table-cell>
          <table:table-cell table:formula="of:=[.M185]*[.N185]*1000" office:value-type="float" office:value="157500">
            <text:p>157500</text:p>
          </table:table-cell>
          <table:table-cell table:formula="of:=[.O185]/[.C185]" office:value-type="float" office:value="131.25">
            <text:p>131,25</text:p>
          </table:table-cell>
          <table:table-cell table:style-name="ce7" table:formula="of:=[.P185]/[.G185]" office:value-type="float" office:value="5.46875">
            <text:p>5,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00">
            <text:p>12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Intergendox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Doxycycline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table:formula="of:=[.M186]*[.N186]*1000" office:value-type="float" office:value="420000">
            <text:p>420000</text:p>
          </table:table-cell>
          <table:table-cell table:formula="of:=[.O186]/[.C186]" office:value-type="float" office:value="350">
            <text:p>350</text:p>
          </table:table-cell>
          <table:table-cell table:style-name="ce7" table:formula="of:=[.P186]/[.G186]" office:value-type="float" office:value="14.5833333333333">
            <text:p>14,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00">
            <text:p>12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Gentamicin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formula="of:=[.M187]*[.N187]*1000" office:value-type="float" office:value="210000">
            <text:p>210000</text:p>
          </table:table-cell>
          <table:table-cell table:formula="of:=[.O187]/[.C187]" office:value-type="float" office:value="175">
            <text:p>175</text:p>
          </table:table-cell>
          <table:table-cell table:style-name="ce7" table:formula="of:=[.P187]/[.G187]" office:value-type="float" office:value="7.29166666666667">
            <text:p>7,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00">
            <text:p>12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Florecol 10 %</text:p>
          </table:table-cell>
          <table:table-cell office:value-type="string">
            <text:p>Oral</text:p>
          </table:table-cell>
          <table:table-cell office:value-type="string">
            <text:p>Suspension</text:p>
          </table:table-cell>
          <table:table-cell office:value-type="float" office:value="10">
            <text:p>10</text:p>
          </table:table-cell>
          <table:table-cell office:value-type="string">
            <text:p>Florfenicol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formula="of:=[.M188]*[.N188]*1000" office:value-type="float" office:value="1150000">
            <text:p>1150000</text:p>
          </table:table-cell>
          <table:table-cell table:formula="of:=[.O188]/[.C188]" office:value-type="float" office:value="958.333333333333">
            <text:p>958,3333333333</text:p>
          </table:table-cell>
          <table:table-cell table:style-name="ce7" table:formula="of:=[.P188]/[.G188]" office:value-type="float" office:value="39.9305555555556">
            <text:p>39,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00">
            <text:p>12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Kenflox 20 %</text:p>
          </table:table-cell>
          <table:table-cell office:value-type="string">
            <text:p>Oral</text:p>
          </table:table-cell>
          <table:table-cell office:value-type="string">
            <text:p>Suspension</text:p>
          </table:table-cell>
          <table:table-cell office:value-type="float" office:value="20">
            <text:p>20</text:p>
          </table:table-cell>
          <table:table-cell office:value-type="string">
            <text:p>Enrofloxacin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[.M189]*[.N189]*1000" office:value-type="float" office:value="300000">
            <text:p>300000</text:p>
          </table:table-cell>
          <table:table-cell table:formula="of:=[.O189]/[.C189]" office:value-type="float" office:value="250">
            <text:p>250</text:p>
          </table:table-cell>
          <table:table-cell table:style-name="ce7" table:formula="of:=[.P189]/[.G189]" office:value-type="float" office:value="10.4166666666667">
            <text:p>10,4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190]*[.N190]*1000" office:value-type="float" office:value="0">
            <text:p>0</text:p>
          </table:table-cell>
          <table:table-cell table:formula="of:=[.O190]/[.C190]" office:value-type="float" office:value="0">
            <text:p>#DIV/0!</text:p>
          </table:table-cell>
          <table:table-cell table:style-name="ce8" table:formula="of:=SUM([.Q182:.Q189])" office:value-type="float" office:value="119.097222222222">
            <text:p>119,1</text:p>
          </table:table-cell>
          <table:table-cell table:number-columns-repeated="1007"/>
        </table:table-row>
        <table:table-row table:style-name="ro1">
          <table:table-cell office:value-type="string">
            <text:p>Farm 24</text:p>
          </table:table-cell>
          <table:table-cell office:value-type="string">
            <text:p>Zamfara</text:p>
          </table:table-cell>
          <table:table-cell office:value-type="float" office:value="152">
            <text:p>152</text:p>
          </table:table-cell>
          <table:table-cell office:value-type="string">
            <text:p>Broilers</text:p>
          </table:table-cell>
          <table:table-cell office:value-type="string">
            <text:p>Backyard</text:p>
          </table:table-cell>
          <table:table-cell office:value-type="float" office:value="1.5">
            <text:p>1,5</text:p>
          </table:table-cell>
          <table:table-cell table:formula="of:=[.F191]*4" office:value-type="float" office:value="6">
            <text:p>6</text:p>
          </table:table-cell>
          <table:table-cell office:value-type="string">
            <text:p>Keproceryl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Colistin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M191]*[.N191]*1000" office:value-type="float" office:value="18000">
            <text:p>18000</text:p>
          </table:table-cell>
          <table:table-cell table:formula="of:=[.O191]/[.C191]" office:value-type="float" office:value="118.421052631579">
            <text:p>118,4210526316</text:p>
          </table:table-cell>
          <table:table-cell table:style-name="ce7" table:formula="of:=[.P191]/[.G191]" office:value-type="float" office:value="19.7368421052632">
            <text:p>19,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52">
            <text:p>152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Oxytetracyclin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M192]*[.N192]*1000" office:value-type="float" office:value="5000">
            <text:p>5000</text:p>
          </table:table-cell>
          <table:table-cell table:formula="of:=[.O192]/[.C192]" office:value-type="float" office:value="32.8947368421053">
            <text:p>32,8947368421</text:p>
          </table:table-cell>
          <table:table-cell table:style-name="ce7" table:formula="of:=[.P192]/[.G192]" office:value-type="float" office:value="5.48245614035088">
            <text:p>5,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52">
            <text:p>152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Erythromycin</text:p>
          </table:table-cell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table:formula="of:=[.M193]*[.N193]*1000" office:value-type="float" office:value="3500">
            <text:p>3500</text:p>
          </table:table-cell>
          <table:table-cell table:formula="of:=[.O193]/[.C193]" office:value-type="float" office:value="23.0263157894737">
            <text:p>23,0263157895</text:p>
          </table:table-cell>
          <table:table-cell table:style-name="ce7" table:formula="of:=[.P193]/[.G193]" office:value-type="float" office:value="3.83771929824561">
            <text:p>3,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52">
            <text:p>152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Streptomycin</text:p>
          </table:table-cell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table:formula="of:=[.M194]*[.N194]*1000" office:value-type="float" office:value="3500">
            <text:p>3500</text:p>
          </table:table-cell>
          <table:table-cell table:formula="of:=[.O194]/[.C194]" office:value-type="float" office:value="23.0263157894737">
            <text:p>23,0263157895</text:p>
          </table:table-cell>
          <table:table-cell table:style-name="ce7" table:formula="of:=[.P194]/[.G194]" office:value-type="float" office:value="3.83771929824561">
            <text:p>3,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52">
            <text:p>152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Neoceryl Plus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Oxytetracyclin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M195]*[.N195]*1000" office:value-type="float" office:value="50000">
            <text:p>50000</text:p>
          </table:table-cell>
          <table:table-cell table:formula="of:=[.O195]/[.C195]" office:value-type="float" office:value="328.947368421053">
            <text:p>328,9473684211</text:p>
          </table:table-cell>
          <table:table-cell table:style-name="ce7" table:formula="of:=[.P195]/[.G195]" office:value-type="float" office:value="54.8245614035088">
            <text:p>54,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52">
            <text:p>152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Neomycin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M196]*[.N196]*1000" office:value-type="float" office:value="10000">
            <text:p>10000</text:p>
          </table:table-cell>
          <table:table-cell table:formula="of:=[.O196]/[.C196]" office:value-type="float" office:value="65.7894736842105">
            <text:p>65,7894736842</text:p>
          </table:table-cell>
          <table:table-cell table:style-name="ce7" table:formula="of:=[.P196]/[.G196]" office:value-type="float" office:value="10.9649122807018">
            <text:p>11,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197]*[.N197]*1000" office:value-type="float" office:value="0">
            <text:p>0</text:p>
          </table:table-cell>
          <table:table-cell table:formula="of:=[.O197]/[.C197]" office:value-type="float" office:value="0">
            <text:p>#DIV/0!</text:p>
          </table:table-cell>
          <table:table-cell table:style-name="ce8" table:formula="of:=SUM([.Q191:.Q196])" office:value-type="float" office:value="98.6842105263158">
            <text:p>98,7</text:p>
          </table:table-cell>
          <table:table-cell table:number-columns-repeated="1007"/>
        </table:table-row>
        <table:table-row table:style-name="ro1">
          <table:table-cell office:value-type="string">
            <text:p>Farm 25</text:p>
          </table:table-cell>
          <table:table-cell office:value-type="string">
            <text:p>Zamfara</text:p>
          </table:table-cell>
          <table:table-cell office:value-type="float" office:value="750">
            <text:p>750</text:p>
          </table:table-cell>
          <table:table-cell office:value-type="string">
            <text:p>Broilers</text:p>
          </table:table-cell>
          <table:table-cell office:value-type="string">
            <text:p>Semi-commercial</text:p>
          </table:table-cell>
          <table:table-cell office:value-type="float" office:value="1.5">
            <text:p>1,5</text:p>
          </table:table-cell>
          <table:table-cell table:formula="of:=[.F198]*4" office:value-type="float" office:value="6">
            <text:p>6</text:p>
          </table:table-cell>
          <table:table-cell office:value-type="string">
            <text:p>Florecol 10 %</text:p>
          </table:table-cell>
          <table:table-cell office:value-type="string">
            <text:p>Oral</text:p>
          </table:table-cell>
          <table:table-cell office:value-type="string">
            <text:p>Suspension</text:p>
          </table:table-cell>
          <table:table-cell office:value-type="float" office:value="10">
            <text:p>10</text:p>
          </table:table-cell>
          <table:table-cell office:value-type="string">
            <text:p>Florfenicol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formula="of:=[.M198]*[.N198]*1000" office:value-type="float" office:value="300000">
            <text:p>300000</text:p>
          </table:table-cell>
          <table:table-cell table:formula="of:=[.O198]/[.C198]" office:value-type="float" office:value="400">
            <text:p>400</text:p>
          </table:table-cell>
          <table:table-cell table:style-name="ce7" table:formula="of:=[.P198]/[.G198]" office:value-type="float" office:value="66.6666666666667">
            <text:p>66,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50">
            <text:p>75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Colidox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Doxycycline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M199]*[.N199]*1000" office:value-type="float" office:value="100000">
            <text:p>100000</text:p>
          </table:table-cell>
          <table:table-cell table:formula="of:=[.O199]/[.C199]" office:value-type="float" office:value="133.333333333333">
            <text:p>133,3333333333</text:p>
          </table:table-cell>
          <table:table-cell table:style-name="ce7" table:formula="of:=[.P199]/[.G199]" office:value-type="float" office:value="22.2222222222222">
            <text:p>22,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50">
            <text:p>75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Colistin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M200]*[.N200]*1000" office:value-type="float" office:value="50000">
            <text:p>50000</text:p>
          </table:table-cell>
          <table:table-cell table:formula="of:=[.O200]/[.C200]" office:value-type="float" office:value="66.6666666666667">
            <text:p>66,6666666667</text:p>
          </table:table-cell>
          <table:table-cell table:style-name="ce7" table:formula="of:=[.P200]/[.G200]" office:value-type="float" office:value="11.1111111111111">
            <text:p>11,1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201]*[.N201]*1000" office:value-type="float" office:value="0">
            <text:p>0</text:p>
          </table:table-cell>
          <table:table-cell table:formula="of:=[.O201]/[.C201]" office:value-type="float" office:value="0">
            <text:p>#DIV/0!</text:p>
          </table:table-cell>
          <table:table-cell table:style-name="ce8" table:formula="of:=SUM([.Q198:.Q200])" office:value-type="float" office:value="100">
            <text:p>100,0</text:p>
          </table:table-cell>
          <table:table-cell table:number-columns-repeated="1007"/>
        </table:table-row>
        <table:table-row table:style-name="ro1">
          <table:table-cell office:value-type="string">
            <text:p>Farm 26</text:p>
          </table:table-cell>
          <table:table-cell office:value-type="string">
            <text:p>Zamfara</text:p>
          </table:table-cell>
          <table:table-cell office:value-type="float" office:value="5050">
            <text:p>5050</text:p>
          </table:table-cell>
          <table:table-cell office:value-type="string">
            <text:p>Layers</text:p>
          </table:table-cell>
          <table:table-cell office:value-type="string">
            <text:p>Medium scale</text:p>
          </table:table-cell>
          <table:table-cell office:value-type="float" office:value="6">
            <text:p>6</text:p>
          </table:table-cell>
          <table:table-cell table:formula="of:=[.F202]*4" office:value-type="float" office:value="24">
            <text:p>24</text:p>
          </table:table-cell>
          <table:table-cell office:value-type="string">
            <text:p>Florecol 10 %</text:p>
          </table:table-cell>
          <table:table-cell office:value-type="string">
            <text:p>Oral</text:p>
          </table:table-cell>
          <table:table-cell office:value-type="string">
            <text:p>Suspension</text:p>
          </table:table-cell>
          <table:table-cell office:value-type="float" office:value="10">
            <text:p>10</text:p>
          </table:table-cell>
          <table:table-cell office:value-type="string">
            <text:p>Florfenicol</text:p>
          </table:table-cell>
          <table:table-cell table:number-columns-repeated="2" office:value-type="float" office:value="50">
            <text:p>50</text:p>
          </table:table-cell>
          <table:table-cell table:formula="of:=[.M202]*[.N202]*1000" office:value-type="float" office:value="2500000">
            <text:p>2500000</text:p>
          </table:table-cell>
          <table:table-cell table:formula="of:=[.O202]/[.C202]" office:value-type="float" office:value="495.049504950495">
            <text:p>495,0495049505</text:p>
          </table:table-cell>
          <table:table-cell table:style-name="ce7" table:formula="of:=[.P202]/[.G202]" office:value-type="float" office:value="20.6270627062706">
            <text:p>20,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5050">
            <text:p>505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Kenflox 20 %</text:p>
          </table:table-cell>
          <table:table-cell office:value-type="string">
            <text:p>Oral</text:p>
          </table:table-cell>
          <table:table-cell office:value-type="string">
            <text:p>Suspension</text:p>
          </table:table-cell>
          <table:table-cell office:value-type="float" office:value="200">
            <text:p>200</text:p>
          </table:table-cell>
          <table:table-cell office:value-type="string">
            <text:p>Enrofloxacin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formula="of:=[.M203]*[.N203]*1000" office:value-type="float" office:value="180000">
            <text:p>180000</text:p>
          </table:table-cell>
          <table:table-cell table:formula="of:=[.O203]/[.C203]" office:value-type="float" office:value="35.6435643564356">
            <text:p>35,6435643564</text:p>
          </table:table-cell>
          <table:table-cell table:style-name="ce7" table:formula="of:=[.P203]/[.G203]" office:value-type="float" office:value="1.48514851485149">
            <text:p>1,5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204]*[.N204]*1000" office:value-type="float" office:value="0">
            <text:p>0</text:p>
          </table:table-cell>
          <table:table-cell table:formula="of:=[.O204]/[.C204]" office:value-type="float" office:value="0">
            <text:p>#DIV/0!</text:p>
          </table:table-cell>
          <table:table-cell table:style-name="ce8" table:formula="of:=SUM([.Q202:.Q203])" office:value-type="float" office:value="22.1122112211221">
            <text:p>22,1</text:p>
          </table:table-cell>
          <table:table-cell table:number-columns-repeated="1007"/>
        </table:table-row>
        <table:table-row table:style-name="ro1">
          <table:table-cell office:value-type="string">
            <text:p>Farm 27</text:p>
          </table:table-cell>
          <table:table-cell office:value-type="string">
            <text:p>Zamfara</text:p>
          </table:table-cell>
          <table:table-cell office:value-type="float" office:value="4500">
            <text:p>4500</text:p>
          </table:table-cell>
          <table:table-cell office:value-type="string">
            <text:p>Broilers</text:p>
          </table:table-cell>
          <table:table-cell office:value-type="string">
            <text:p>Small scale</text:p>
          </table:table-cell>
          <table:table-cell office:value-type="float" office:value="1.5">
            <text:p>1,5</text:p>
          </table:table-cell>
          <table:table-cell table:formula="of:=[.F205]*4" office:value-type="float" office:value="6">
            <text:p>6</text:p>
          </table:table-cell>
          <table:table-cell office:value-type="string">
            <text:p>Sulphamix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Sulphadimidine</text:p>
          </table:table-cell>
          <table:table-cell office:value-type="float" office:value="12.5">
            <text:p>12,5</text:p>
          </table:table-cell>
          <table:table-cell office:value-type="float" office:value="35">
            <text:p>35</text:p>
          </table:table-cell>
          <table:table-cell table:formula="of:=[.M205]*[.N205]*1000" office:value-type="float" office:value="437500">
            <text:p>437500</text:p>
          </table:table-cell>
          <table:table-cell table:formula="of:=[.O205]/[.C205]" office:value-type="float" office:value="97.2222222222222">
            <text:p>97,2222222222</text:p>
          </table:table-cell>
          <table:table-cell table:style-name="ce7" table:formula="of:=[.P205]/[.G205]" office:value-type="float" office:value="16.2037037037037">
            <text:p>16,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4500">
            <text:p>450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Sulphadiazine</text:p>
          </table:table-cell>
          <table:table-cell office:value-type="float" office:value="12.5">
            <text:p>12,5</text:p>
          </table:table-cell>
          <table:table-cell office:value-type="float" office:value="35">
            <text:p>35</text:p>
          </table:table-cell>
          <table:table-cell table:formula="of:=[.M206]*[.N206]*1000" office:value-type="float" office:value="437500">
            <text:p>437500</text:p>
          </table:table-cell>
          <table:table-cell table:formula="of:=[.O206]/[.C206]" office:value-type="float" office:value="97.2222222222222">
            <text:p>97,2222222222</text:p>
          </table:table-cell>
          <table:table-cell table:style-name="ce7" table:formula="of:=[.P206]/[.G206]" office:value-type="float" office:value="16.2037037037037">
            <text:p>16,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4500">
            <text:p>450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Sulphathiazole</text:p>
          </table:table-cell>
          <table:table-cell office:value-type="float" office:value="12.5">
            <text:p>12,5</text:p>
          </table:table-cell>
          <table:table-cell office:value-type="float" office:value="35">
            <text:p>35</text:p>
          </table:table-cell>
          <table:table-cell table:formula="of:=[.M207]*[.N207]*1000" office:value-type="float" office:value="437500">
            <text:p>437500</text:p>
          </table:table-cell>
          <table:table-cell table:formula="of:=[.O207]/[.C207]" office:value-type="float" office:value="97.2222222222222">
            <text:p>97,2222222222</text:p>
          </table:table-cell>
          <table:table-cell table:style-name="ce7" table:formula="of:=[.P207]/[.G207]" office:value-type="float" office:value="16.2037037037037">
            <text:p>16,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4500">
            <text:p>450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Kenflox 20 %</text:p>
          </table:table-cell>
          <table:table-cell office:value-type="string">
            <text:p>Oral</text:p>
          </table:table-cell>
          <table:table-cell office:value-type="string">
            <text:p>Suspension</text:p>
          </table:table-cell>
          <table:table-cell office:value-type="float" office:value="200">
            <text:p>200</text:p>
          </table:table-cell>
          <table:table-cell office:value-type="string">
            <text:p>Enrofloxacin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formula="of:=[.M208]*[.N208]*1000" office:value-type="float" office:value="140000">
            <text:p>140000</text:p>
          </table:table-cell>
          <table:table-cell table:formula="of:=[.O208]/[.C208]" office:value-type="float" office:value="31.1111111111111">
            <text:p>31,1111111111</text:p>
          </table:table-cell>
          <table:table-cell table:style-name="ce7" table:formula="of:=[.P208]/[.G208]" office:value-type="float" office:value="5.18518518518519">
            <text:p>5,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4500">
            <text:p>450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Tylodox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Tylosine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[.M209]*[.N209]*1000" office:value-type="float" office:value="150000">
            <text:p>150000</text:p>
          </table:table-cell>
          <table:table-cell table:formula="of:=[.O209]/[.C209]" office:value-type="float" office:value="33.3333333333333">
            <text:p>33,3333333333</text:p>
          </table:table-cell>
          <table:table-cell table:style-name="ce7" table:formula="of:=[.P209]/[.G209]" office:value-type="float" office:value="5.55555555555556">
            <text:p>5,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4500">
            <text:p>450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Doxycycline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[.M210]*[.N210]*1000" office:value-type="float" office:value="300000">
            <text:p>300000</text:p>
          </table:table-cell>
          <table:table-cell table:formula="of:=[.O210]/[.C210]" office:value-type="float" office:value="66.6666666666667">
            <text:p>66,6666666667</text:p>
          </table:table-cell>
          <table:table-cell table:style-name="ce7" table:formula="of:=[.P210]/[.G210]" office:value-type="float" office:value="11.1111111111111">
            <text:p>11,1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211]*[.N211]*1000" office:value-type="float" office:value="0">
            <text:p>0</text:p>
          </table:table-cell>
          <table:table-cell table:formula="of:=[.O211]/[.C211]" office:value-type="float" office:value="0">
            <text:p>#DIV/0!</text:p>
          </table:table-cell>
          <table:table-cell table:style-name="ce8" table:formula="of:=SUM([.Q205:.Q210])" office:value-type="float" office:value="70.462962962963">
            <text:p>70,5</text:p>
          </table:table-cell>
          <table:table-cell table:number-columns-repeated="1007"/>
        </table:table-row>
        <table:table-row table:style-name="ro1">
          <table:table-cell office:value-type="string">
            <text:p>Farm 28</text:p>
          </table:table-cell>
          <table:table-cell office:value-type="string">
            <text:p>Zamfara</text:p>
          </table:table-cell>
          <table:table-cell office:value-type="float" office:value="500">
            <text:p>500</text:p>
          </table:table-cell>
          <table:table-cell office:value-type="string">
            <text:p>Layers</text:p>
          </table:table-cell>
          <table:table-cell office:value-type="string">
            <text:p>Semi-commercial</text:p>
          </table:table-cell>
          <table:table-cell office:value-type="float" office:value="6">
            <text:p>6</text:p>
          </table:table-cell>
          <table:table-cell table:formula="of:=[.F212]*4" office:value-type="float" office:value="24">
            <text:p>24</text:p>
          </table:table-cell>
          <table:table-cell office:value-type="string">
            <text:p>Keproceryl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Colistin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formula="of:=[.M212]*[.N212]*1000" office:value-type="float" office:value="54000">
            <text:p>54000</text:p>
          </table:table-cell>
          <table:table-cell table:formula="of:=[.O212]/[.C212]" office:value-type="float" office:value="108">
            <text:p>108</text:p>
          </table:table-cell>
          <table:table-cell table:style-name="ce7" table:formula="of:=[.P212]/[.G212]" office:value-type="float" office:value="4.5">
            <text:p>4,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500">
            <text:p>5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Oxytetracyclin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M213]*[.N213]*1000" office:value-type="float" office:value="15000">
            <text:p>15000</text:p>
          </table:table-cell>
          <table:table-cell table:formula="of:=[.O213]/[.C213]" office:value-type="float" office:value="30">
            <text:p>30</text:p>
          </table:table-cell>
          <table:table-cell table:style-name="ce7" table:formula="of:=[.P213]/[.G213]" office:value-type="float" office:value="1.25">
            <text:p>1,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500">
            <text:p>5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Erythromycin</text:p>
          </table:table-cell>
          <table:table-cell office:value-type="float" office:value="3.5">
            <text:p>3,5</text:p>
          </table:table-cell>
          <table:table-cell office:value-type="float" office:value="3">
            <text:p>3</text:p>
          </table:table-cell>
          <table:table-cell table:formula="of:=[.M214]*[.N214]*1000" office:value-type="float" office:value="10500">
            <text:p>10500</text:p>
          </table:table-cell>
          <table:table-cell table:formula="of:=[.O214]/[.C214]" office:value-type="float" office:value="21">
            <text:p>21</text:p>
          </table:table-cell>
          <table:table-cell table:style-name="ce7" table:formula="of:=[.P214]/[.G214]" office:value-type="float" office:value="0.875">
            <text:p>0,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500">
            <text:p>5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Streptomycin</text:p>
          </table:table-cell>
          <table:table-cell office:value-type="float" office:value="3.5">
            <text:p>3,5</text:p>
          </table:table-cell>
          <table:table-cell office:value-type="float" office:value="3">
            <text:p>3</text:p>
          </table:table-cell>
          <table:table-cell table:formula="of:=[.M215]*[.N215]*1000" office:value-type="float" office:value="10500">
            <text:p>10500</text:p>
          </table:table-cell>
          <table:table-cell table:formula="of:=[.O215]/[.C215]" office:value-type="float" office:value="21">
            <text:p>21</text:p>
          </table:table-cell>
          <table:table-cell table:style-name="ce7" table:formula="of:=[.P215]/[.G215]" office:value-type="float" office:value="0.875">
            <text:p>0,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500">
            <text:p>5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Tylodox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Tylosine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M216]*[.N216]*1000" office:value-type="float" office:value="50000">
            <text:p>50000</text:p>
          </table:table-cell>
          <table:table-cell table:formula="of:=[.O216]/[.C216]" office:value-type="float" office:value="100">
            <text:p>100</text:p>
          </table:table-cell>
          <table:table-cell table:style-name="ce7" table:formula="of:=[.P216]/[.G216]" office:value-type="float" office:value="4.16666666666667">
            <text:p>4,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500">
            <text:p>5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Doxycycline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M217]*[.N217]*1000" office:value-type="float" office:value="100000">
            <text:p>100000</text:p>
          </table:table-cell>
          <table:table-cell table:formula="of:=[.O217]/[.C217]" office:value-type="float" office:value="200">
            <text:p>200</text:p>
          </table:table-cell>
          <table:table-cell table:style-name="ce7" table:formula="of:=[.P217]/[.G217]" office:value-type="float" office:value="8.33333333333333">
            <text:p>8,3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218]*[.N218]*1000" office:value-type="float" office:value="0">
            <text:p>0</text:p>
          </table:table-cell>
          <table:table-cell table:formula="of:=[.O218]/[.C218]" office:value-type="float" office:value="0">
            <text:p>#DIV/0!</text:p>
          </table:table-cell>
          <table:table-cell table:style-name="ce8" table:formula="of:=SUM([.Q212:.Q217])" office:value-type="float" office:value="20">
            <text:p>20,0</text:p>
          </table:table-cell>
          <table:table-cell table:number-columns-repeated="1007"/>
        </table:table-row>
        <table:table-row table:style-name="ro1">
          <table:table-cell office:value-type="string">
            <text:p>Farm 29</text:p>
          </table:table-cell>
          <table:table-cell office:value-type="string">
            <text:p>Zamfara</text:p>
          </table:table-cell>
          <table:table-cell office:value-type="float" office:value="120">
            <text:p>120</text:p>
          </table:table-cell>
          <table:table-cell office:value-type="string">
            <text:p>Broilers</text:p>
          </table:table-cell>
          <table:table-cell office:value-type="string">
            <text:p>Backyard</text:p>
          </table:table-cell>
          <table:table-cell office:value-type="float" office:value="1.5">
            <text:p>1,5</text:p>
          </table:table-cell>
          <table:table-cell table:formula="of:=[.F219]*4" office:value-type="float" office:value="6">
            <text:p>6</text:p>
          </table:table-cell>
          <table:table-cell office:value-type="string">
            <text:p>Florecol 10 %</text:p>
          </table:table-cell>
          <table:table-cell office:value-type="string">
            <text:p>Oral</text:p>
          </table:table-cell>
          <table:table-cell office:value-type="string">
            <text:p>Suspension</text:p>
          </table:table-cell>
          <table:table-cell office:value-type="float" office:value="10">
            <text:p>10</text:p>
          </table:table-cell>
          <table:table-cell office:value-type="string">
            <text:p>Florfenicol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M219]*[.N219]*1000" office:value-type="float" office:value="50000">
            <text:p>50000</text:p>
          </table:table-cell>
          <table:table-cell table:formula="of:=[.O219]/[.C219]" office:value-type="float" office:value="416.666666666667">
            <text:p>416,6666666667</text:p>
          </table:table-cell>
          <table:table-cell table:style-name="ce7" table:formula="of:=[.P219]/[.G219]" office:value-type="float" office:value="69.4444444444444">
            <text:p>69,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Teracyclin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Oxytetracyclin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M220]*[.N220]*1000" office:value-type="float" office:value="50000">
            <text:p>50000</text:p>
          </table:table-cell>
          <table:table-cell table:formula="of:=[.O220]/[.C220]" office:value-type="float" office:value="416.666666666667">
            <text:p>416,6666666667</text:p>
          </table:table-cell>
          <table:table-cell table:style-name="ce7" table:formula="of:=[.P220]/[.G220]" office:value-type="float" office:value="69.4444444444444">
            <text:p>69,4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221]*[.N221]*1000" office:value-type="float" office:value="0">
            <text:p>0</text:p>
          </table:table-cell>
          <table:table-cell table:formula="of:=[.O221]/[.C221]" office:value-type="float" office:value="0">
            <text:p>#DIV/0!</text:p>
          </table:table-cell>
          <table:table-cell table:style-name="ce8" table:formula="of:=SUM([.Q219:.Q220])" office:value-type="float" office:value="138.888888888889">
            <text:p>138,9</text:p>
          </table:table-cell>
          <table:table-cell table:number-columns-repeated="1007"/>
        </table:table-row>
        <table:table-row table:style-name="ro1">
          <table:table-cell office:value-type="string">
            <text:p>Farm 30</text:p>
          </table:table-cell>
          <table:table-cell office:value-type="string">
            <text:p>Zamfara</text:p>
          </table:table-cell>
          <table:table-cell office:value-type="float" office:value="300">
            <text:p>300</text:p>
          </table:table-cell>
          <table:table-cell office:value-type="string">
            <text:p>Broilers</text:p>
          </table:table-cell>
          <table:table-cell office:value-type="string">
            <text:p>Small scale</text:p>
          </table:table-cell>
          <table:table-cell office:value-type="float" office:value="1.5">
            <text:p>1,5</text:p>
          </table:table-cell>
          <table:table-cell table:formula="of:=[.F222]*4" office:value-type="float" office:value="6">
            <text:p>6</text:p>
          </table:table-cell>
          <table:table-cell office:value-type="string">
            <text:p>Doxy-gen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Doxycyclin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M222]*[.N222]*1000" office:value-type="float" office:value="20000">
            <text:p>20000</text:p>
          </table:table-cell>
          <table:table-cell table:formula="of:=[.O222]/[.C222]" office:value-type="float" office:value="66.6666666666667">
            <text:p>66,6666666667</text:p>
          </table:table-cell>
          <table:table-cell table:style-name="ce7" table:formula="of:=[.P222]/[.G222]" office:value-type="float" office:value="11.1111111111111">
            <text:p>11,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Gentamicin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M223]*[.N223]*1000" office:value-type="float" office:value="20000">
            <text:p>20000</text:p>
          </table:table-cell>
          <table:table-cell table:formula="of:=[.O223]/[.C223]" office:value-type="float" office:value="66.6666666666667">
            <text:p>66,6666666667</text:p>
          </table:table-cell>
          <table:table-cell table:style-name="ce7" table:formula="of:=[.P223]/[.G223]" office:value-type="float" office:value="11.1111111111111">
            <text:p>11,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Doxy-col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Doxycyclin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M224]*[.N224]*1000" office:value-type="float" office:value="10000">
            <text:p>10000</text:p>
          </table:table-cell>
          <table:table-cell table:formula="of:=[.O224]/[.C224]" office:value-type="float" office:value="33.3333333333333">
            <text:p>33,3333333333</text:p>
          </table:table-cell>
          <table:table-cell table:style-name="ce7" table:formula="of:=[.P224]/[.G224]" office:value-type="float" office:value="5.55555555555556">
            <text:p>5,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Colistin</text:p>
          </table:table-cell>
          <table:table-cell office:value-type="float" office:value="9.6">
            <text:p>9,6</text:p>
          </table:table-cell>
          <table:table-cell office:value-type="float" office:value="1">
            <text:p>1</text:p>
          </table:table-cell>
          <table:table-cell table:formula="of:=[.M225]*[.N225]*1000" office:value-type="float" office:value="9600">
            <text:p>9600</text:p>
          </table:table-cell>
          <table:table-cell table:formula="of:=[.O225]/[.C225]" office:value-type="float" office:value="32">
            <text:p>32</text:p>
          </table:table-cell>
          <table:table-cell table:style-name="ce7" table:formula="of:=[.P225]/[.G225]" office:value-type="float" office:value="5.33333333333333">
            <text:p>5,3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226]*[.N226]*1000" office:value-type="float" office:value="0">
            <text:p>0</text:p>
          </table:table-cell>
          <table:table-cell table:formula="of:=[.O226]/[.C226]" office:value-type="float" office:value="0">
            <text:p>#DIV/0!</text:p>
          </table:table-cell>
          <table:table-cell table:style-name="ce8" table:formula="of:=SUM([.Q222:.Q225])" office:value-type="float" office:value="33.1111111111111">
            <text:p>33,1</text:p>
          </table:table-cell>
          <table:table-cell table:number-columns-repeated="1007"/>
        </table:table-row>
        <table:table-row table:style-name="ro1">
          <table:table-cell office:value-type="string">
            <text:p>Farm 31</text:p>
          </table:table-cell>
          <table:table-cell office:value-type="string">
            <text:p>Kebbi</text:p>
          </table:table-cell>
          <table:table-cell office:value-type="float" office:value="500">
            <text:p>500</text:p>
          </table:table-cell>
          <table:table-cell office:value-type="string">
            <text:p>Broilers</text:p>
          </table:table-cell>
          <table:table-cell office:value-type="string">
            <text:p>Semi-commercial</text:p>
          </table:table-cell>
          <table:table-cell office:value-type="float" office:value="1.5">
            <text:p>1,5</text:p>
          </table:table-cell>
          <table:table-cell table:formula="of:=[.F227]*4" office:value-type="float" office:value="6">
            <text:p>6</text:p>
          </table:table-cell>
          <table:table-cell office:value-type="string">
            <text:p>Ciprosol 20 %</text:p>
          </table:table-cell>
          <table:table-cell office:value-type="string">
            <text:p>Oral</text:p>
          </table:table-cell>
          <table:table-cell office:value-type="string">
            <text:p>Suspension</text:p>
          </table:table-cell>
          <table:table-cell office:value-type="float" office:value="20">
            <text:p>20</text:p>
          </table:table-cell>
          <table:table-cell office:value-type="string">
            <text:p>Ciprofloxacin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M227]*[.N227]*1000" office:value-type="float" office:value="20000">
            <text:p>20000</text:p>
          </table:table-cell>
          <table:table-cell table:formula="of:=[.O227]/[.C227]" office:value-type="float" office:value="40">
            <text:p>40</text:p>
          </table:table-cell>
          <table:table-cell table:style-name="ce7" table:formula="of:=[.P227]/[.G227]" office:value-type="float" office:value="6.66666666666667">
            <text:p>6,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500">
            <text:p>50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Florecol 10 %</text:p>
          </table:table-cell>
          <table:table-cell office:value-type="string">
            <text:p>Oral</text:p>
          </table:table-cell>
          <table:table-cell office:value-type="string">
            <text:p>Suspension</text:p>
          </table:table-cell>
          <table:table-cell office:value-type="float" office:value="10">
            <text:p>10</text:p>
          </table:table-cell>
          <table:table-cell office:value-type="string">
            <text:p>Florfenicol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M228]*[.N228]*1000" office:value-type="float" office:value="50000">
            <text:p>50000</text:p>
          </table:table-cell>
          <table:table-cell table:formula="of:=[.O228]/[.C228]" office:value-type="float" office:value="100">
            <text:p>100</text:p>
          </table:table-cell>
          <table:table-cell table:style-name="ce7" table:formula="of:=[.P228]/[.G228]" office:value-type="float" office:value="16.6666666666667">
            <text:p>16,7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229]*[.N229]*1000" office:value-type="float" office:value="0">
            <text:p>0</text:p>
          </table:table-cell>
          <table:table-cell table:formula="of:=[.O229]/[.C229]" office:value-type="float" office:value="0">
            <text:p>#DIV/0!</text:p>
          </table:table-cell>
          <table:table-cell table:style-name="ce8" table:formula="of:=SUM([.Q227:.Q228])" office:value-type="float" office:value="23.3333333333333">
            <text:p>23,3</text:p>
          </table:table-cell>
          <table:table-cell table:number-columns-repeated="1007"/>
        </table:table-row>
        <table:table-row table:style-name="ro1">
          <table:table-cell office:value-type="string">
            <text:p>Farm 32</text:p>
          </table:table-cell>
          <table:table-cell office:value-type="string">
            <text:p>Kebbi</text:p>
          </table:table-cell>
          <table:table-cell office:value-type="float" office:value="70000">
            <text:p>70000</text:p>
          </table:table-cell>
          <table:table-cell office:value-type="string">
            <text:p>Layers</text:p>
          </table:table-cell>
          <table:table-cell office:value-type="string">
            <text:p>Large scale</text:p>
          </table:table-cell>
          <table:table-cell office:value-type="float" office:value="6">
            <text:p>6</text:p>
          </table:table-cell>
          <table:table-cell table:formula="of:=[.F230]*4" office:value-type="float" office:value="24">
            <text:p>24</text:p>
          </table:table-cell>
          <table:table-cell office:value-type="string">
            <text:p>Tylomax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20">
            <text:p>20</text:p>
          </table:table-cell>
          <table:table-cell office:value-type="string">
            <text:p>Tylosine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table:formula="of:=[.M230]*[.N230]*1000" office:value-type="float" office:value="1400000">
            <text:p>1400000</text:p>
          </table:table-cell>
          <table:table-cell table:formula="of:=[.O230]/[.C230]" office:value-type="float" office:value="20">
            <text:p>20</text:p>
          </table:table-cell>
          <table:table-cell table:style-name="ce7" table:formula="of:=[.P230]/[.G230]" office:value-type="float" office:value="0.833333333333333">
            <text:p>0,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0000">
            <text:p>700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Doxy-col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Doxycycline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formula="of:=[.M231]*[.N231]*1000" office:value-type="float" office:value="1000000">
            <text:p>1000000</text:p>
          </table:table-cell>
          <table:table-cell table:formula="of:=[.O231]/[.C231]" office:value-type="float" office:value="14.2857142857143">
            <text:p>14,2857142857</text:p>
          </table:table-cell>
          <table:table-cell table:style-name="ce7" table:formula="of:=[.P231]/[.G231]" office:value-type="float" office:value="0.595238095238095">
            <text:p>0,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0000">
            <text:p>700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Colistin</text:p>
          </table:table-cell>
          <table:table-cell office:value-type="float" office:value="9.6">
            <text:p>9,6</text:p>
          </table:table-cell>
          <table:table-cell office:value-type="float" office:value="100">
            <text:p>100</text:p>
          </table:table-cell>
          <table:table-cell table:formula="of:=[.M232]*[.N232]*1000" office:value-type="float" office:value="960000">
            <text:p>960000</text:p>
          </table:table-cell>
          <table:table-cell table:formula="of:=[.O232]/[.C232]" office:value-type="float" office:value="13.7142857142857">
            <text:p>13,7142857143</text:p>
          </table:table-cell>
          <table:table-cell table:style-name="ce7" table:formula="of:=[.P232]/[.G232]" office:value-type="float" office:value="0.571428571428571">
            <text:p>0,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0000">
            <text:p>700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Colidox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Colistin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table:formula="of:=[.M233]*[.N233]*1000" office:value-type="float" office:value="1500000">
            <text:p>1500000</text:p>
          </table:table-cell>
          <table:table-cell table:formula="of:=[.O233]/[.C233]" office:value-type="float" office:value="21.4285714285714">
            <text:p>21,4285714286</text:p>
          </table:table-cell>
          <table:table-cell table:style-name="ce7" table:formula="of:=[.P233]/[.G233]" office:value-type="float" office:value="0.892857142857143">
            <text:p>0,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0000">
            <text:p>700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Doxycycline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table:formula="of:=[.M234]*[.N234]*1000" office:value-type="float" office:value="750000">
            <text:p>750000</text:p>
          </table:table-cell>
          <table:table-cell table:formula="of:=[.O234]/[.C234]" office:value-type="float" office:value="10.7142857142857">
            <text:p>10,7142857143</text:p>
          </table:table-cell>
          <table:table-cell table:style-name="ce7" table:formula="of:=[.P234]/[.G234]" office:value-type="float" office:value="0.446428571428571">
            <text:p>0,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0000">
            <text:p>700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Neoceryl Plus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Oxytetracycline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table:formula="of:=[.M235]*[.N235]*1000" office:value-type="float" office:value="3500000">
            <text:p>3500000</text:p>
          </table:table-cell>
          <table:table-cell table:formula="of:=[.O235]/[.C235]" office:value-type="float" office:value="50">
            <text:p>50</text:p>
          </table:table-cell>
          <table:table-cell table:style-name="ce7" table:formula="of:=[.P235]/[.G235]" office:value-type="float" office:value="2.08333333333333">
            <text:p>2,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0000">
            <text:p>700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Neomycin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formula="of:=[.M236]*[.N236]*1000" office:value-type="float" office:value="700000">
            <text:p>700000</text:p>
          </table:table-cell>
          <table:table-cell table:formula="of:=[.O236]/[.C236]" office:value-type="float" office:value="10">
            <text:p>10</text:p>
          </table:table-cell>
          <table:table-cell table:style-name="ce7" table:formula="of:=[.P236]/[.G236]" office:value-type="float" office:value="0.416666666666667">
            <text:p>0,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0000">
            <text:p>700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Interseryl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Erythromycin</text:p>
          </table:table-cell>
          <table:table-cell office:value-type="float" office:value="3.5">
            <text:p>3,5</text:p>
          </table:table-cell>
          <table:table-cell office:value-type="float" office:value="120">
            <text:p>120</text:p>
          </table:table-cell>
          <table:table-cell table:formula="of:=[.M237]*[.N237]*1000" office:value-type="float" office:value="420000">
            <text:p>420000</text:p>
          </table:table-cell>
          <table:table-cell table:formula="of:=[.O237]/[.C237]" office:value-type="float" office:value="6">
            <text:p>6</text:p>
          </table:table-cell>
          <table:table-cell table:style-name="ce7" table:formula="of:=[.P237]/[.G237]" office:value-type="float" office:value="0.25">
            <text:p>0,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0000">
            <text:p>700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Oxytetracycline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table:formula="of:=[.M238]*[.N238]*1000" office:value-type="float" office:value="600000">
            <text:p>600000</text:p>
          </table:table-cell>
          <table:table-cell table:formula="of:=[.O238]/[.C238]" office:value-type="float" office:value="8.57142857142857">
            <text:p>8,5714285714</text:p>
          </table:table-cell>
          <table:table-cell table:style-name="ce7" table:formula="of:=[.P238]/[.G238]" office:value-type="float" office:value="0.357142857142857">
            <text:p>0,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0000">
            <text:p>700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Streptomycin</text:p>
          </table:table-cell>
          <table:table-cell office:value-type="float" office:value="3.5">
            <text:p>3,5</text:p>
          </table:table-cell>
          <table:table-cell office:value-type="float" office:value="120">
            <text:p>120</text:p>
          </table:table-cell>
          <table:table-cell table:formula="of:=[.M239]*[.N239]*1000" office:value-type="float" office:value="420000">
            <text:p>420000</text:p>
          </table:table-cell>
          <table:table-cell table:formula="of:=[.O239]/[.C239]" office:value-type="float" office:value="6">
            <text:p>6</text:p>
          </table:table-cell>
          <table:table-cell table:style-name="ce7" table:formula="of:=[.P239]/[.G239]" office:value-type="float" office:value="0.25">
            <text:p>0,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0000">
            <text:p>700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Colistin</text:p>
          </table:table-cell>
          <table:table-cell office:value-type="float" office:value="16">
            <text:p>16</text:p>
          </table:table-cell>
          <table:table-cell office:value-type="float" office:value="120">
            <text:p>120</text:p>
          </table:table-cell>
          <table:table-cell table:formula="of:=[.M240]*[.N240]*1000" office:value-type="float" office:value="1920000">
            <text:p>1920000</text:p>
          </table:table-cell>
          <table:table-cell table:formula="of:=[.O240]/[.C240]" office:value-type="float" office:value="27.4285714285714">
            <text:p>27,4285714286</text:p>
          </table:table-cell>
          <table:table-cell table:style-name="ce7" table:formula="of:=[.P240]/[.G240]" office:value-type="float" office:value="1.14285714285714">
            <text:p>1,1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241]*[.N241]*1000" office:value-type="float" office:value="0">
            <text:p>0</text:p>
          </table:table-cell>
          <table:table-cell table:formula="of:=[.O241]/[.C241]" office:value-type="float" office:value="0">
            <text:p>#DIV/0!</text:p>
          </table:table-cell>
          <table:table-cell table:style-name="ce8" table:formula="of:=SUM([.Q230:.Q240])" office:value-type="float" office:value="7.83928571428571">
            <text:p>7,8</text:p>
          </table:table-cell>
          <table:table-cell table:number-columns-repeated="1007"/>
        </table:table-row>
        <table:table-row table:style-name="ro1">
          <table:table-cell office:value-type="string">
            <text:p>Farm 33</text:p>
          </table:table-cell>
          <table:table-cell office:value-type="string">
            <text:p>Kebbi</text:p>
          </table:table-cell>
          <table:table-cell office:value-type="float" office:value="1000">
            <text:p>1000</text:p>
          </table:table-cell>
          <table:table-cell office:value-type="string">
            <text:p>Layers</text:p>
          </table:table-cell>
          <table:table-cell office:value-type="string">
            <text:p>Semi-commercial</text:p>
          </table:table-cell>
          <table:table-cell office:value-type="float" office:value="6">
            <text:p>6</text:p>
          </table:table-cell>
          <table:table-cell table:formula="of:=[.F242]*4" office:value-type="float" office:value="24">
            <text:p>24</text:p>
          </table:table-cell>
          <table:table-cell office:value-type="string">
            <text:p>Tylomax</text:p>
          </table:table-cell>
          <table:table-cell office:value-type="string">
            <text:p>Ora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Tylosine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M242]*[.N242]*1000" office:value-type="float" office:value="100000">
            <text:p>100000</text:p>
          </table:table-cell>
          <table:table-cell table:formula="of:=[.O242]/[.C242]" office:value-type="float" office:value="100">
            <text:p>100</text:p>
          </table:table-cell>
          <table:table-cell table:style-name="ce7" table:formula="of:=[.P242]/[.G242]" office:value-type="float" office:value="4.16666666666667">
            <text:p>4,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000">
            <text:p>10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Florecol 10 %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">
            <text:p>10</text:p>
          </table:table-cell>
          <table:table-cell office:value-type="string">
            <text:p>Florfenicol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formula="of:=[.M243]*[.N243]*1000" office:value-type="float" office:value="500000">
            <text:p>500000</text:p>
          </table:table-cell>
          <table:table-cell table:formula="of:=[.O243]/[.C243]" office:value-type="float" office:value="500">
            <text:p>500</text:p>
          </table:table-cell>
          <table:table-cell table:style-name="ce7" table:formula="of:=[.P243]/[.G243]" office:value-type="float" office:value="20.8333333333333">
            <text:p>20,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000">
            <text:p>10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Kenflox 20 %</text:p>
          </table:table-cell>
          <table:table-cell office:value-type="string">
            <text:p>Oral</text:p>
          </table:table-cell>
          <table:table-cell office:value-type="string">
            <text:p>Suspension</text:p>
          </table:table-cell>
          <table:table-cell office:value-type="float" office:value="200">
            <text:p>200</text:p>
          </table:table-cell>
          <table:table-cell office:value-type="string">
            <text:p>Enrofloxacin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M244]*[.N244]*1000" office:value-type="float" office:value="20000">
            <text:p>20000</text:p>
          </table:table-cell>
          <table:table-cell table:formula="of:=[.O244]/[.C244]" office:value-type="float" office:value="20">
            <text:p>20</text:p>
          </table:table-cell>
          <table:table-cell table:style-name="ce7" table:formula="of:=[.P244]/[.G244]" office:value-type="float" office:value="0.833333333333333">
            <text:p>0,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000">
            <text:p>10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Neoceryl Plus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/>
          <table:table-cell office:value-type="string">
            <text:p>Oxytetracycline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formula="of:=[.M245]*[.N245]*1000" office:value-type="float" office:value="350000">
            <text:p>350000</text:p>
          </table:table-cell>
          <table:table-cell table:formula="of:=[.O245]/[.C245]" office:value-type="float" office:value="350">
            <text:p>350</text:p>
          </table:table-cell>
          <table:table-cell table:style-name="ce7" table:formula="of:=[.P245]/[.G245]" office:value-type="float" office:value="14.5833333333333">
            <text:p>14,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000">
            <text:p>10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Neomycine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M246]*[.N246]*1000" office:value-type="float" office:value="70000">
            <text:p>70000</text:p>
          </table:table-cell>
          <table:table-cell table:formula="of:=[.O246]/[.C246]" office:value-type="float" office:value="70">
            <text:p>70</text:p>
          </table:table-cell>
          <table:table-cell table:style-name="ce7" table:formula="of:=[.P246]/[.G246]" office:value-type="float" office:value="2.91666666666667">
            <text:p>2,9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247]*[.N247]*1000" office:value-type="float" office:value="0">
            <text:p>0</text:p>
          </table:table-cell>
          <table:table-cell table:formula="of:=[.O247]/[.C247]" office:value-type="float" office:value="0">
            <text:p>#DIV/0!</text:p>
          </table:table-cell>
          <table:table-cell table:style-name="ce8" table:formula="of:=SUM([.Q242:.Q246])" office:value-type="float" office:value="43.3333333333333">
            <text:p>43,3</text:p>
          </table:table-cell>
          <table:table-cell table:number-columns-repeated="1007"/>
        </table:table-row>
        <table:table-row table:style-name="ro1">
          <table:table-cell office:value-type="string">
            <text:p>Farm 34</text:p>
          </table:table-cell>
          <table:table-cell office:value-type="string">
            <text:p>Kebbi</text:p>
          </table:table-cell>
          <table:table-cell office:value-type="float" office:value="7500">
            <text:p>7500</text:p>
          </table:table-cell>
          <table:table-cell office:value-type="string">
            <text:p>Layers</text:p>
          </table:table-cell>
          <table:table-cell office:value-type="string">
            <text:p>Medium scale</text:p>
          </table:table-cell>
          <table:table-cell office:value-type="float" office:value="6">
            <text:p>6</text:p>
          </table:table-cell>
          <table:table-cell table:formula="of:=[.F248]*4" office:value-type="float" office:value="24">
            <text:p>24</text:p>
          </table:table-cell>
          <table:table-cell office:value-type="string">
            <text:p>Gentadox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Gentamicin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[.M248]*[.N248]*1000" office:value-type="float" office:value="150000">
            <text:p>150000</text:p>
          </table:table-cell>
          <table:table-cell table:formula="of:=[.O248]/[.C248]" office:value-type="float" office:value="20">
            <text:p>20</text:p>
          </table:table-cell>
          <table:table-cell table:style-name="ce7" table:formula="of:=[.P248]/[.G248]" office:value-type="float" office:value="0.833333333333333">
            <text:p>0,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500">
            <text:p>75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Doxycycline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[.M249]*[.N249]*1000" office:value-type="float" office:value="150000">
            <text:p>150000</text:p>
          </table:table-cell>
          <table:table-cell table:formula="of:=[.O249]/[.C249]" office:value-type="float" office:value="20">
            <text:p>20</text:p>
          </table:table-cell>
          <table:table-cell table:style-name="ce7" table:formula="of:=[.P249]/[.G249]" office:value-type="float" office:value="0.833333333333333">
            <text:p>0,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500">
            <text:p>75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Keproceryl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Colistin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formula="of:=[.M250]*[.N250]*1000" office:value-type="float" office:value="432000">
            <text:p>432000</text:p>
          </table:table-cell>
          <table:table-cell table:formula="of:=[.O250]/[.C250]" office:value-type="float" office:value="57.6">
            <text:p>57,6</text:p>
          </table:table-cell>
          <table:table-cell table:style-name="ce7" table:formula="of:=[.P250]/[.G250]" office:value-type="float" office:value="2.4">
            <text:p>2,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500">
            <text:p>75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Oxytetracycline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[.M251]*[.N251]*1000" office:value-type="float" office:value="120000">
            <text:p>120000</text:p>
          </table:table-cell>
          <table:table-cell table:formula="of:=[.O251]/[.C251]" office:value-type="float" office:value="16">
            <text:p>16</text:p>
          </table:table-cell>
          <table:table-cell table:style-name="ce7" table:formula="of:=[.P251]/[.G251]" office:value-type="float" office:value="0.666666666666667">
            <text:p>0,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500">
            <text:p>75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Erythromycin</text:p>
          </table:table-cell>
          <table:table-cell office:value-type="float" office:value="3.5">
            <text:p>3,5</text:p>
          </table:table-cell>
          <table:table-cell office:value-type="float" office:value="24">
            <text:p>24</text:p>
          </table:table-cell>
          <table:table-cell table:formula="of:=[.M252]*[.N252]*1000" office:value-type="float" office:value="84000">
            <text:p>84000</text:p>
          </table:table-cell>
          <table:table-cell table:formula="of:=[.O252]/[.C252]" office:value-type="float" office:value="11.2">
            <text:p>11,2</text:p>
          </table:table-cell>
          <table:table-cell table:style-name="ce7" table:formula="of:=[.P252]/[.G252]" office:value-type="float" office:value="0.466666666666667">
            <text:p>0,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500">
            <text:p>75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Streptomycin</text:p>
          </table:table-cell>
          <table:table-cell office:value-type="float" office:value="3.5">
            <text:p>3,5</text:p>
          </table:table-cell>
          <table:table-cell office:value-type="float" office:value="24">
            <text:p>24</text:p>
          </table:table-cell>
          <table:table-cell table:formula="of:=[.M253]*[.N253]*1000" office:value-type="float" office:value="84000">
            <text:p>84000</text:p>
          </table:table-cell>
          <table:table-cell table:formula="of:=[.O253]/[.C253]" office:value-type="float" office:value="11.2">
            <text:p>11,2</text:p>
          </table:table-cell>
          <table:table-cell table:style-name="ce7" table:formula="of:=[.P253]/[.G253]" office:value-type="float" office:value="0.466666666666667">
            <text:p>0,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500">
            <text:p>75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Neoceryl Plus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Oxytetracycline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formula="of:=[.M254]*[.N254]*1000" office:value-type="float" office:value="750000">
            <text:p>750000</text:p>
          </table:table-cell>
          <table:table-cell table:formula="of:=[.O254]/[.C254]" office:value-type="float" office:value="100">
            <text:p>100</text:p>
          </table:table-cell>
          <table:table-cell table:style-name="ce7" table:formula="of:=[.P254]/[.G254]" office:value-type="float" office:value="4.16666666666667">
            <text:p>4,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500">
            <text:p>75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Neomycine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[.M255]*[.N255]*1000" office:value-type="float" office:value="150000">
            <text:p>150000</text:p>
          </table:table-cell>
          <table:table-cell table:formula="of:=[.O255]/[.C255]" office:value-type="float" office:value="20">
            <text:p>20</text:p>
          </table:table-cell>
          <table:table-cell table:style-name="ce7" table:formula="of:=[.P255]/[.G255]" office:value-type="float" office:value="0.833333333333333">
            <text:p>0,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500">
            <text:p>750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Tylomax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Tylosine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[.M256]*[.N256]*1000" office:value-type="float" office:value="200000">
            <text:p>200000</text:p>
          </table:table-cell>
          <table:table-cell table:formula="of:=[.O256]/[.C256]" office:value-type="float" office:value="26.6666666666667">
            <text:p>26,6666666667</text:p>
          </table:table-cell>
          <table:table-cell table:style-name="ce7" table:formula="of:=[.P256]/[.G256]" office:value-type="float" office:value="1.11111111111111">
            <text:p>1,1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257]*[.N257]*1000" office:value-type="float" office:value="0">
            <text:p>0</text:p>
          </table:table-cell>
          <table:table-cell table:formula="of:=[.O257]/[.C257]" office:value-type="float" office:value="0">
            <text:p>#DIV/0!</text:p>
          </table:table-cell>
          <table:table-cell table:style-name="ce8" table:formula="of:=SUM([.Q248:.Q256])" office:value-type="float" office:value="11.7777777777778">
            <text:p>11,8</text:p>
          </table:table-cell>
          <table:table-cell table:number-columns-repeated="1007"/>
        </table:table-row>
        <table:table-row table:style-name="ro1">
          <table:table-cell office:value-type="string">
            <text:p>Farm 35</text:p>
          </table:table-cell>
          <table:table-cell office:value-type="string">
            <text:p>Kebbi</text:p>
          </table:table-cell>
          <table:table-cell office:value-type="float" office:value="1160">
            <text:p>1160</text:p>
          </table:table-cell>
          <table:table-cell office:value-type="string">
            <text:p>layers</text:p>
          </table:table-cell>
          <table:table-cell office:value-type="string">
            <text:p>Small scale</text:p>
          </table:table-cell>
          <table:table-cell office:value-type="float" office:value="6">
            <text:p>6</text:p>
          </table:table-cell>
          <table:table-cell table:formula="of:=[.F258]*4" office:value-type="float" office:value="24">
            <text:p>24</text:p>
          </table:table-cell>
          <table:table-cell office:value-type="string">
            <text:p>Keproceryl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string">
            <text:p>Colistin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[.M258]*[.N258]*1000" office:value-type="float" office:value="198000">
            <text:p>198000</text:p>
          </table:table-cell>
          <table:table-cell table:formula="of:=[.O258]/[.C258]" office:value-type="float" office:value="170.689655172414">
            <text:p>170,6896551724</text:p>
          </table:table-cell>
          <table:table-cell table:style-name="ce7" table:formula="of:=[.P258]/[.G258]" office:value-type="float" office:value="7.11206896551724">
            <text:p>7,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160">
            <text:p>116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Oxytetracycline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M259]*[.N259]*1000" office:value-type="float" office:value="55000">
            <text:p>55000</text:p>
          </table:table-cell>
          <table:table-cell table:formula="of:=[.O259]/[.C259]" office:value-type="float" office:value="47.4137931034483">
            <text:p>47,4137931034</text:p>
          </table:table-cell>
          <table:table-cell table:style-name="ce7" table:formula="of:=[.P259]/[.G259]" office:value-type="float" office:value="1.97557471264368">
            <text:p>2,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160">
            <text:p>116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Erythromycin</text:p>
          </table:table-cell>
          <table:table-cell office:value-type="float" office:value="3.5">
            <text:p>3,5</text:p>
          </table:table-cell>
          <table:table-cell office:value-type="float" office:value="11">
            <text:p>11</text:p>
          </table:table-cell>
          <table:table-cell table:formula="of:=[.M260]*[.N260]*1000" office:value-type="float" office:value="38500">
            <text:p>38500</text:p>
          </table:table-cell>
          <table:table-cell table:formula="of:=[.O260]/[.C260]" office:value-type="float" office:value="33.1896551724138">
            <text:p>33,1896551724</text:p>
          </table:table-cell>
          <table:table-cell table:style-name="ce7" table:formula="of:=[.P260]/[.G260]" office:value-type="float" office:value="1.38290229885057">
            <text:p>1,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160">
            <text:p>116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Streptomycin</text:p>
          </table:table-cell>
          <table:table-cell office:value-type="float" office:value="3.5">
            <text:p>3,5</text:p>
          </table:table-cell>
          <table:table-cell office:value-type="float" office:value="11">
            <text:p>11</text:p>
          </table:table-cell>
          <table:table-cell table:formula="of:=[.M261]*[.N261]*1000" office:value-type="float" office:value="38500">
            <text:p>38500</text:p>
          </table:table-cell>
          <table:table-cell table:formula="of:=[.O261]/[.C261]" office:value-type="float" office:value="33.1896551724138">
            <text:p>33,1896551724</text:p>
          </table:table-cell>
          <table:table-cell table:style-name="ce7" table:formula="of:=[.P261]/[.G261]" office:value-type="float" office:value="1.38290229885057">
            <text:p>1,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160">
            <text:p>116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Neoceryl Plus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Oxytetracycline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formula="of:=[.M262]*[.N262]*1000" office:value-type="float" office:value="250000">
            <text:p>250000</text:p>
          </table:table-cell>
          <table:table-cell table:formula="of:=[.O262]/[.C262]" office:value-type="float" office:value="215.51724137931">
            <text:p>215,5172413793</text:p>
          </table:table-cell>
          <table:table-cell table:style-name="ce7" table:formula="of:=[.P262]/[.G262]" office:value-type="float" office:value="8.97988505747126">
            <text:p>9,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160">
            <text:p>116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Neomycine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M263]*[.N263]*1000" office:value-type="float" office:value="50000">
            <text:p>50000</text:p>
          </table:table-cell>
          <table:table-cell table:formula="of:=[.O263]/[.C263]" office:value-type="float" office:value="43.1034482758621">
            <text:p>43,1034482759</text:p>
          </table:table-cell>
          <table:table-cell table:style-name="ce7" table:formula="of:=[.P263]/[.G263]" office:value-type="float" office:value="1.79597701149425">
            <text:p>1,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160">
            <text:p>116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Terramycin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30">
            <text:p>30</text:p>
          </table:table-cell>
          <table:table-cell office:value-type="string">
            <text:p>Oxytetracycline</text:p>
          </table:table-cell>
          <table:table-cell office:value-type="float" office:value="1.6">
            <text:p>1,6</text:p>
          </table:table-cell>
          <table:table-cell office:value-type="float" office:value="5">
            <text:p>5</text:p>
          </table:table-cell>
          <table:table-cell table:formula="of:=[.M264]*[.N264]*1000" office:value-type="float" office:value="8000">
            <text:p>8000</text:p>
          </table:table-cell>
          <table:table-cell table:formula="of:=[.O264]/[.C264]" office:value-type="float" office:value="6.89655172413793">
            <text:p>6,8965517241</text:p>
          </table:table-cell>
          <table:table-cell table:style-name="ce7" table:formula="of:=[.P264]/[.G264]" office:value-type="float" office:value="0.28735632183908">
            <text:p>0,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160">
            <text:p>116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Gentadox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Gentamicin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M265]*[.N265]*1000" office:value-type="float" office:value="30000">
            <text:p>30000</text:p>
          </table:table-cell>
          <table:table-cell table:formula="of:=[.O265]/[.C265]" office:value-type="float" office:value="25.8620689655172">
            <text:p>25,8620689655</text:p>
          </table:table-cell>
          <table:table-cell table:style-name="ce7" table:formula="of:=[.P265]/[.G265]" office:value-type="float" office:value="1.07758620689655">
            <text:p>1,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160">
            <text:p>116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Doxycycline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M266]*[.N266]*1000" office:value-type="float" office:value="30000">
            <text:p>30000</text:p>
          </table:table-cell>
          <table:table-cell table:formula="of:=[.O266]/[.C266]" office:value-type="float" office:value="25.8620689655172">
            <text:p>25,8620689655</text:p>
          </table:table-cell>
          <table:table-cell table:style-name="ce7" table:formula="of:=[.P266]/[.G266]" office:value-type="float" office:value="1.07758620689655">
            <text:p>1,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160">
            <text:p>116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Tylomax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20">
            <text:p>20</text:p>
          </table:table-cell>
          <table:table-cell office:value-type="string">
            <text:p>Tylosine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formula="of:=[.M267]*[.N267]*1000" office:value-type="float" office:value="60000">
            <text:p>60000</text:p>
          </table:table-cell>
          <table:table-cell table:formula="of:=[.O267]/[.C267]" office:value-type="float" office:value="51.7241379310345">
            <text:p>51,724137931</text:p>
          </table:table-cell>
          <table:table-cell table:style-name="ce7" table:formula="of:=[.P267]/[.G267]" office:value-type="float" office:value="2.1551724137931">
            <text:p>2,2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268]*[.N268]*1000" office:value-type="float" office:value="0">
            <text:p>0</text:p>
          </table:table-cell>
          <table:table-cell table:formula="of:=[.O268]/[.C268]" office:value-type="float" office:value="0">
            <text:p>#DIV/0!</text:p>
          </table:table-cell>
          <table:table-cell table:style-name="ce8" table:formula="of:=SUM([.Q258:.Q267])" office:value-type="float" office:value="27.2270114942529">
            <text:p>27,2</text:p>
          </table:table-cell>
          <table:table-cell table:number-columns-repeated="1007"/>
        </table:table-row>
        <table:table-row table:style-name="ro1">
          <table:table-cell office:value-type="string">
            <text:p>Farm 36</text:p>
          </table:table-cell>
          <table:table-cell office:value-type="string">
            <text:p>Kebbi</text:p>
          </table:table-cell>
          <table:table-cell office:value-type="float" office:value="1200">
            <text:p>1200</text:p>
          </table:table-cell>
          <table:table-cell office:value-type="string">
            <text:p>Broilers</text:p>
          </table:table-cell>
          <table:table-cell office:value-type="string">
            <text:p>Small scale</text:p>
          </table:table-cell>
          <table:table-cell office:value-type="float" office:value="1.5">
            <text:p>1,5</text:p>
          </table:table-cell>
          <table:table-cell table:formula="of:=[.F269]*4" office:value-type="float" office:value="6">
            <text:p>6</text:p>
          </table:table-cell>
          <table:table-cell office:value-type="string">
            <text:p>Sulphamix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Sulphadimidine</text:p>
          </table:table-cell>
          <table:table-cell office:value-type="float" office:value="12.5">
            <text:p>12,5</text:p>
          </table:table-cell>
          <table:table-cell office:value-type="float" office:value="9">
            <text:p>9</text:p>
          </table:table-cell>
          <table:table-cell table:formula="of:=[.M269]*[.N269]*1000" office:value-type="float" office:value="112500">
            <text:p>112500</text:p>
          </table:table-cell>
          <table:table-cell table:formula="of:=[.O269]/[.C269]" office:value-type="float" office:value="93.75">
            <text:p>93,75</text:p>
          </table:table-cell>
          <table:table-cell table:style-name="ce7" table:formula="of:=[.P269]/[.G269]" office:value-type="float" office:value="15.625">
            <text:p>15,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00">
            <text:p>120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Sulphadiazine</text:p>
          </table:table-cell>
          <table:table-cell office:value-type="float" office:value="12.5">
            <text:p>12,5</text:p>
          </table:table-cell>
          <table:table-cell office:value-type="float" office:value="9">
            <text:p>9</text:p>
          </table:table-cell>
          <table:table-cell table:formula="of:=[.M270]*[.N270]*1000" office:value-type="float" office:value="112500">
            <text:p>112500</text:p>
          </table:table-cell>
          <table:table-cell table:formula="of:=[.O270]/[.C270]" office:value-type="float" office:value="93.75">
            <text:p>93,75</text:p>
          </table:table-cell>
          <table:table-cell table:style-name="ce7" table:formula="of:=[.P270]/[.G270]" office:value-type="float" office:value="15.625">
            <text:p>15,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00">
            <text:p>120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Sulphathiazole</text:p>
          </table:table-cell>
          <table:table-cell office:value-type="float" office:value="12.5">
            <text:p>12,5</text:p>
          </table:table-cell>
          <table:table-cell office:value-type="float" office:value="9">
            <text:p>9</text:p>
          </table:table-cell>
          <table:table-cell table:formula="of:=[.M271]*[.N271]*1000" office:value-type="float" office:value="112500">
            <text:p>112500</text:p>
          </table:table-cell>
          <table:table-cell table:formula="of:=[.O271]/[.C271]" office:value-type="float" office:value="93.75">
            <text:p>93,75</text:p>
          </table:table-cell>
          <table:table-cell table:style-name="ce7" table:formula="of:=[.P271]/[.G271]" office:value-type="float" office:value="15.625">
            <text:p>15,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00">
            <text:p>120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Intergendox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Doxycyclin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M272]*[.N272]*1000" office:value-type="float" office:value="120000">
            <text:p>120000</text:p>
          </table:table-cell>
          <table:table-cell table:formula="of:=[.O272]/[.C272]" office:value-type="float" office:value="100">
            <text:p>100</text:p>
          </table:table-cell>
          <table:table-cell table:style-name="ce7" table:formula="of:=[.P272]/[.G272]" office:value-type="float" office:value="16.6666666666667">
            <text:p>16,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00">
            <text:p>120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Gentamicin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[.M273]*[.N273]*1000" office:value-type="float" office:value="60000">
            <text:p>60000</text:p>
          </table:table-cell>
          <table:table-cell table:formula="of:=[.O273]/[.C273]" office:value-type="float" office:value="50">
            <text:p>50</text:p>
          </table:table-cell>
          <table:table-cell table:style-name="ce7" table:formula="of:=[.P273]/[.G273]" office:value-type="float" office:value="8.33333333333333">
            <text:p>8,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00">
            <text:p>120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Neoceryl Plus</text:p>
          </table:table-cell>
          <table:table-cell table:number-columns-repeated="3"/>
          <table:table-cell office:value-type="string">
            <text:p>Oxytetracycline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formula="of:=[.M274]*[.N274]*1000" office:value-type="float" office:value="350000">
            <text:p>350000</text:p>
          </table:table-cell>
          <table:table-cell table:formula="of:=[.O274]/[.C274]" office:value-type="float" office:value="291.666666666667">
            <text:p>291,6666666667</text:p>
          </table:table-cell>
          <table:table-cell table:style-name="ce7" table:formula="of:=[.P274]/[.G274]" office:value-type="float" office:value="48.6111111111111">
            <text:p>48,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200">
            <text:p>120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Neomycine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M275]*[.N275]*1000" office:value-type="float" office:value="70000">
            <text:p>70000</text:p>
          </table:table-cell>
          <table:table-cell table:formula="of:=[.O275]/[.C275]" office:value-type="float" office:value="58.3333333333333">
            <text:p>58,3333333333</text:p>
          </table:table-cell>
          <table:table-cell table:style-name="ce7" table:formula="of:=[.P275]/[.G275]" office:value-type="float" office:value="9.72222222222222">
            <text:p>9,7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276]*[.N276]*1000" office:value-type="float" office:value="0">
            <text:p>0</text:p>
          </table:table-cell>
          <table:table-cell table:formula="of:=[.O276]/[.C276]" office:value-type="float" office:value="0">
            <text:p>#DIV/0!</text:p>
          </table:table-cell>
          <table:table-cell table:style-name="ce8" table:formula="of:=SUM([.Q269:.Q275])" office:value-type="float" office:value="130.208333333333">
            <text:p>130,2</text:p>
          </table:table-cell>
          <table:table-cell table:number-columns-repeated="1007"/>
        </table:table-row>
        <table:table-row table:style-name="ro1">
          <table:table-cell office:value-type="string">
            <text:p>Farm 37</text:p>
          </table:table-cell>
          <table:table-cell office:value-type="string">
            <text:p>Kebbi</text:p>
          </table:table-cell>
          <table:table-cell office:value-type="float" office:value="250">
            <text:p>250</text:p>
          </table:table-cell>
          <table:table-cell office:value-type="string">
            <text:p>Broilers</text:p>
          </table:table-cell>
          <table:table-cell office:value-type="string">
            <text:p>Semi-commercial</text:p>
          </table:table-cell>
          <table:table-cell office:value-type="float" office:value="1.5">
            <text:p>1,5</text:p>
          </table:table-cell>
          <table:table-cell table:formula="of:=[.F277]*4" office:value-type="float" office:value="6">
            <text:p>6</text:p>
          </table:table-cell>
          <table:table-cell office:value-type="string">
            <text:p>EST mix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Erythromycin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M277]*[.N277]*1000" office:value-type="float" office:value="18000">
            <text:p>18000</text:p>
          </table:table-cell>
          <table:table-cell table:formula="of:=[.O277]/[.C277]" office:value-type="float" office:value="72">
            <text:p>72</text:p>
          </table:table-cell>
          <table:table-cell table:style-name="ce7" table:formula="of:=[.P277]/[.G277]" office:value-type="float" office:value="12">
            <text:p>12,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Sulphadiazine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M278]*[.N278]*1000" office:value-type="float" office:value="15000">
            <text:p>15000</text:p>
          </table:table-cell>
          <table:table-cell table:formula="of:=[.O278]/[.C278]" office:value-type="float" office:value="60">
            <text:p>60</text:p>
          </table:table-cell>
          <table:table-cell table:style-name="ce7" table:formula="of:=[.P278]/[.G278]" office:value-type="float" office:value="10">
            <text:p>10,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Trimethopri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M279]*[.N279]*1000" office:value-type="float" office:value="3000">
            <text:p>3000</text:p>
          </table:table-cell>
          <table:table-cell table:formula="of:=[.O279]/[.C279]" office:value-type="float" office:value="12">
            <text:p>12</text:p>
          </table:table-cell>
          <table:table-cell table:style-name="ce7" table:formula="of:=[.P279]/[.G279]" office:value-type="float" office:value="2">
            <text:p>2,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Gentadox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Gentamicin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M280]*[.N280]*1000" office:value-type="float" office:value="10000">
            <text:p>10000</text:p>
          </table:table-cell>
          <table:table-cell table:formula="of:=[.O280]/[.C280]" office:value-type="float" office:value="40">
            <text:p>40</text:p>
          </table:table-cell>
          <table:table-cell table:style-name="ce7" table:formula="of:=[.P280]/[.G280]" office:value-type="float" office:value="6.66666666666667">
            <text:p>6,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50">
            <text:p>25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Doxycyclin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M281]*[.N281]*1000" office:value-type="float" office:value="10000">
            <text:p>10000</text:p>
          </table:table-cell>
          <table:table-cell table:formula="of:=[.O281]/[.C281]" office:value-type="float" office:value="40">
            <text:p>40</text:p>
          </table:table-cell>
          <table:table-cell table:style-name="ce7" table:formula="of:=[.P281]/[.G281]" office:value-type="float" office:value="6.66666666666667">
            <text:p>6,7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282]*[.N282]*1000" office:value-type="float" office:value="0">
            <text:p>0</text:p>
          </table:table-cell>
          <table:table-cell table:formula="of:=[.O282]/[.C282]" office:value-type="float" office:value="0">
            <text:p>#DIV/0!</text:p>
          </table:table-cell>
          <table:table-cell table:style-name="ce8" table:formula="of:=SUM([.Q277:.Q281])" office:value-type="float" office:value="37.3333333333333">
            <text:p>37,3</text:p>
          </table:table-cell>
          <table:table-cell table:number-columns-repeated="1007"/>
        </table:table-row>
        <table:table-row table:style-name="ro1">
          <table:table-cell office:value-type="string">
            <text:p>Farm 38</text:p>
          </table:table-cell>
          <table:table-cell office:value-type="string">
            <text:p>Kebbi </text:p>
          </table:table-cell>
          <table:table-cell office:value-type="float" office:value="350">
            <text:p>350</text:p>
          </table:table-cell>
          <table:table-cell office:value-type="string">
            <text:p>Broilers</text:p>
          </table:table-cell>
          <table:table-cell office:value-type="string">
            <text:p>Semi-commercial</text:p>
          </table:table-cell>
          <table:table-cell office:value-type="float" office:value="1.5">
            <text:p>1,5</text:p>
          </table:table-cell>
          <table:table-cell table:formula="of:=[.F283]*4" office:value-type="float" office:value="6">
            <text:p>6</text:p>
          </table:table-cell>
          <table:table-cell office:value-type="string">
            <text:p>Megadox-N</text:p>
          </table:table-cell>
          <table:table-cell table:number-columns-repeated="3"/>
          <table:table-cell office:value-type="string">
            <text:p>Neomycin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M283]*[.N283]*1000" office:value-type="float" office:value="10000">
            <text:p>10000</text:p>
          </table:table-cell>
          <table:table-cell table:formula="of:=[.O283]/[.C283]" office:value-type="float" office:value="28.5714285714286">
            <text:p>28,5714285714</text:p>
          </table:table-cell>
          <table:table-cell table:style-name="ce7" table:formula="of:=[.P283]/[.G283]" office:value-type="float" office:value="4.76190476190476">
            <text:p>4,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350">
            <text:p>35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Doxycyclin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M284]*[.N284]*1000" office:value-type="float" office:value="10000">
            <text:p>10000</text:p>
          </table:table-cell>
          <table:table-cell table:formula="of:=[.O284]/[.C284]" office:value-type="float" office:value="28.5714285714286">
            <text:p>28,5714285714</text:p>
          </table:table-cell>
          <table:table-cell table:style-name="ce7" table:formula="of:=[.P284]/[.G284]" office:value-type="float" office:value="4.76190476190476">
            <text:p>4,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350">
            <text:p>35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EST mix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Erythromycin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[.M285]*[.N285]*1000" office:value-type="float" office:value="36000">
            <text:p>36000</text:p>
          </table:table-cell>
          <table:table-cell table:formula="of:=[.O285]/[.C285]" office:value-type="float" office:value="102.857142857143">
            <text:p>102,8571428571</text:p>
          </table:table-cell>
          <table:table-cell table:style-name="ce7" table:formula="of:=[.P285]/[.G285]" office:value-type="float" office:value="17.1428571428571">
            <text:p>17,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350">
            <text:p>35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Sulphadiazine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[.M286]*[.N286]*1000" office:value-type="float" office:value="30000">
            <text:p>30000</text:p>
          </table:table-cell>
          <table:table-cell table:formula="of:=[.O286]/[.C286]" office:value-type="float" office:value="85.7142857142857">
            <text:p>85,7142857143</text:p>
          </table:table-cell>
          <table:table-cell table:style-name="ce7" table:formula="of:=[.P286]/[.G286]" office:value-type="float" office:value="14.2857142857143">
            <text:p>14,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350">
            <text:p>35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Trimethopri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M287]*[.N287]*1000" office:value-type="float" office:value="6000">
            <text:p>6000</text:p>
          </table:table-cell>
          <table:table-cell table:formula="of:=[.O287]/[.C287]" office:value-type="float" office:value="17.1428571428571">
            <text:p>17,1428571429</text:p>
          </table:table-cell>
          <table:table-cell table:style-name="ce7" table:formula="of:=[.P287]/[.G287]" office:value-type="float" office:value="2.85714285714286">
            <text:p>2,9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288]*[.N288]*1000" office:value-type="float" office:value="0">
            <text:p>0</text:p>
          </table:table-cell>
          <table:table-cell table:formula="of:=[.O288]/[.C288]" office:value-type="float" office:value="0">
            <text:p>#DIV/0!</text:p>
          </table:table-cell>
          <table:table-cell table:style-name="ce8" table:formula="of:=SUM([.Q283:.Q287])" office:value-type="float" office:value="43.8095238095238">
            <text:p>43,8</text:p>
          </table:table-cell>
          <table:table-cell table:number-columns-repeated="1007"/>
        </table:table-row>
        <table:table-row table:style-name="ro1">
          <table:table-cell office:value-type="string">
            <text:p>Farm 39</text:p>
          </table:table-cell>
          <table:table-cell office:value-type="string">
            <text:p>Kebbi</text:p>
          </table:table-cell>
          <table:table-cell office:value-type="float" office:value="720">
            <text:p>720</text:p>
          </table:table-cell>
          <table:table-cell office:value-type="string">
            <text:p>Layers</text:p>
          </table:table-cell>
          <table:table-cell office:value-type="string">
            <text:p>Semi-commercial</text:p>
          </table:table-cell>
          <table:table-cell office:value-type="float" office:value="6">
            <text:p>6</text:p>
          </table:table-cell>
          <table:table-cell table:formula="of:=[.F289]*4" office:value-type="float" office:value="24">
            <text:p>24</text:p>
          </table:table-cell>
          <table:table-cell office:value-type="string">
            <text:p>Doxy-col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Doxycycline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M289]*[.N289]*1000" office:value-type="float" office:value="30000">
            <text:p>30000</text:p>
          </table:table-cell>
          <table:table-cell table:formula="of:=[.O289]/[.C289]" office:value-type="float" office:value="41.6666666666667">
            <text:p>41,6666666667</text:p>
          </table:table-cell>
          <table:table-cell table:style-name="ce7" table:formula="of:=[.P289]/[.G289]" office:value-type="float" office:value="1.73611111111111">
            <text:p>1,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20">
            <text:p>72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Colistin</text:p>
          </table:table-cell>
          <table:table-cell office:value-type="float" office:value="9.6">
            <text:p>9,6</text:p>
          </table:table-cell>
          <table:table-cell office:value-type="float" office:value="3">
            <text:p>3</text:p>
          </table:table-cell>
          <table:table-cell table:formula="of:=[.M290]*[.N290]*1000" office:value-type="float" office:value="28800">
            <text:p>28800</text:p>
          </table:table-cell>
          <table:table-cell table:formula="of:=[.O290]/[.C290]" office:value-type="float" office:value="40">
            <text:p>40</text:p>
          </table:table-cell>
          <table:table-cell table:style-name="ce7" table:formula="of:=[.P290]/[.G290]" office:value-type="float" office:value="1.66666666666667">
            <text:p>1,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20">
            <text:p>72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Doxy-gen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Doxycycline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M291]*[.N291]*1000" office:value-type="float" office:value="100000">
            <text:p>100000</text:p>
          </table:table-cell>
          <table:table-cell table:formula="of:=[.O291]/[.C291]" office:value-type="float" office:value="138.888888888889">
            <text:p>138,8888888889</text:p>
          </table:table-cell>
          <table:table-cell table:style-name="ce7" table:formula="of:=[.P291]/[.G291]" office:value-type="float" office:value="5.78703703703704">
            <text:p>5,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20">
            <text:p>72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Gentamicin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M292]*[.N292]*1000" office:value-type="float" office:value="100000">
            <text:p>100000</text:p>
          </table:table-cell>
          <table:table-cell table:formula="of:=[.O292]/[.C292]" office:value-type="float" office:value="138.888888888889">
            <text:p>138,8888888889</text:p>
          </table:table-cell>
          <table:table-cell table:style-name="ce7" table:formula="of:=[.P292]/[.G292]" office:value-type="float" office:value="5.78703703703704">
            <text:p>5,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720">
            <text:p>72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Tylovet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Tylosine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[.M293]*[.N293]*1000" office:value-type="float" office:value="40000">
            <text:p>40000</text:p>
          </table:table-cell>
          <table:table-cell table:formula="of:=[.O293]/[.C293]" office:value-type="float" office:value="55.5555555555556">
            <text:p>55,5555555556</text:p>
          </table:table-cell>
          <table:table-cell table:style-name="ce7" table:formula="of:=[.P293]/[.G293]" office:value-type="float" office:value="2.31481481481481">
            <text:p>2,3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294]*[.N294]*1000" office:value-type="float" office:value="0">
            <text:p>0</text:p>
          </table:table-cell>
          <table:table-cell table:formula="of:=[.O294]/[.C294]" office:value-type="float" office:value="0">
            <text:p>#DIV/0!</text:p>
          </table:table-cell>
          <table:table-cell table:style-name="ce8" table:formula="of:=SUM([.Q289:.Q293])" office:value-type="float" office:value="17.2916666666667">
            <text:p>17,3</text:p>
          </table:table-cell>
          <table:table-cell table:number-columns-repeated="1007"/>
        </table:table-row>
        <table:table-row table:style-name="ro1">
          <table:table-cell office:value-type="string">
            <text:p>Farm 40</text:p>
          </table:table-cell>
          <table:table-cell office:value-type="string">
            <text:p>Kebbi</text:p>
          </table:table-cell>
          <table:table-cell office:value-type="float" office:value="2500">
            <text:p>2500</text:p>
          </table:table-cell>
          <table:table-cell office:value-type="string">
            <text:p>Broilers</text:p>
          </table:table-cell>
          <table:table-cell office:value-type="string">
            <text:p>Small scale</text:p>
          </table:table-cell>
          <table:table-cell office:value-type="float" office:value="1.5">
            <text:p>1,5</text:p>
          </table:table-cell>
          <table:table-cell table:formula="of:=[.F295]*4" office:value-type="float" office:value="6">
            <text:p>6</text:p>
          </table:table-cell>
          <table:table-cell office:value-type="string">
            <text:p>EST mix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Erythromycin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[.M295]*[.N295]*1000" office:value-type="float" office:value="234000">
            <text:p>234000</text:p>
          </table:table-cell>
          <table:table-cell table:formula="of:=[.O295]/[.C295]" office:value-type="float" office:value="93.6">
            <text:p>93,6</text:p>
          </table:table-cell>
          <table:table-cell table:style-name="ce7" table:formula="of:=[.P295]/[.G295]" office:value-type="float" office:value="15.6">
            <text:p>15,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500">
            <text:p>250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Sulphadiazine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[.M296]*[.N296]*1000" office:value-type="float" office:value="195000">
            <text:p>195000</text:p>
          </table:table-cell>
          <table:table-cell table:formula="of:=[.O296]/[.C296]" office:value-type="float" office:value="78">
            <text:p>78</text:p>
          </table:table-cell>
          <table:table-cell table:style-name="ce7" table:formula="of:=[.P296]/[.G296]" office:value-type="float" office:value="13">
            <text:p>13,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500">
            <text:p>250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Trimethoprim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M297]*[.N297]*1000" office:value-type="float" office:value="39000">
            <text:p>39000</text:p>
          </table:table-cell>
          <table:table-cell table:formula="of:=[.O297]/[.C297]" office:value-type="float" office:value="15.6">
            <text:p>15,6</text:p>
          </table:table-cell>
          <table:table-cell table:style-name="ce7" table:formula="of:=[.P297]/[.G297]" office:value-type="float" office:value="2.6">
            <text:p>2,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500">
            <text:p>250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Interseryl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Erythromycin</text:p>
          </table:table-cell>
          <table:table-cell office:value-type="float" office:value="3.5">
            <text:p>3,5</text:p>
          </table:table-cell>
          <table:table-cell office:value-type="float" office:value="15">
            <text:p>15</text:p>
          </table:table-cell>
          <table:table-cell table:formula="of:=[.M298]*[.N298]*1000" office:value-type="float" office:value="52500">
            <text:p>52500</text:p>
          </table:table-cell>
          <table:table-cell table:formula="of:=[.O298]/[.C298]" office:value-type="float" office:value="21">
            <text:p>21</text:p>
          </table:table-cell>
          <table:table-cell table:style-name="ce7" table:formula="of:=[.P298]/[.G298]" office:value-type="float" office:value="3.5">
            <text:p>3,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500">
            <text:p>250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Oxytetracycline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formula="of:=[.M299]*[.N299]*1000" office:value-type="float" office:value="75000">
            <text:p>75000</text:p>
          </table:table-cell>
          <table:table-cell table:formula="of:=[.O299]/[.C299]" office:value-type="float" office:value="30">
            <text:p>30</text:p>
          </table:table-cell>
          <table:table-cell table:style-name="ce7" table:formula="of:=[.P299]/[.G299]" office:value-type="float" office:value="5">
            <text:p>5,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500">
            <text:p>250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Streptomycin</text:p>
          </table:table-cell>
          <table:table-cell office:value-type="float" office:value="3.5">
            <text:p>3,5</text:p>
          </table:table-cell>
          <table:table-cell office:value-type="float" office:value="15">
            <text:p>15</text:p>
          </table:table-cell>
          <table:table-cell table:formula="of:=[.M300]*[.N300]*1000" office:value-type="float" office:value="52500">
            <text:p>52500</text:p>
          </table:table-cell>
          <table:table-cell table:formula="of:=[.O300]/[.C300]" office:value-type="float" office:value="21">
            <text:p>21</text:p>
          </table:table-cell>
          <table:table-cell table:style-name="ce7" table:formula="of:=[.P300]/[.G300]" office:value-type="float" office:value="3.5">
            <text:p>3,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2500">
            <text:p>250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4"/>
          <table:table-cell office:value-type="string">
            <text:p>Colistin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[.M301]*[.N301]*1000" office:value-type="float" office:value="240000">
            <text:p>240000</text:p>
          </table:table-cell>
          <table:table-cell table:formula="of:=[.O301]/[.C301]" office:value-type="float" office:value="96">
            <text:p>96</text:p>
          </table:table-cell>
          <table:table-cell table:style-name="ce7" table:formula="of:=[.P301]/[.G301]" office:value-type="float" office:value="16">
            <text:p>16,0</text:p>
          </table:table-cell>
          <table:table-cell table:number-columns-repeated="1007"/>
        </table:table-row>
        <table:table-row table:style-name="ro1">
          <table:table-cell table:number-columns-repeated="2"/>
          <table:table-cell/>
          <table:table-cell table:number-columns-repeated="9"/>
          <table:table-cell table:number-columns-repeated="2"/>
          <table:table-cell table:formula="of:=[.M302]*[.N302]*1000" office:value-type="float" office:value="0">
            <text:p>0</text:p>
          </table:table-cell>
          <table:table-cell table:formula="of:=[.O302]/[.C302]" office:value-type="float" office:value="0">
            <text:p>#DIV/0!</text:p>
          </table:table-cell>
          <table:table-cell table:style-name="ce8" table:formula="of:=SUM([.Q295:.Q301])" office:value-type="float" office:value="59.2">
            <text:p>59,2</text:p>
          </table:table-cell>
          <table:table-cell table:number-columns-repeated="1007"/>
        </table:table-row>
        <table:table-row table:style-name="ro1">
          <table:table-cell office:value-type="string">
            <text:p>Farm 41</text:p>
          </table:table-cell>
          <table:table-cell office:value-type="string">
            <text:p>Kebbi</text:p>
          </table:table-cell>
          <table:table-cell office:value-type="float" office:value="3250">
            <text:p>3250</text:p>
          </table:table-cell>
          <table:table-cell office:value-type="string">
            <text:p>layers</text:p>
          </table:table-cell>
          <table:table-cell office:value-type="string">
            <text:p>Small scale</text:p>
          </table:table-cell>
          <table:table-cell office:value-type="float" office:value="6">
            <text:p>6</text:p>
          </table:table-cell>
          <table:table-cell table:formula="of:=[.F303]*4" office:value-type="float" office:value="24">
            <text:p>24</text:p>
          </table:table-cell>
          <table:table-cell office:value-type="string">
            <text:p>Gentamicin</text:p>
          </table:table-cell>
          <table:table-cell office:value-type="string">
            <text:p>Parenteral</text:p>
          </table:table-cell>
          <table:table-cell office:value-type="string">
            <text:p>Injectable</text:p>
          </table:table-cell>
          <table:table-cell office:value-type="float" office:value="10">
            <text:p>10</text:p>
          </table:table-cell>
          <table:table-cell office:value-type="string">
            <text:p>Gentamicin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formula="of:=[.M303]*[.N303]*1000" office:value-type="float" office:value="185000">
            <text:p>185000</text:p>
          </table:table-cell>
          <table:table-cell table:formula="of:=[.O303]/[.C303]" office:value-type="float" office:value="56.9230769230769">
            <text:p>56,9230769231</text:p>
          </table:table-cell>
          <table:table-cell table:style-name="ce7" table:formula="of:=[.P303]/[.G303]" office:value-type="float" office:value="2.37179487179487">
            <text:p>2,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3250">
            <text:p>325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Oxytetracycline</text:p>
          </table:table-cell>
          <table:table-cell office:value-type="string">
            <text:p>Parenteral</text:p>
          </table:table-cell>
          <table:table-cell office:value-type="string">
            <text:p>Injectable</text:p>
          </table:table-cell>
          <table:table-cell office:value-type="float" office:value="20">
            <text:p>20</text:p>
          </table:table-cell>
          <table:table-cell office:value-type="string">
            <text:p>Oxytetracycline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formula="of:=[.M304]*[.N304]*1000" office:value-type="float" office:value="480000">
            <text:p>480000</text:p>
          </table:table-cell>
          <table:table-cell table:formula="of:=[.O304]/[.C304]" office:value-type="float" office:value="147.692307692308">
            <text:p>147,6923076923</text:p>
          </table:table-cell>
          <table:table-cell table:style-name="ce7" table:formula="of:=[.P304]/[.G304]" office:value-type="float" office:value="6.15384615384615">
            <text:p>6,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3250">
            <text:p>325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EST mix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Erythromycin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formula="of:=[.M305]*[.N305]*1000" office:value-type="float" office:value="450000">
            <text:p>450000</text:p>
          </table:table-cell>
          <table:table-cell table:formula="of:=[.O305]/[.C305]" office:value-type="float" office:value="138.461538461538">
            <text:p>138,4615384615</text:p>
          </table:table-cell>
          <table:table-cell table:style-name="ce7" table:formula="of:=[.P305]/[.G305]" office:value-type="float" office:value="5.76923076923077">
            <text:p>5,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3250">
            <text:p>325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Sulphadiazine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[.M306]*[.N306]*1000" office:value-type="float" office:value="375000">
            <text:p>375000</text:p>
          </table:table-cell>
          <table:table-cell table:formula="of:=[.O306]/[.C306]" office:value-type="float" office:value="115.384615384615">
            <text:p>115,3846153846</text:p>
          </table:table-cell>
          <table:table-cell table:style-name="ce7" table:formula="of:=[.P306]/[.G306]" office:value-type="float" office:value="4.80769230769231">
            <text:p>4,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3250">
            <text:p>325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Trimethoprim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M307]*[.N307]*1000" office:value-type="float" office:value="75000">
            <text:p>75000</text:p>
          </table:table-cell>
          <table:table-cell table:formula="of:=[.O307]/[.C307]" office:value-type="float" office:value="23.0769230769231">
            <text:p>23,0769230769</text:p>
          </table:table-cell>
          <table:table-cell table:style-name="ce7" table:formula="of:=[.P307]/[.G307]" office:value-type="float" office:value="0.961538461538462">
            <text:p>1,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3250">
            <text:p>325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string">
            <text:p>Doxy-col</text:p>
          </table:table-cell>
          <table:table-cell office:value-type="string">
            <text:p>Oral</text:p>
          </table:table-cell>
          <table:table-cell office:value-type="string">
            <text:p>Powder</text:p>
          </table:table-cell>
          <table:table-cell office:value-type="float" office:value="100">
            <text:p>100</text:p>
          </table:table-cell>
          <table:table-cell office:value-type="string">
            <text:p>Doxycycline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M308]*[.N308]*1000" office:value-type="float" office:value="110000">
            <text:p>110000</text:p>
          </table:table-cell>
          <table:table-cell table:formula="of:=[.O308]/[.C308]" office:value-type="float" office:value="33.8461538461538">
            <text:p>33,8461538462</text:p>
          </table:table-cell>
          <table:table-cell table:style-name="ce7" table:formula="of:=[.P308]/[.G308]" office:value-type="float" office:value="1.41025641025641">
            <text:p>1,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3250">
            <text:p>325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office:value-type="string">
            <text:p>Colistin</text:p>
          </table:table-cell>
          <table:table-cell office:value-type="float" office:value="9.6">
            <text:p>9,6</text:p>
          </table:table-cell>
          <table:table-cell office:value-type="float" office:value="11">
            <text:p>11</text:p>
          </table:table-cell>
          <table:table-cell table:formula="of:=[.M309]*[.N309]*1000" office:value-type="float" office:value="105600">
            <text:p>105600</text:p>
          </table:table-cell>
          <table:table-cell table:formula="of:=[.O309]/[.C309]" office:value-type="float" office:value="32.4923076923077">
            <text:p>32,4923076923</text:p>
          </table:table-cell>
          <table:table-cell table:style-name="ce8" table:formula="of:=[.P309]/[.G309]" office:value-type="float" office:value="1.35384615384615">
            <text:p>1,4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8" table:formula="of:=SUM([.Q303:.Q308])" office:value-type="float" office:value="21.474358974359">
            <text:p>21,5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office:value-type="string">
            <text:p>Legend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>
            <text:p>AAI</text:p>
          </table:table-cell>
          <table:table-cell office:value-type="string">
            <text:p>Antimicrobial Active Ingredients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>
            <text:p>U/C</text:p>
          </table:table-cell>
          <table:table-cell office:value-type="string">
            <text:p>Usage/Chicken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>
            <text:p>U/C/W</text:p>
          </table:table-cell>
          <table:table-cell office:value-type="string">
            <text:p>Usage/Chicken/Week</text:p>
          </table:table-cell>
          <table:table-cell table:number-columns-repeated="1006"/>
        </table:table-row>
        <table:table-row table:style-name="ro1" table:number-rows-repeated="104826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Farm summary" table:style-name="ta2" table:print="false">
        <office:forms form:automatic-focus="false" form:apply-design-mode="false"/>
        <table:table-column table:style-name="co7" table:default-cell-style-name="Excel_20_Built-in_20_Normal"/>
        <table:table-column table:style-name="co9" table:number-columns-repeated="2" table:default-cell-style-name="Excel_20_Built-in_20_Normal"/>
        <table:table-column table:style-name="co10" table:default-cell-style-name="Excel_20_Built-in_20_Normal"/>
        <table:table-column table:style-name="co9" table:number-columns-repeated="4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9" table:number-columns-repeated="1014" table:default-cell-style-name="Excel_20_Built-in_20_Normal"/>
        <table:table-row table:style-name="ro2">
          <table:table-cell office:value-type="string">
            <text:p>Farm ID</text:p>
          </table:table-cell>
          <table:table-cell office:value-type="string">
            <text:p>New Farm_ID</text:p>
          </table:table-cell>
          <table:table-cell office:value-type="string">
            <text:p>Location</text:p>
          </table:table-cell>
          <table:table-cell office:value-type="string">
            <text:p>Farm_Level</text:p>
          </table:table-cell>
          <table:table-cell office:value-type="string">
            <text:p>Chicken_Type</text:p>
          </table:table-cell>
          <table:table-cell office:value-type="string">
            <text:p>Number</text:p>
          </table:table-cell>
          <table:table-cell office:value-type="string">
            <text:p>Period</text:p>
          </table:table-cell>
          <table:table-cell office:value-type="string">
            <text:p>Usage</text:p>
          </table:table-cell>
          <table:table-cell office:value-type="string">
            <text:p>Suceptibility</text:p>
          </table:table-cell>
          <table:table-cell office:value-type="string">
            <text:p>Status</text:p>
          </table:table-cell>
          <table:table-cell office:value-type="string">
            <text:p>b_lactam</text:p>
          </table:table-cell>
          <table:table-cell office:value-type="string">
            <text:p>macrolid</text:p>
          </table:table-cell>
          <table:table-cell office:value-type="string">
            <text:p>quinolone</text:p>
          </table:table-cell>
          <table:table-cell office:value-type="string">
            <text:p>tetracy</text:p>
          </table:table-cell>
          <table:table-cell office:value-type="string">
            <text:p>aminog</text:p>
          </table:table-cell>
          <table:table-cell office:value-type="string">
            <text:p>lincosa</text:p>
          </table:table-cell>
          <table:table-cell office:value-type="string">
            <text:p>oxazolid</text:p>
          </table:table-cell>
          <table:table-cell office:value-type="string">
            <text:p>cyclidp</text:p>
          </table:table-cell>
          <table:table-cell office:value-type="string">
            <text:p>sulfa</text:p>
          </table:table-cell>
          <table:table-cell office:value-type="string">
            <text:p>polypeptide</text:p>
          </table:table-cell>
          <table:table-cell office:value-type="string">
            <text:p>coccidiostat</text:p>
          </table:table-cell>
          <table:table-cell office:value-type="string">
            <text:p>amino2</text:p>
          </table:table-cell>
          <table:table-cell office:value-type="string">
            <text:p>sulfa2</text:p>
          </table:table-cell>
          <table:table-cell office:value-type="string">
            <text:p>macro2</text:p>
          </table:table-cell>
          <table:table-cell office:value-type="string">
            <text:p>tetra2</text:p>
          </table:table-cell>
          <table:table-cell table:number-columns-repeated="999"/>
        </table:table-row>
        <table:table-row table:style-name="ro2">
          <table:table-cell office:value-type="string">
            <text:p>SFarm_12</text:p>
          </table:table-cell>
          <table:table-cell table:style-name="ce9" office:value-type="string">
            <text:p>Farm 01</text:p>
          </table:table-cell>
          <table:table-cell office:value-type="string">
            <text:p>Sokoto</text:p>
          </table:table-cell>
          <table:table-cell office:value-type="string">
            <text:p>Semi-commercial</text:p>
          </table:table-cell>
          <table:table-cell office:value-type="string">
            <text:p>Layers</text:p>
          </table:table-cell>
          <table:table-cell office:value-type="float" office:value="850">
            <text:p>850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Sensitiv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string">
            <text:p>SFarm_1</text:p>
          </table:table-cell>
          <table:table-cell office:value-type="string">
            <text:p>Farm 02</text:p>
          </table:table-cell>
          <table:table-cell office:value-type="string">
            <text:p>Sokoto</text:p>
          </table:table-cell>
          <table:table-cell office:value-type="string">
            <text:p>Backyard</text:p>
          </table:table-cell>
          <table:table-cell office:value-type="string">
            <text:p>Broilers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string">
            <text:p>Resistance</text:p>
          </table:table-cell>
          <table:table-cell office:value-type="string">
            <text:p>Multi_drug_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0"/>
        </table:table-row>
        <table:table-row table:style-name="ro2">
          <table:table-cell office:value-type="string">
            <text:p>SFarm_6</text:p>
          </table:table-cell>
          <table:table-cell office:value-type="string">
            <text:p>Farm 03</text:p>
          </table:table-cell>
          <table:table-cell office:value-type="string">
            <text:p>Sokoto</text:p>
          </table:table-cell>
          <table:table-cell office:value-type="string">
            <text:p>Backyard</text:p>
          </table:table-cell>
          <table:table-cell office:value-type="string">
            <text:p>Broilers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56.3">
            <text:p>56,3</text:p>
          </table:table-cell>
          <table:table-cell office:value-type="string">
            <text:p>Resistance</text:p>
          </table:table-cell>
          <table:table-cell office:value-type="string">
            <text:p>Multi_drug_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SFarm_4</text:p>
          </table:table-cell>
          <table:table-cell office:value-type="string">
            <text:p>Farm 04</text:p>
          </table:table-cell>
          <table:table-cell office:value-type="string">
            <text:p>Sokoto</text:p>
          </table:table-cell>
          <table:table-cell office:value-type="string">
            <text:p>Small scale</text:p>
          </table:table-cell>
          <table:table-cell office:value-type="string">
            <text:p>Layers</text:p>
          </table:table-cell>
          <table:table-cell office:value-type="float" office:value="2300">
            <text:p>2300</text:p>
          </table:table-cell>
          <table:table-cell office:value-type="float" office:value="24">
            <text:p>24</text:p>
          </table:table-cell>
          <table:table-cell office:value-type="float" office:value="21.2">
            <text:p>21,2</text:p>
          </table:table-cell>
          <table:table-cell table:number-columns-repeated="2" office:value-type="string">
            <text:p>Sensitive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SFarm_28</text:p>
          </table:table-cell>
          <table:table-cell office:value-type="string">
            <text:p>Farm 05</text:p>
          </table:table-cell>
          <table:table-cell office:value-type="string">
            <text:p>Sokoto</text:p>
          </table:table-cell>
          <table:table-cell office:value-type="string">
            <text:p>Semi-commercial</text:p>
          </table:table-cell>
          <table:table-cell office:value-type="string">
            <text:p>Broilers</text:p>
          </table:table-cell>
          <table:table-cell office:value-type="float" office:value="250">
            <text:p>250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string">
            <text:p>Resistance</text:p>
          </table:table-cell>
          <table:table-cell office:value-type="string">
            <text:p>Multi_drug_Res</text:p>
          </table:table-cell>
          <table:table-cell table:number-columns-repeated="1014"/>
        </table:table-row>
        <table:table-row table:style-name="ro3">
          <table:table-cell office:value-type="string">
            <text:p>SFarm_30</text:p>
          </table:table-cell>
          <table:table-cell office:value-type="string">
            <text:p>Farm 06</text:p>
          </table:table-cell>
          <table:table-cell office:value-type="string">
            <text:p>Sokoto</text:p>
          </table:table-cell>
          <table:table-cell office:value-type="string">
            <text:p>Small scale</text:p>
          </table:table-cell>
          <table:table-cell office:value-type="string">
            <text:p>Broilers</text:p>
          </table:table-cell>
          <table:table-cell office:value-type="float" office:value="4000">
            <text:p>4000</text:p>
          </table:table-cell>
          <table:table-cell office:value-type="float" office:value="6">
            <text:p>6</text:p>
          </table:table-cell>
          <table:table-cell office:value-type="float" office:value="11.8">
            <text:p>11,8</text:p>
          </table:table-cell>
          <table:table-cell office:value-type="string">
            <text:p>Resistance</text:p>
          </table:table-cell>
          <table:table-cell office:value-type="string">
            <text:p>Multi_drug_Res</text:p>
          </table:table-cell>
          <table:table-cell table:number-columns-repeated="1014"/>
        </table:table-row>
        <table:table-row table:style-name="ro3">
          <table:table-cell office:value-type="string">
            <text:p>SFarm_32</text:p>
          </table:table-cell>
          <table:table-cell office:value-type="string">
            <text:p>Farm 07</text:p>
          </table:table-cell>
          <table:table-cell office:value-type="string">
            <text:p>Sokoto</text:p>
          </table:table-cell>
          <table:table-cell office:value-type="string">
            <text:p>Small scale</text:p>
          </table:table-cell>
          <table:table-cell office:value-type="string">
            <text:p>Broilers</text:p>
          </table:table-cell>
          <table:table-cell office:value-type="float" office:value="1500">
            <text:p>1500</text:p>
          </table:table-cell>
          <table:table-cell office:value-type="float" office:value="6">
            <text:p>6</text:p>
          </table:table-cell>
          <table:table-cell office:value-type="float" office:value="75.8">
            <text:p>75,8</text:p>
          </table:table-cell>
          <table:table-cell office:value-type="string">
            <text:p>Resistance</text:p>
          </table:table-cell>
          <table:table-cell office:value-type="string">
            <text:p>Resistant</text:p>
          </table:table-cell>
          <table:table-cell table:number-columns-repeated="1014"/>
        </table:table-row>
        <table:table-row table:style-name="ro3">
          <table:table-cell office:value-type="string">
            <text:p>SFarm_42</text:p>
          </table:table-cell>
          <table:table-cell office:value-type="string">
            <text:p>Farm 08</text:p>
          </table:table-cell>
          <table:table-cell office:value-type="string">
            <text:p>Sokoto</text:p>
          </table:table-cell>
          <table:table-cell office:value-type="string">
            <text:p>Small scale</text:p>
          </table:table-cell>
          <table:table-cell office:value-type="string">
            <text:p>Layers</text:p>
          </table:table-cell>
          <table:table-cell office:value-type="float" office:value="2900">
            <text:p>2900</text:p>
          </table:table-cell>
          <table:table-cell office:value-type="float" office:value="24">
            <text:p>24</text:p>
          </table:table-cell>
          <table:table-cell office:value-type="float" office:value="21.8">
            <text:p>21,8</text:p>
          </table:table-cell>
          <table:table-cell table:number-columns-repeated="2" office:value-type="string">
            <text:p>Sensitive</text:p>
          </table:table-cell>
          <table:table-cell table:number-columns-repeated="1014"/>
        </table:table-row>
        <table:table-row table:style-name="ro3">
          <table:table-cell office:value-type="string">
            <text:p>SFarm_8</text:p>
          </table:table-cell>
          <table:table-cell office:value-type="string">
            <text:p>Farm 09</text:p>
          </table:table-cell>
          <table:table-cell office:value-type="string">
            <text:p>Sokoto</text:p>
          </table:table-cell>
          <table:table-cell office:value-type="string">
            <text:p>Large scale</text:p>
          </table:table-cell>
          <table:table-cell office:value-type="string">
            <text:p>Layers</text:p>
          </table:table-cell>
          <table:table-cell office:value-type="float" office:value="27000">
            <text:p>27000</text:p>
          </table:table-cell>
          <table:table-cell office:value-type="float" office:value="24">
            <text:p>24</text:p>
          </table:table-cell>
          <table:table-cell office:value-type="float" office:value="8.1">
            <text:p>8,1</text:p>
          </table:table-cell>
          <table:table-cell table:number-columns-repeated="2" office:value-type="string">
            <text:p>Sensitive</text:p>
          </table:table-cell>
          <table:table-cell table:number-columns-repeated="1014"/>
        </table:table-row>
        <table:table-row table:style-name="ro3">
          <table:table-cell office:value-type="string">
            <text:p>SFarm_16</text:p>
          </table:table-cell>
          <table:table-cell office:value-type="string">
            <text:p>Farm 10</text:p>
          </table:table-cell>
          <table:table-cell office:value-type="string">
            <text:p>Sokoto</text:p>
          </table:table-cell>
          <table:table-cell office:value-type="string">
            <text:p>Large scale</text:p>
          </table:table-cell>
          <table:table-cell office:value-type="string">
            <text:p>Layers</text:p>
          </table:table-cell>
          <table:table-cell office:value-type="float" office:value="12000">
            <text:p>12000</text:p>
          </table:table-cell>
          <table:table-cell office:value-type="float" office:value="24">
            <text:p>24</text:p>
          </table:table-cell>
          <table:table-cell office:value-type="float" office:value="19.9">
            <text:p>19,9</text:p>
          </table:table-cell>
          <table:table-cell table:number-columns-repeated="2" office:value-type="string">
            <text:p>Sensitive</text:p>
          </table:table-cell>
          <table:table-cell table:number-columns-repeated="1014"/>
        </table:table-row>
        <table:table-row table:style-name="ro3">
          <table:table-cell office:value-type="string">
            <text:p>SFarm_21</text:p>
          </table:table-cell>
          <table:table-cell office:value-type="string">
            <text:p>Farm 11</text:p>
          </table:table-cell>
          <table:table-cell office:value-type="string">
            <text:p>Sokoto</text:p>
          </table:table-cell>
          <table:table-cell office:value-type="string">
            <text:p>Large scale</text:p>
          </table:table-cell>
          <table:table-cell office:value-type="string">
            <text:p>Broilers</text:p>
          </table:table-cell>
          <table:table-cell office:value-type="float" office:value="23000">
            <text:p>23000</text:p>
          </table:table-cell>
          <table:table-cell office:value-type="float" office:value="6">
            <text:p>6</text:p>
          </table:table-cell>
          <table:table-cell office:value-type="float" office:value="71.9">
            <text:p>71,9</text:p>
          </table:table-cell>
          <table:table-cell office:value-type="string">
            <text:p>Resistance</text:p>
          </table:table-cell>
          <table:table-cell office:value-type="string">
            <text:p>Multi_drug_Res</text:p>
          </table:table-cell>
          <table:table-cell table:number-columns-repeated="1014"/>
        </table:table-row>
        <table:table-row table:style-name="ro3">
          <table:table-cell office:value-type="string">
            <text:p>SFarm_48</text:p>
          </table:table-cell>
          <table:table-cell office:value-type="string">
            <text:p>Farm 12</text:p>
          </table:table-cell>
          <table:table-cell office:value-type="string">
            <text:p>Sokoto</text:p>
          </table:table-cell>
          <table:table-cell office:value-type="string">
            <text:p>Small scale</text:p>
          </table:table-cell>
          <table:table-cell office:value-type="string">
            <text:p>Layers</text:p>
          </table:table-cell>
          <table:table-cell office:value-type="float" office:value="1750">
            <text:p>1750</text:p>
          </table:table-cell>
          <table:table-cell office:value-type="float" office:value="24">
            <text:p>24</text:p>
          </table:table-cell>
          <table:table-cell office:value-type="float" office:value="32.4">
            <text:p>32,4</text:p>
          </table:table-cell>
          <table:table-cell office:value-type="string">
            <text:p>Resistance</text:p>
          </table:table-cell>
          <table:table-cell office:value-type="string">
            <text:p>Multi_drug_Res</text:p>
          </table:table-cell>
          <table:table-cell table:number-columns-repeated="1014"/>
        </table:table-row>
        <table:table-row table:style-name="ro3">
          <table:table-cell office:value-type="string">
            <text:p>SFarm_53</text:p>
          </table:table-cell>
          <table:table-cell office:value-type="string">
            <text:p>Farm 13</text:p>
          </table:table-cell>
          <table:table-cell office:value-type="string">
            <text:p>Sokoto</text:p>
          </table:table-cell>
          <table:table-cell office:value-type="string">
            <text:p>Small scale</text:p>
          </table:table-cell>
          <table:table-cell office:value-type="string">
            <text:p>Broilers</text:p>
          </table:table-cell>
          <table:table-cell office:value-type="float" office:value="1300">
            <text:p>1300</text:p>
          </table:table-cell>
          <table:table-cell office:value-type="float" office:value="6">
            <text:p>6</text:p>
          </table:table-cell>
          <table:table-cell office:value-type="float" office:value="55.3">
            <text:p>55,3</text:p>
          </table:table-cell>
          <table:table-cell office:value-type="string">
            <text:p>Resistance</text:p>
          </table:table-cell>
          <table:table-cell office:value-type="string">
            <text:p>Resistant</text:p>
          </table:table-cell>
          <table:table-cell table:number-columns-repeated="1014"/>
        </table:table-row>
        <table:table-row table:style-name="ro3">
          <table:table-cell office:value-type="string">
            <text:p>SFarm_41</text:p>
          </table:table-cell>
          <table:table-cell office:value-type="string">
            <text:p>Farm 14</text:p>
          </table:table-cell>
          <table:table-cell office:value-type="string">
            <text:p>Sokoto</text:p>
          </table:table-cell>
          <table:table-cell office:value-type="string">
            <text:p>Small scale</text:p>
          </table:table-cell>
          <table:table-cell office:value-type="string">
            <text:p>Layers</text:p>
          </table:table-cell>
          <table:table-cell office:value-type="float" office:value="1800">
            <text:p>1800</text:p>
          </table:table-cell>
          <table:table-cell office:value-type="float" office:value="24">
            <text:p>24</text:p>
          </table:table-cell>
          <table:table-cell office:value-type="float" office:value="42.4">
            <text:p>42,4</text:p>
          </table:table-cell>
          <table:table-cell table:number-columns-repeated="2" office:value-type="string">
            <text:p>Sensitive</text:p>
          </table:table-cell>
          <table:table-cell table:number-columns-repeated="1014"/>
        </table:table-row>
        <table:table-row table:style-name="ro3">
          <table:table-cell office:value-type="string">
            <text:p>SFarm_15</text:p>
          </table:table-cell>
          <table:table-cell office:value-type="string">
            <text:p>Farm 15</text:p>
          </table:table-cell>
          <table:table-cell office:value-type="string">
            <text:p>Sokoto</text:p>
          </table:table-cell>
          <table:table-cell office:value-type="string">
            <text:p>Large scale</text:p>
          </table:table-cell>
          <table:table-cell office:value-type="string">
            <text:p>Layers</text:p>
          </table:table-cell>
          <table:table-cell office:value-type="float" office:value="18000">
            <text:p>18000</text:p>
          </table:table-cell>
          <table:table-cell office:value-type="float" office:value="24">
            <text:p>24</text:p>
          </table:table-cell>
          <table:table-cell office:value-type="float" office:value="0.5">
            <text:p>0,5</text:p>
          </table:table-cell>
          <table:table-cell table:number-columns-repeated="2" office:value-type="string">
            <text:p>Sensitive</text:p>
          </table:table-cell>
          <table:table-cell table:number-columns-repeated="1014"/>
        </table:table-row>
        <table:table-row table:style-name="ro3">
          <table:table-cell office:value-type="string">
            <text:p>ZFarm_07</text:p>
          </table:table-cell>
          <table:table-cell office:value-type="string">
            <text:p>Farm 16</text:p>
          </table:table-cell>
          <table:table-cell office:value-type="string">
            <text:p>Zamfara</text:p>
          </table:table-cell>
          <table:table-cell office:value-type="string">
            <text:p>Large Scale</text:p>
          </table:table-cell>
          <table:table-cell office:value-type="string">
            <text:p>Layers</text:p>
          </table:table-cell>
          <table:table-cell office:value-type="float" office:value="125000">
            <text:p>125000</text:p>
          </table:table-cell>
          <table:table-cell office:value-type="float" office:value="24">
            <text:p>24</text:p>
          </table:table-cell>
          <table:table-cell office:value-type="float" office:value="32.4">
            <text:p>32,4</text:p>
          </table:table-cell>
          <table:table-cell table:number-columns-repeated="2" office:value-type="string">
            <text:p>Sensitive</text:p>
          </table:table-cell>
          <table:table-cell table:number-columns-repeated="1014"/>
        </table:table-row>
        <table:table-row table:style-name="ro3">
          <table:table-cell office:value-type="string">
            <text:p>ZFarm_04</text:p>
          </table:table-cell>
          <table:table-cell office:value-type="string">
            <text:p>Farm 17</text:p>
          </table:table-cell>
          <table:table-cell office:value-type="string">
            <text:p>Zamfara</text:p>
          </table:table-cell>
          <table:table-cell office:value-type="string">
            <text:p>Large Scale</text:p>
          </table:table-cell>
          <table:table-cell office:value-type="string">
            <text:p>Layers</text:p>
          </table:table-cell>
          <table:table-cell office:value-type="float" office:value="75000">
            <text:p>75000</text:p>
          </table:table-cell>
          <table:table-cell office:value-type="float" office:value="24">
            <text:p>24</text:p>
          </table:table-cell>
          <table:table-cell office:value-type="float" office:value="18.8">
            <text:p>18,8</text:p>
          </table:table-cell>
          <table:table-cell table:number-columns-repeated="2" office:value-type="string">
            <text:p>Sensitive</text:p>
          </table:table-cell>
          <table:table-cell table:number-columns-repeated="1014"/>
        </table:table-row>
        <table:table-row table:style-name="ro3">
          <table:table-cell office:value-type="string">
            <text:p>ZFarm_32</text:p>
          </table:table-cell>
          <table:table-cell office:value-type="string">
            <text:p>Farm 18</text:p>
          </table:table-cell>
          <table:table-cell office:value-type="string">
            <text:p>Zamfara</text:p>
          </table:table-cell>
          <table:table-cell office:value-type="string">
            <text:p>Medium scale</text:p>
          </table:table-cell>
          <table:table-cell office:value-type="string">
            <text:p>Broilers</text:p>
          </table:table-cell>
          <table:table-cell office:value-type="float" office:value="5000">
            <text:p>5000</text:p>
          </table:table-cell>
          <table:table-cell office:value-type="float" office:value="6">
            <text:p>6</text:p>
          </table:table-cell>
          <table:table-cell office:value-type="float" office:value="103.3">
            <text:p>103,3</text:p>
          </table:table-cell>
          <table:table-cell office:value-type="string">
            <text:p>Resistance</text:p>
          </table:table-cell>
          <table:table-cell office:value-type="string">
            <text:p>Resistant</text:p>
          </table:table-cell>
          <table:table-cell table:number-columns-repeated="1014"/>
        </table:table-row>
        <table:table-row table:style-name="ro3">
          <table:table-cell office:value-type="string">
            <text:p>ZFarm_13</text:p>
          </table:table-cell>
          <table:table-cell office:value-type="string">
            <text:p>Farm 19</text:p>
          </table:table-cell>
          <table:table-cell office:value-type="string">
            <text:p>Zamfara</text:p>
          </table:table-cell>
          <table:table-cell office:value-type="string">
            <text:p>Large scale</text:p>
          </table:table-cell>
          <table:table-cell office:value-type="string">
            <text:p>Layers</text:p>
          </table:table-cell>
          <table:table-cell office:value-type="float" office:value="60000">
            <text:p>60000</text:p>
          </table:table-cell>
          <table:table-cell office:value-type="float" office:value="24">
            <text:p>24</text:p>
          </table:table-cell>
          <table:table-cell office:value-type="float" office:value="7.1">
            <text:p>7,1</text:p>
          </table:table-cell>
          <table:table-cell table:number-columns-repeated="2" office:value-type="string">
            <text:p>Sensitive</text:p>
          </table:table-cell>
          <table:table-cell table:number-columns-repeated="1014"/>
        </table:table-row>
        <table:table-row table:style-name="ro3">
          <table:table-cell office:value-type="string">
            <text:p>ZFarm_10</text:p>
          </table:table-cell>
          <table:table-cell office:value-type="string">
            <text:p>Farm 20</text:p>
          </table:table-cell>
          <table:table-cell office:value-type="string">
            <text:p>Zamfara</text:p>
          </table:table-cell>
          <table:table-cell office:value-type="string">
            <text:p>Large scale</text:p>
          </table:table-cell>
          <table:table-cell office:value-type="string">
            <text:p>Layers</text:p>
          </table:table-cell>
          <table:table-cell office:value-type="float" office:value="82000">
            <text:p>82000</text:p>
          </table:table-cell>
          <table:table-cell office:value-type="float" office:value="24">
            <text:p>24</text:p>
          </table:table-cell>
          <table:table-cell office:value-type="float" office:value="5.6">
            <text:p>5,6</text:p>
          </table:table-cell>
          <table:table-cell table:number-columns-repeated="2" office:value-type="string">
            <text:p>Sensitive</text:p>
          </table:table-cell>
          <table:table-cell table:number-columns-repeated="1014"/>
        </table:table-row>
        <table:table-row table:style-name="ro3">
          <table:table-cell office:value-type="string">
            <text:p>ZFarm_12</text:p>
          </table:table-cell>
          <table:table-cell office:value-type="string">
            <text:p>Farm 21</text:p>
          </table:table-cell>
          <table:table-cell office:value-type="string">
            <text:p>Zamfara</text:p>
          </table:table-cell>
          <table:table-cell office:value-type="string">
            <text:p>Backyard</text:p>
          </table:table-cell>
          <table:table-cell office:value-type="string">
            <text:p>Broilers</text:p>
          </table:table-cell>
          <table:table-cell office:value-type="float" office:value="130">
            <text:p>130</text:p>
          </table:table-cell>
          <table:table-cell office:value-type="float" office:value="6">
            <text:p>6</text:p>
          </table:table-cell>
          <table:table-cell office:value-type="float" office:value="86.5">
            <text:p>86,5</text:p>
          </table:table-cell>
          <table:table-cell table:number-columns-repeated="2" office:value-type="string">
            <text:p>Sensitive</text:p>
          </table:table-cell>
          <table:table-cell table:number-columns-repeated="1014"/>
        </table:table-row>
        <table:table-row table:style-name="ro3">
          <table:table-cell office:value-type="string">
            <text:p>ZFarm_37</text:p>
          </table:table-cell>
          <table:table-cell office:value-type="string">
            <text:p>Farm 22</text:p>
          </table:table-cell>
          <table:table-cell office:value-type="string">
            <text:p>Zamfara</text:p>
          </table:table-cell>
          <table:table-cell office:value-type="string">
            <text:p>Semi-commercial</text:p>
          </table:table-cell>
          <table:table-cell office:value-type="string">
            <text:p>Layers</text:p>
          </table:table-cell>
          <table:table-cell office:value-type="float" office:value="300">
            <text:p>300</text:p>
          </table:table-cell>
          <table:table-cell office:value-type="float" office:value="24">
            <text:p>24</text:p>
          </table:table-cell>
          <table:table-cell office:value-type="float" office:value="54.4">
            <text:p>54,4</text:p>
          </table:table-cell>
          <table:table-cell office:value-type="string">
            <text:p>Resistance</text:p>
          </table:table-cell>
          <table:table-cell office:value-type="string">
            <text:p>Multi_drug_Res</text:p>
          </table:table-cell>
          <table:table-cell table:number-columns-repeated="1014"/>
        </table:table-row>
        <table:table-row table:style-name="ro3">
          <table:table-cell office:value-type="string">
            <text:p>ZFarm_36</text:p>
          </table:table-cell>
          <table:table-cell office:value-type="string">
            <text:p>Farm 23</text:p>
          </table:table-cell>
          <table:table-cell office:value-type="string">
            <text:p>Zamfara</text:p>
          </table:table-cell>
          <table:table-cell office:value-type="string">
            <text:p>Small scale</text:p>
          </table:table-cell>
          <table:table-cell office:value-type="string">
            <text:p>Broilers</text:p>
          </table:table-cell>
          <table:table-cell office:value-type="float" office:value="1200">
            <text:p>1200</text:p>
          </table:table-cell>
          <table:table-cell office:value-type="float" office:value="6">
            <text:p>6</text:p>
          </table:table-cell>
          <table:table-cell office:value-type="float" office:value="119.1">
            <text:p>119,1</text:p>
          </table:table-cell>
          <table:table-cell office:value-type="string">
            <text:p>Resistance</text:p>
          </table:table-cell>
          <table:table-cell office:value-type="string">
            <text:p>Multi_drug_Res</text:p>
          </table:table-cell>
          <table:table-cell table:number-columns-repeated="1014"/>
        </table:table-row>
        <table:table-row table:style-name="ro3">
          <table:table-cell office:value-type="string">
            <text:p>ZFarm_24</text:p>
          </table:table-cell>
          <table:table-cell office:value-type="string">
            <text:p>Farm 24</text:p>
          </table:table-cell>
          <table:table-cell office:value-type="string">
            <text:p>Zamfara</text:p>
          </table:table-cell>
          <table:table-cell office:value-type="string">
            <text:p>Backyard</text:p>
          </table:table-cell>
          <table:table-cell office:value-type="string">
            <text:p>Broilers</text:p>
          </table:table-cell>
          <table:table-cell office:value-type="float" office:value="152">
            <text:p>152</text:p>
          </table:table-cell>
          <table:table-cell office:value-type="float" office:value="6">
            <text:p>6</text:p>
          </table:table-cell>
          <table:table-cell office:value-type="float" office:value="98.7">
            <text:p>98,7</text:p>
          </table:table-cell>
          <table:table-cell table:number-columns-repeated="2" office:value-type="string">
            <text:p>Sensitive</text:p>
          </table:table-cell>
          <table:table-cell table:number-columns-repeated="1014"/>
        </table:table-row>
        <table:table-row table:style-name="ro3">
          <table:table-cell office:value-type="string">
            <text:p>ZFarm_53</text:p>
          </table:table-cell>
          <table:table-cell office:value-type="string">
            <text:p>Farm 25</text:p>
          </table:table-cell>
          <table:table-cell office:value-type="string">
            <text:p>Zamfara</text:p>
          </table:table-cell>
          <table:table-cell office:value-type="string">
            <text:p>Semi-commercial</text:p>
          </table:table-cell>
          <table:table-cell office:value-type="string">
            <text:p>Broilers</text:p>
          </table:table-cell>
          <table:table-cell office:value-type="float" office:value="750">
            <text:p>750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string">
            <text:p>Resistance</text:p>
          </table:table-cell>
          <table:table-cell office:value-type="string">
            <text:p>Resistant</text:p>
          </table:table-cell>
          <table:table-cell table:number-columns-repeated="1014"/>
        </table:table-row>
        <table:table-row table:style-name="ro3">
          <table:table-cell office:value-type="string">
            <text:p>ZFarm_6</text:p>
          </table:table-cell>
          <table:table-cell office:value-type="string">
            <text:p>Farm 26</text:p>
          </table:table-cell>
          <table:table-cell office:value-type="string">
            <text:p>Zamfara</text:p>
          </table:table-cell>
          <table:table-cell office:value-type="string">
            <text:p>Medium scale</text:p>
          </table:table-cell>
          <table:table-cell office:value-type="string">
            <text:p>Layers</text:p>
          </table:table-cell>
          <table:table-cell office:value-type="float" office:value="5050">
            <text:p>5050</text:p>
          </table:table-cell>
          <table:table-cell office:value-type="float" office:value="24">
            <text:p>24</text:p>
          </table:table-cell>
          <table:table-cell office:value-type="float" office:value="22.1">
            <text:p>22,1</text:p>
          </table:table-cell>
          <table:table-cell office:value-type="string">
            <text:p>Resistance</text:p>
          </table:table-cell>
          <table:table-cell office:value-type="string">
            <text:p>Resistant</text:p>
          </table:table-cell>
          <table:table-cell table:number-columns-repeated="1014"/>
        </table:table-row>
        <table:table-row table:style-name="ro3">
          <table:table-cell office:value-type="string">
            <text:p>ZFarm_34</text:p>
          </table:table-cell>
          <table:table-cell office:value-type="string">
            <text:p>Farm 27</text:p>
          </table:table-cell>
          <table:table-cell office:value-type="string">
            <text:p>Zamfara</text:p>
          </table:table-cell>
          <table:table-cell office:value-type="string">
            <text:p>Small scale</text:p>
          </table:table-cell>
          <table:table-cell office:value-type="string">
            <text:p>Broilers</text:p>
          </table:table-cell>
          <table:table-cell office:value-type="float" office:value="4500">
            <text:p>4500</text:p>
          </table:table-cell>
          <table:table-cell office:value-type="float" office:value="6">
            <text:p>6</text:p>
          </table:table-cell>
          <table:table-cell office:value-type="float" office:value="70.5">
            <text:p>70,5</text:p>
          </table:table-cell>
          <table:table-cell office:value-type="string">
            <text:p>Resistance</text:p>
          </table:table-cell>
          <table:table-cell office:value-type="string">
            <text:p>Multi_drug_Res</text:p>
          </table:table-cell>
          <table:table-cell table:number-columns-repeated="1014"/>
        </table:table-row>
        <table:table-row table:style-name="ro3">
          <table:table-cell office:value-type="string">
            <text:p>ZFarm_44</text:p>
          </table:table-cell>
          <table:table-cell office:value-type="string">
            <text:p>Farm 28</text:p>
          </table:table-cell>
          <table:table-cell office:value-type="string">
            <text:p>Zamfara</text:p>
          </table:table-cell>
          <table:table-cell office:value-type="string">
            <text:p>Semi-commercial</text:p>
          </table:table-cell>
          <table:table-cell office:value-type="string">
            <text:p>Layers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string">
            <text:p>Resistance</text:p>
          </table:table-cell>
          <table:table-cell office:value-type="string">
            <text:p>Multi_drug_Res</text:p>
          </table:table-cell>
          <table:table-cell table:number-columns-repeated="1014"/>
        </table:table-row>
        <table:table-row table:style-name="ro3">
          <table:table-cell office:value-type="string">
            <text:p>ZFarm_48</text:p>
          </table:table-cell>
          <table:table-cell office:value-type="string">
            <text:p>Farm 29</text:p>
          </table:table-cell>
          <table:table-cell office:value-type="string">
            <text:p>Zamfara</text:p>
          </table:table-cell>
          <table:table-cell office:value-type="string">
            <text:p>Backyard</text:p>
          </table:table-cell>
          <table:table-cell office:value-type="string">
            <text:p>Broilers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138.9">
            <text:p>138,9</text:p>
          </table:table-cell>
          <table:table-cell table:number-columns-repeated="2" office:value-type="string">
            <text:p>Sensitive</text:p>
          </table:table-cell>
          <table:table-cell table:number-columns-repeated="1014"/>
        </table:table-row>
        <table:table-row table:style-name="ro3">
          <table:table-cell office:value-type="string">
            <text:p>ZFarm_19</text:p>
          </table:table-cell>
          <table:table-cell office:value-type="string">
            <text:p>Farm 30</text:p>
          </table:table-cell>
          <table:table-cell office:value-type="string">
            <text:p>Zamfara</text:p>
          </table:table-cell>
          <table:table-cell office:value-type="string">
            <text:p>Small scale</text:p>
          </table:table-cell>
          <table:table-cell office:value-type="string">
            <text:p>Broilers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float" office:value="33.1">
            <text:p>33,1</text:p>
          </table:table-cell>
          <table:table-cell office:value-type="string">
            <text:p>Resistance</text:p>
          </table:table-cell>
          <table:table-cell office:value-type="string">
            <text:p>Multi_drug_Res</text:p>
          </table:table-cell>
          <table:table-cell table:number-columns-repeated="1014"/>
        </table:table-row>
        <table:table-row table:style-name="ro3">
          <table:table-cell office:value-type="string">
            <text:p>KFarm_2</text:p>
          </table:table-cell>
          <table:table-cell office:value-type="string">
            <text:p>Farm 31</text:p>
          </table:table-cell>
          <table:table-cell office:value-type="string">
            <text:p>Kebbi</text:p>
          </table:table-cell>
          <table:table-cell office:value-type="string">
            <text:p>Semi-commercial</text:p>
          </table:table-cell>
          <table:table-cell office:value-type="string">
            <text:p>Broilers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23.3">
            <text:p>23,3</text:p>
          </table:table-cell>
          <table:table-cell table:number-columns-repeated="2" office:value-type="string">
            <text:p>Sensitive</text:p>
          </table:table-cell>
          <table:table-cell table:number-columns-repeated="1014"/>
        </table:table-row>
        <table:table-row table:style-name="ro3">
          <table:table-cell office:value-type="string">
            <text:p>KFarm_21</text:p>
          </table:table-cell>
          <table:table-cell office:value-type="string">
            <text:p>Farm 32</text:p>
          </table:table-cell>
          <table:table-cell office:value-type="string">
            <text:p>Kebbi</text:p>
          </table:table-cell>
          <table:table-cell office:value-type="string">
            <text:p>Large scale</text:p>
          </table:table-cell>
          <table:table-cell office:value-type="string">
            <text:p>Layers</text:p>
          </table:table-cell>
          <table:table-cell office:value-type="float" office:value="70000">
            <text:p>70000</text:p>
          </table:table-cell>
          <table:table-cell office:value-type="float" office:value="24">
            <text:p>24</text:p>
          </table:table-cell>
          <table:table-cell office:value-type="float" office:value="7.8">
            <text:p>7,8</text:p>
          </table:table-cell>
          <table:table-cell table:number-columns-repeated="2" office:value-type="string">
            <text:p>Sensitive</text:p>
          </table:table-cell>
          <table:table-cell table:number-columns-repeated="1014"/>
        </table:table-row>
        <table:table-row table:style-name="ro3">
          <table:table-cell office:value-type="string">
            <text:p>KFarm_26</text:p>
          </table:table-cell>
          <table:table-cell office:value-type="string">
            <text:p>Farm 33</text:p>
          </table:table-cell>
          <table:table-cell office:value-type="string">
            <text:p>Kebbi</text:p>
          </table:table-cell>
          <table:table-cell office:value-type="string">
            <text:p>Semi-commercial</text:p>
          </table:table-cell>
          <table:table-cell office:value-type="string">
            <text:p>Layers</text:p>
          </table:table-cell>
          <table:table-cell office:value-type="float" office:value="1000">
            <text:p>1000</text:p>
          </table:table-cell>
          <table:table-cell office:value-type="float" office:value="24">
            <text:p>24</text:p>
          </table:table-cell>
          <table:table-cell office:value-type="float" office:value="43.3">
            <text:p>43,3</text:p>
          </table:table-cell>
          <table:table-cell office:value-type="string">
            <text:p>Resistance</text:p>
          </table:table-cell>
          <table:table-cell office:value-type="string">
            <text:p>Multi_drug_Res</text:p>
          </table:table-cell>
          <table:table-cell table:number-columns-repeated="1014"/>
        </table:table-row>
        <table:table-row table:style-name="ro3">
          <table:table-cell office:value-type="string">
            <text:p>KFarm_36</text:p>
          </table:table-cell>
          <table:table-cell office:value-type="string">
            <text:p>Farm 34</text:p>
          </table:table-cell>
          <table:table-cell office:value-type="string">
            <text:p>Kebbi</text:p>
          </table:table-cell>
          <table:table-cell office:value-type="string">
            <text:p>Medium scale</text:p>
          </table:table-cell>
          <table:table-cell office:value-type="string">
            <text:p>Layers</text:p>
          </table:table-cell>
          <table:table-cell office:value-type="float" office:value="7500">
            <text:p>7500</text:p>
          </table:table-cell>
          <table:table-cell office:value-type="float" office:value="24">
            <text:p>24</text:p>
          </table:table-cell>
          <table:table-cell office:value-type="float" office:value="11.8">
            <text:p>11,8</text:p>
          </table:table-cell>
          <table:table-cell table:number-columns-repeated="2" office:value-type="string">
            <text:p>Sensitive</text:p>
          </table:table-cell>
          <table:table-cell table:number-columns-repeated="1014"/>
        </table:table-row>
        <table:table-row table:style-name="ro3">
          <table:table-cell office:value-type="string">
            <text:p>KFarm_13</text:p>
          </table:table-cell>
          <table:table-cell office:value-type="string">
            <text:p>Farm 35</text:p>
          </table:table-cell>
          <table:table-cell office:value-type="string">
            <text:p>Kebbi</text:p>
          </table:table-cell>
          <table:table-cell office:value-type="string">
            <text:p>Small scale</text:p>
          </table:table-cell>
          <table:table-cell office:value-type="string">
            <text:p>layers</text:p>
          </table:table-cell>
          <table:table-cell office:value-type="float" office:value="1160">
            <text:p>1160</text:p>
          </table:table-cell>
          <table:table-cell office:value-type="float" office:value="24">
            <text:p>24</text:p>
          </table:table-cell>
          <table:table-cell office:value-type="float" office:value="27.2">
            <text:p>27,2</text:p>
          </table:table-cell>
          <table:table-cell table:number-columns-repeated="2" office:value-type="string">
            <text:p>Sensitive</text:p>
          </table:table-cell>
          <table:table-cell table:number-columns-repeated="1014"/>
        </table:table-row>
        <table:table-row table:style-name="ro3">
          <table:table-cell office:value-type="string">
            <text:p>KFarm_28</text:p>
          </table:table-cell>
          <table:table-cell office:value-type="string">
            <text:p>Farm 36</text:p>
          </table:table-cell>
          <table:table-cell office:value-type="string">
            <text:p>Kebbi</text:p>
          </table:table-cell>
          <table:table-cell office:value-type="string">
            <text:p>Small scale</text:p>
          </table:table-cell>
          <table:table-cell office:value-type="string">
            <text:p>Broilers</text:p>
          </table:table-cell>
          <table:table-cell office:value-type="float" office:value="1200">
            <text:p>1200</text:p>
          </table:table-cell>
          <table:table-cell office:value-type="float" office:value="6">
            <text:p>6</text:p>
          </table:table-cell>
          <table:table-cell office:value-type="float" office:value="130.2">
            <text:p>130,2</text:p>
          </table:table-cell>
          <table:table-cell office:value-type="string">
            <text:p>Resistance</text:p>
          </table:table-cell>
          <table:table-cell office:value-type="string">
            <text:p>Multi_drug_Res</text:p>
          </table:table-cell>
          <table:table-cell table:number-columns-repeated="1014"/>
        </table:table-row>
        <table:table-row table:style-name="ro3">
          <table:table-cell office:value-type="string">
            <text:p>KFarm_11</text:p>
          </table:table-cell>
          <table:table-cell office:value-type="string">
            <text:p>Farm 37</text:p>
          </table:table-cell>
          <table:table-cell office:value-type="string">
            <text:p>Kebbi</text:p>
          </table:table-cell>
          <table:table-cell office:value-type="string">
            <text:p>Semi-commercial</text:p>
          </table:table-cell>
          <table:table-cell office:value-type="string">
            <text:p>Broilers</text:p>
          </table:table-cell>
          <table:table-cell office:value-type="float" office:value="250">
            <text:p>250</text:p>
          </table:table-cell>
          <table:table-cell office:value-type="float" office:value="6">
            <text:p>6</text:p>
          </table:table-cell>
          <table:table-cell office:value-type="float" office:value="37.3">
            <text:p>37,3</text:p>
          </table:table-cell>
          <table:table-cell office:value-type="string">
            <text:p>Resistance</text:p>
          </table:table-cell>
          <table:table-cell office:value-type="string">
            <text:p>Resistant</text:p>
          </table:table-cell>
          <table:table-cell table:number-columns-repeated="1014"/>
        </table:table-row>
        <table:table-row table:style-name="ro3">
          <table:table-cell office:value-type="string">
            <text:p>KFarm_15</text:p>
          </table:table-cell>
          <table:table-cell office:value-type="string">
            <text:p>Farm 38</text:p>
          </table:table-cell>
          <table:table-cell office:value-type="string">
            <text:p>Kebbi </text:p>
          </table:table-cell>
          <table:table-cell office:value-type="string">
            <text:p>Semi-commercial</text:p>
          </table:table-cell>
          <table:table-cell office:value-type="string">
            <text:p>Broilers</text:p>
          </table:table-cell>
          <table:table-cell office:value-type="float" office:value="350">
            <text:p>350</text:p>
          </table:table-cell>
          <table:table-cell office:value-type="float" office:value="6">
            <text:p>6</text:p>
          </table:table-cell>
          <table:table-cell office:value-type="float" office:value="43.8">
            <text:p>43,8</text:p>
          </table:table-cell>
          <table:table-cell office:value-type="string">
            <text:p>Resistance</text:p>
          </table:table-cell>
          <table:table-cell office:value-type="string">
            <text:p>Multi_drug_Res</text:p>
          </table:table-cell>
          <table:table-cell table:number-columns-repeated="1014"/>
        </table:table-row>
        <table:table-row table:style-name="ro3">
          <table:table-cell office:value-type="string">
            <text:p>KFarm_6</text:p>
          </table:table-cell>
          <table:table-cell office:value-type="string">
            <text:p>Farm 39</text:p>
          </table:table-cell>
          <table:table-cell office:value-type="string">
            <text:p>Kebbi</text:p>
          </table:table-cell>
          <table:table-cell office:value-type="string">
            <text:p>Semi-commercial</text:p>
          </table:table-cell>
          <table:table-cell office:value-type="string">
            <text:p>Layers</text:p>
          </table:table-cell>
          <table:table-cell office:value-type="float" office:value="720">
            <text:p>720</text:p>
          </table:table-cell>
          <table:table-cell office:value-type="float" office:value="24">
            <text:p>24</text:p>
          </table:table-cell>
          <table:table-cell office:value-type="float" office:value="17.3">
            <text:p>17,3</text:p>
          </table:table-cell>
          <table:table-cell table:number-columns-repeated="2" office:value-type="string">
            <text:p>Sensitive</text:p>
          </table:table-cell>
          <table:table-cell table:number-columns-repeated="1014"/>
        </table:table-row>
        <table:table-row table:style-name="ro3">
          <table:table-cell office:value-type="string">
            <text:p>KFarm_27</text:p>
          </table:table-cell>
          <table:table-cell office:value-type="string">
            <text:p>Farm 40</text:p>
          </table:table-cell>
          <table:table-cell office:value-type="string">
            <text:p>Kebbi</text:p>
          </table:table-cell>
          <table:table-cell office:value-type="string">
            <text:p>Small scale</text:p>
          </table:table-cell>
          <table:table-cell office:value-type="string">
            <text:p>Broilers</text:p>
          </table:table-cell>
          <table:table-cell office:value-type="float" office:value="2500">
            <text:p>2500</text:p>
          </table:table-cell>
          <table:table-cell office:value-type="float" office:value="6">
            <text:p>6</text:p>
          </table:table-cell>
          <table:table-cell office:value-type="float" office:value="59.2">
            <text:p>59,2</text:p>
          </table:table-cell>
          <table:table-cell office:value-type="string">
            <text:p>Resistance</text:p>
          </table:table-cell>
          <table:table-cell office:value-type="string">
            <text:p>Resistant</text:p>
          </table:table-cell>
          <table:table-cell table:number-columns-repeated="1014"/>
        </table:table-row>
        <table:table-row table:style-name="ro3">
          <table:table-cell office:value-type="string">
            <text:p>KFarm_14</text:p>
          </table:table-cell>
          <table:table-cell office:value-type="string">
            <text:p>Farm 41</text:p>
          </table:table-cell>
          <table:table-cell office:value-type="string">
            <text:p>Kebbi</text:p>
          </table:table-cell>
          <table:table-cell office:value-type="string">
            <text:p>Small scale</text:p>
          </table:table-cell>
          <table:table-cell office:value-type="string">
            <text:p>layers</text:p>
          </table:table-cell>
          <table:table-cell office:value-type="float" office:value="3250">
            <text:p>3250</text:p>
          </table:table-cell>
          <table:table-cell office:value-type="float" office:value="24">
            <text:p>24</text:p>
          </table:table-cell>
          <table:table-cell office:value-type="float" office:value="21.5">
            <text:p>21,5</text:p>
          </table:table-cell>
          <table:table-cell table:number-columns-repeated="2" office:value-type="string">
            <text:p>Sensitive</text:p>
          </table:table-cell>
          <table:table-cell table:number-columns-repeated="101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AMU.$A$1" table:cell-range-address="$'Farm summary'.$A$1:.$J$42"/>
        </table:named-expressions>
      </table:table>
      <table:named-expressions/>
      <table:database-ranges>
        <table:database-range table:name="_xlnm._FilterDatabase" table:target-range-address="'Farm summary'.A1:'Farm summary'.J4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da" number:country="DK">
      <number:number number:min-integer-digits="1"/>
    </number:number-style>
    <number:number-style style:name="N106">
      <number:number number:decimal-places="1" number:min-integer-digits="1"/>
    </number:number-style>
    <number:number-style style:name="N8106P0" style:volatile="true" number:language="da" number:country="DK">
      <number:text>kr </number:text>
      <number:number number:decimal-places="0" number:min-integer-digits="1" number:grouping="true"/>
    </number:number-style>
    <number:number-style style:name="N8106" number:language="da" number:country="DK">
      <number:text>kr 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da" number:country="DK">
      <number:text>kr </number:text>
      <number:number number:decimal-places="0" number:min-integer-digits="1" number:grouping="true"/>
    </number:number-style>
    <number:number-style style:name="N8107" number:language="da" number:country="DK">
      <style:text-properties fo:color="#ff0000"/>
      <number:text>k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da" number:country="DK">
      <number:text>kr </number:text>
      <number:number number:decimal-places="2" number:min-integer-digits="1" number:grouping="true"/>
    </number:number-style>
    <number:number-style style:name="N8108" number:language="da" number:country="DK">
      <number:text>kr 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da" number:country="DK">
      <number:text>kr </number:text>
      <number:number number:decimal-places="2" number:min-integer-digits="1" number:grouping="true"/>
    </number:number-style>
    <number:number-style style:name="N8109" number:language="da" number:country="DK">
      <style:text-properties fo:color="#ff0000"/>
      <number:text>kr -</number:text>
      <number:number number:decimal-places="2" number:min-integer-digits="1" number:grouping="true"/>
      <style:map style:condition="value()&gt;=0" style:apply-style-name="N8109P0"/>
    </number:number-style>
    <number:date-style style:name="N8110" number:language="da" number:country="DK">
      <number:day number:style="long"/>
      <number:text>-</number:text>
      <number:month number:textual="true"/>
      <number:text>-</number:text>
      <number:year/>
    </number:date-style>
    <number:date-style style:name="N8111" number:language="da" number:country="DK">
      <number:month number:textual="true"/>
      <number:text>-</number:text>
      <number:year/>
    </number:date-style>
    <number:time-style style:name="N8112" number:language="da" number:country="DK">
      <number:hours/>
      <number:text>:</number:text>
      <number:minutes number:style="long"/>
      <number:text> </number:text>
      <number:am-pm/>
    </number:time-style>
    <number:time-style style:name="N8113" number:language="da" number:country="DK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4" number:language="da" number:country="DK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8115P0" style:volatile="true" number:language="da" number:country="DK">
      <number:number number:decimal-places="0" number:min-integer-digits="1" number:grouping="true"/>
    </number:number-style>
    <number:number-style style:name="N8115" number:language="da" number:country="DK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da" number:country="DK">
      <number:number number:decimal-places="0" number:min-integer-digits="1" number:grouping="true"/>
    </number:number-style>
    <number:number-style style:name="N8116" number:language="da" number:country="DK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da" number:country="DK">
      <number:number number:decimal-places="2" number:min-integer-digits="1" number:grouping="true"/>
    </number:number-style>
    <number:number-style style:name="N8117" number:language="da" number:country="DK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da" number:country="DK">
      <number:number number:decimal-places="2" number:min-integer-digits="1" number:grouping="true"/>
    </number:number-style>
    <number:number-style style:name="N8118" number:language="da" number:country="DK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da" number:country="DK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da" number:country="DK">
      <number:text> -</number:text>
      <number:number number:decimal-places="0" number:min-integer-digits="1" number:grouping="true"/>
      <number:text> </number:text>
    </number:number-style>
    <number:number-style style:name="N8119P2" style:volatile="true" number:language="da" number:country="DK">
      <number:text> - </number:text>
    </number:number-style>
    <number:text-style style:name="N8119" number:language="da" number:country="DK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da" number:country="DK">
      <number:text> kr </number:text>
      <number:number number:decimal-places="0" number:min-integer-digits="1" number:grouping="true"/>
      <number:text> </number:text>
    </number:number-style>
    <number:number-style style:name="N8120P1" style:volatile="true" number:language="da" number:country="DK">
      <number:text> kr -</number:text>
      <number:number number:decimal-places="0" number:min-integer-digits="1" number:grouping="true"/>
      <number:text> </number:text>
    </number:number-style>
    <number:number-style style:name="N8120P2" style:volatile="true" number:language="da" number:country="DK">
      <number:text> kr - </number:text>
    </number:number-style>
    <number:text-style style:name="N8120" number:language="da" number:country="DK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a" number:country="DK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da" number:country="DK">
      <number:text> -</number:text>
      <number:number number:decimal-places="2" number:min-integer-digits="1" number:grouping="true"/>
      <number:text> </number:text>
    </number:number-style>
    <number:number-style style:name="N8121P2" style:volatile="true" number:language="da" number:country="DK">
      <number:text> -</number:text>
      <number:number number:decimal-places="0" number:min-integer-digits="0"/>
      <number:text> </number:text>
    </number:number-style>
    <number:text-style style:name="N8121" number:language="da" number:country="DK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a" number:country="DK">
      <number:text> kr </number:text>
      <number:number number:decimal-places="2" number:min-integer-digits="1" number:grouping="true"/>
      <number:text> </number:text>
    </number:number-style>
    <number:number-style style:name="N8122P1" style:volatile="true" number:language="da" number:country="DK">
      <number:text> kr -</number:text>
      <number:number number:decimal-places="2" number:min-integer-digits="1" number:grouping="true"/>
      <number:text> </number:text>
    </number:number-style>
    <number:number-style style:name="N8122P2" style:volatile="true" number:language="da" number:country="DK">
      <number:text> kr -</number:text>
      <number:number number:decimal-places="0" number:min-integer-digits="0"/>
      <number:text> </number:text>
    </number:number-style>
    <number:text-style style:name="N8122" number:language="da" number:country="DK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da" number:country="DK">
      <number:minutes number:style="long"/>
      <number:text>:</number:text>
      <number:seconds number:style="long"/>
    </number:time-style>
    <number:time-style style:name="N8124" number:language="da" number:country="DK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da" number:country="DK">
      <number:minutes number:style="long"/>
      <number:text>:</number:text>
      <number:seconds number:style="long" number:decimal-places="1"/>
    </number:time-style>
    <number:number-style style:name="N8126" number:language="da" number:country="DK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5">25-02-2021</text:date>, <text:time>12:2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MU" style:display-name="PageStyle_AM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rm_20_summary" style:display-name="PageStyle_Farm summary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21-02-25T12:24:46.56</dc:date>
    <dc:creator>David Oseguera Montiel</dc:creator>
    <meta:editing-duration>PT3H12M31S</meta:editing-duration>
    <meta:editing-cycles>1</meta:editing-cycles>
    <meta:document-statistic meta:table-count="2" meta:cell-count="3613" meta:object-count="0"/>
  </office:meta>
</office:document-meta>
</file>